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.0382in" fo:border="none"/>
    </style:style>
    <style:style style:name="Table3.B1" style:family="table-cell">
      <style:table-cell-properties fo:padding="0.0382in" fo:border="none"/>
    </style:style>
    <style:style style:name="Table3.C1" style:family="table-cell">
      <style:table-cell-properties style:vertical-align="bottom" fo:padding="0.0382in" fo:border="none"/>
    </style:style>
    <style:style style:name="Table4" style:family="table">
      <style:table-properties style:width="6.4674in" fo:margin-left="0.1417in" fo:margin-right="0.316in" table:align="margins" style:writing-mode="lr-tb"/>
    </style:style>
    <style:style style:name="Table4.A" style:family="table-column">
      <style:table-column-properties style:column-width="0.4083in" style:rel-column-width="4137*"/>
    </style:style>
    <style:style style:name="Table4.B" style:family="table-column">
      <style:table-column-properties style:column-width="6.059in" style:rel-column-width="61398*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075in" fo:margin-left="-0.075in" table:align="left" style:writing-mode="lr-tb"/>
    </style:style>
    <style:style style:name="Table5.A" style:family="table-column">
      <style:table-column-properties style:column-width="3.075in"/>
    </style:style>
    <style:style style:name="Table5.B" style:family="table-column">
      <style:table-column-properties style:column-width="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" style:family="table">
      <style:table-properties style:width="6.075in" fo:margin-left="-0.075in" table:align="left" style:writing-mode="lr-tb"/>
    </style:style>
    <style:style style:name="Table6.A" style:family="table-column">
      <style:table-column-properties style:column-width="3.075in"/>
    </style:style>
    <style:style style:name="Table6.B" style:family="table-column">
      <style:table-column-properties style:column-width="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6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6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7" style:family="table">
      <style:table-properties style:width="6.075in" fo:margin-left="-0.075in" table:align="left" style:writing-mode="lr-tb"/>
    </style:style>
    <style:style style:name="Table7.A" style:family="table-column">
      <style:table-column-properties style:column-width="6.07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7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" style:family="table">
      <style:table-properties style:width="6.075in" fo:margin-left="-0.075in" table:align="left" style:writing-mode="lr-tb"/>
    </style:style>
    <style:style style:name="Table8.A" style:family="table-column">
      <style:table-column-properties style:column-width="3.075in"/>
    </style:style>
    <style:style style:name="Table8.B" style:family="table-column">
      <style:table-column-properties style:column-width="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8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8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9" style:family="table">
      <style:table-properties style:width="6.075in" fo:margin-left="-0.075in" table:align="left" style:writing-mode="lr-tb"/>
    </style:style>
    <style:style style:name="Table9.A" style:family="table-column">
      <style:table-column-properties style:column-width="6.07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9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0" style:family="table">
      <style:table-properties style:width="6.075in" fo:margin-left="-0.075in" table:align="left" style:writing-mode="lr-tb"/>
    </style:style>
    <style:style style:name="Table10.A" style:family="table-column">
      <style:table-column-properties style:column-width="6.075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1" style:family="table">
      <style:table-properties style:width="6.075in" fo:margin-left="-0.075in" table:align="left" style:writing-mode="lr-tb"/>
    </style:style>
    <style:style style:name="Table11.A" style:family="table-column">
      <style:table-column-properties style:column-width="6.075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2" style:family="table">
      <style:table-properties style:width="6.075in" fo:margin-left="-0.075in" table:align="left" style:writing-mode="lr-tb"/>
    </style:style>
    <style:style style:name="Table12.A" style:family="table-column">
      <style:table-column-properties style:column-width="6.075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" style:family="table">
      <style:table-properties style:width="6.075in" fo:margin-left="-0.075in" table:align="left" style:writing-mode="lr-tb"/>
    </style:style>
    <style:style style:name="Table13.A" style:family="table-column">
      <style:table-column-properties style:column-width="3.075in"/>
    </style:style>
    <style:style style:name="Table13.B" style:family="table-column">
      <style:table-column-properties style:column-width="3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3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3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4" style:family="table">
      <style:table-properties style:width="6.075in" fo:margin-left="-0.075in" table:align="left" style:writing-mode="lr-tb"/>
    </style:style>
    <style:style style:name="Table14.A" style:family="table-column">
      <style:table-column-properties style:column-width="6.075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4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" style:family="table">
      <style:table-properties style:width="6.075in" fo:margin-left="-0.075in" table:align="left" style:writing-mode="lr-tb"/>
    </style:style>
    <style:style style:name="Table15.A" style:family="table-column">
      <style:table-column-properties style:column-width="3.075in"/>
    </style:style>
    <style:style style:name="Table15.B" style:family="table-column">
      <style:table-column-properties style:column-width="3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5.A2" style:family="table-cell">
      <style:table-cell-properties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5.B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6" style:family="table">
      <style:table-properties style:width="6.075in" fo:margin-left="-0.075in" table:align="left" style:writing-mode="lr-tb"/>
    </style:style>
    <style:style style:name="Table16.A" style:family="table-column">
      <style:table-column-properties style:column-width="6.075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middle" fo:background-color="#eae9ff" fo:padding-left="0.075in" fo:padding-right="0.075in" fo:padding-top="0in" fo:padding-bottom="0in" fo:border="0.0139in solid #6d6d6d">
        <style:background-image/>
      </style:table-cell-properties>
    </style:style>
    <style:style style:name="Table16.A2" style:family="table-cell">
      <style:table-cell-properties style:vertical-align="middle" fo:background-color="#ffffff" fo:padding-left="0.075in" fo:padding-right="0.075in" fo:padding-top="0in" fo:padding-bottom="0in" fo:border="0.0139in solid #6d6d6d">
        <style:background-image/>
      </style:table-cell-properties>
    </style:style>
    <style:style style:name="Table17" style:family="table">
      <style:table-properties style:width="6.075in" fo:margin-left="-0.075in" table:align="left" style:writing-mode="lr-tb"/>
    </style:style>
    <style:style style:name="Table17.A" style:family="table-column">
      <style:table-column-properties style:column-width="6.075in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8" style:family="table">
      <style:table-properties style:width="6.075in" fo:margin-left="-0.075in" table:align="left" style:writing-mode="lr-tb"/>
    </style:style>
    <style:style style:name="Table18.A" style:family="table-column">
      <style:table-column-properties style:column-width="6.075in"/>
    </style:style>
    <style:style style:name="Table18.1" style:family="table-row">
      <style:table-row-properties style:keep-together="true" fo:keep-together="auto"/>
    </style:style>
    <style:style style:name="Table18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9" style:family="table">
      <style:table-properties style:width="6.075in" fo:margin-left="-0.075in" table:align="left" style:writing-mode="lr-tb"/>
    </style:style>
    <style:style style:name="Table19.A" style:family="table-column">
      <style:table-column-properties style:column-width="6.075in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middle" fo:background-color="#c0bdff" fo:padding-left="0.075in" fo:padding-right="0.075in" fo:padding-top="0in" fo:padding-bottom="0in" fo:border="0.0139in solid #6d6d6d">
        <style:background-image/>
      </style:table-cell-properties>
    </style:style>
    <style:style style:name="Table1" style:family="table">
      <style:table-properties style:width="6.7326in" fo:margin-left="0in" fo:margin-right="0.1924in" table:align="margins"/>
    </style:style>
    <style:style style:name="Table1.A" style:family="table-column">
      <style:table-column-properties style:column-width="1.5792in" style:rel-column-width="15371*"/>
    </style:style>
    <style:style style:name="Table1.B" style:family="table-column">
      <style:table-column-properties style:column-width="0.9778in" style:rel-column-width="9517*"/>
    </style:style>
    <style:style style:name="Table1.C" style:family="table-column">
      <style:table-column-properties style:column-width="4.1757in" style:rel-column-width="40647*"/>
    </style:style>
    <style:style style:name="Table1.A1" style:family="table-cell" style:data-style-name="N5100">
      <style:table-cell-properties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 style:data-style-name="N5100">
      <style:table-cell-properties fo:background-color="#666666" fo:padding="0.0382in" fo:border="0.0007in solid #000000">
        <style:background-image/>
      </style:table-cell-properties>
    </style:style>
    <style:style style:name="Table1.A2" style:family="table-cell" style:data-style-name="N5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B3" style:family="table-cell" style:data-style-name="N50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.C4" style:family="table-cell" style:data-style-name="N50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B" style:family="table-column">
      <style:table-column-properties style:column-width="2.5965in" style:rel-column-width="24575*"/>
    </style:style>
    <style:style style:name="Table2.C" style:family="table-column">
      <style:table-column-properties style:column-width="2.5972in" style:rel-column-width="24577*"/>
    </style:style>
    <style:style style:name="Table2.A1" style:family="table-cell">
      <style:table-cell-properties style:vertical-align="middle" fo:background-color="#66666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C1" style:family="table-cell">
      <style:table-cell-properties style:vertical-align="middle" fo:background-color="#666666" fo:padding="0.0382in" fo:border="0.0007in solid #000000">
        <style:background-image/>
      </style:table-cell-properties>
    </style:style>
    <style:style style:name="Table2.A2" style:family="table-cell" style:data-style-name="N100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 style:data-style-name="N100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 fo:break-before="page"/>
      <style:text-properties style:font-name="Georgia"/>
    </style:style>
    <style:style style:name="P2" style:family="paragraph" style:parent-style-name="Text_20_body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3" style:family="paragraph" style:parent-style-name="Standard">
      <style:paragraph-properties fo:break-before="page"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Georgia"/>
    </style:style>
    <style:style style:name="P5" style:family="paragraph" style:parent-style-name="Text_20_body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style:font-name="Georgia" fo:font-size="24pt" style:font-size-asian="24pt" style:font-size-complex="24pt"/>
    </style:style>
    <style:style style:name="P7" style:family="paragraph" style:parent-style-name="Text_20_body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8" style:family="paragraph" style:parent-style-name="Text_20_body">
      <style:paragraph-properties fo:text-align="start" style:justify-single-word="false"/>
      <style:text-properties style:font-name="Georgia" fo:font-style="normal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Standard">
      <style:paragraph-properties fo:text-align="end" style:justify-single-word="false" style:text-autospace="none"/>
      <style:text-properties fo:color="#9a9a9a" style:font-name="BitstreamVeraSansMono-Roman" fo:font-size="7pt" style:font-name-asian="BitstreamVeraSansMono-Roman" style:font-size-asian="7pt" style:font-name-complex="BitstreamVeraSansMono-Roman" style:font-size-complex="7pt"/>
    </style:style>
    <style:style style:name="P11" style:family="paragraph" style:parent-style-name="Standard">
      <style:paragraph-properties style:text-autospace="none"/>
    </style:style>
    <style:style style:name="P12" style:family="paragraph" style:parent-style-name="Standard">
      <style:paragraph-properties style:text-autospace="none"/>
      <style:text-properties style:use-window-font-color="true" style:font-name="BitstreamVeraSansMono-Roman" fo:font-size="7pt" fo:font-weight="normal" style:font-name-asian="BitstreamVeraSansMono-Roman" style:font-size-asian="7pt" style:font-weight-asian="normal" style:font-name-complex="BitstreamVeraSansMono-Roman" style:font-size-complex="7pt" style:font-weight-complex="normal"/>
    </style:style>
    <style:style style:name="P13" style:family="paragraph" style:parent-style-name="Standard">
      <style:paragraph-properties style:text-autospace="none"/>
      <style:text-properties style:use-window-font-color="true" style:font-name="BitstreamVeraSansMono-Roman" fo:font-size="7pt" fo:font-style="normal" fo:font-weight="normal" style:font-name-asian="BitstreamVeraSansMono-Roman" style:font-size-asian="7pt" style:font-style-asian="normal" style:font-weight-asian="normal" style:font-name-complex="BitstreamVeraSansMono-Roman" style:font-size-complex="7pt" style:font-style-complex="normal" style:font-weight-complex="normal"/>
    </style:style>
    <style:style style:name="P14" style:family="paragraph" style:parent-style-name="Standard">
      <style:paragraph-properties style:text-autospace="none"/>
      <style:text-properties style:use-window-font-color="true" style:font-name="BitstreamVeraSansMono-Bold" fo:font-size="7pt" fo:font-style="normal" fo:font-weight="bold" style:font-name-asian="BitstreamVeraSansMono-Bold" style:font-size-asian="7pt" style:font-style-asian="normal" style:font-weight-asian="bold" style:font-name-complex="BitstreamVeraSansMono-Bold" style:font-size-complex="7pt" style:font-style-complex="normal" style:font-weight-complex="bold"/>
    </style:style>
    <style:style style:name="P15" style:family="paragraph" style:parent-style-name="Standard">
      <style:paragraph-properties style:text-autospace="none"/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P16" style:family="paragraph" style:parent-style-name="Standard">
      <style:paragraph-properties fo:text-align="end" style:justify-single-word="false" style:text-autospace="none"/>
      <style:text-properties style:use-window-font-color="true" style:font-name="Courier" fo:font-size="10pt" fo:font-weight="normal" style:font-name-asian="Courier" style:font-size-asian="10pt" style:font-weight-asian="normal" style:font-name-complex="Courier" style:font-size-complex="10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19" style:family="paragraph" style:parent-style-name="Standard">
      <style:paragraph-properties style:text-autospace="none"/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use-window-font-color="true" style:font-name="Times-Roman" fo:font-size="15pt" fo:font-weight="normal" style:font-name-asian="Times-Roman" style:font-size-asian="15pt" style:font-weight-asian="normal" style:font-name-complex="Times-Roman" style:font-size-complex="15pt" style:font-weight-complex="normal"/>
    </style:style>
    <style:style style:name="P21" style:family="paragraph" style:parent-style-name="Standard">
      <style:paragraph-properties style:text-autospace="none"/>
      <style:text-properties fo:color="#878873" style:font-name="BitstreamVeraSansMono-Oblique" fo:font-size="7pt" fo:font-style="italic" fo:font-weight="normal" style:font-name-asian="BitstreamVeraSansMono-Oblique" style:font-size-asian="7pt" style:font-style-asian="italic" style:font-weight-asian="normal" style:font-name-complex="BitstreamVeraSansMono-Oblique" style:font-size-complex="7pt" style:font-style-complex="italic" style:font-weight-complex="normal"/>
    </style:style>
    <style:style style:name="P2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3" style:family="paragraph" style:parent-style-name="Standard">
      <style:text-properties style:font-name="Georgia"/>
    </style:style>
    <style:style style:name="P24" style:family="paragraph" style:parent-style-name="Standard">
      <style:text-properties style:font-name="Georgia" fo:font-size="8pt" style:font-size-asian="7pt" style:font-size-complex="8pt"/>
    </style:style>
    <style:style style:name="P25" style:family="paragraph" style:parent-style-name="Standard">
      <style:text-properties style:font-name="Georgia" fo:font-size="12pt" style:font-size-asian="12pt" style:font-size-complex="12pt"/>
    </style:style>
    <style:style style:name="P26" style:family="paragraph" style:parent-style-name="Standard">
      <style:text-properties style:font-name="Georgia" fo:font-size="10pt" style:font-size-asian="10pt" style:font-size-complex="10pt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29" style:family="paragraph" style:parent-style-name="Standard">
      <style:paragraph-properties fo:margin-top="0in" fo:margin-bottom="0.1252in" style:text-autospace="none"/>
      <style:text-properties style:use-window-font-color="true" style:font-name="Times-Roman" fo:font-size="9pt" fo:font-weight="bold" style:font-name-asian="Times-Roman" style:font-size-asian="9pt" style:font-weight-asian="bold" style:font-name-complex="Times-Roman" style:font-size-complex="9pt" style:font-weight-complex="bold"/>
    </style:style>
    <style:style style:name="P30" style:family="paragraph" style:parent-style-name="Standard">
      <style:paragraph-properties fo:margin-top="0in" fo:margin-bottom="0.0555in" style:text-autospace="none"/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Georgia"/>
    </style:style>
    <style:style style:name="P32" style:family="paragraph" style:parent-style-name="Table_20_Contents">
      <style:paragraph-properties fo:margin-top="0.0598in" fo:margin-bottom="0.0598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top="0.0402in" fo:margin-bottom="0.0402in" fo:text-align="center" style:justify-single-word="false"/>
      <style:text-properties fo:color="#ffffff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top="0.0402in" fo:margin-bottom="0.0402in"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top="0.0402in" fo:margin-bottom="0.0402in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style:text-autospace="none"/>
      <style:text-properties fo:color="#878873" style:font-name="BitstreamVeraSansMono-Oblique" fo:font-size="7pt" fo:font-style="italic" fo:font-weight="normal" style:font-name-asian="BitstreamVeraSansMono-Oblique" style:font-size-asian="7pt" style:font-style-asian="italic" style:font-weight-asian="normal" style:font-name-complex="BitstreamVeraSansMono-Oblique" style:font-size-complex="7pt" style:font-style-complex="italic" style:font-weight-complex="normal"/>
    </style:style>
    <style:style style:name="P37" style:family="paragraph" style:parent-style-name="Heading_20_1">
      <style:paragraph-properties fo:text-align="center" style:justify-single-word="false"/>
      <style:text-properties style:font-name="Georgia" fo:font-size="18pt" style:font-size-asian="18pt" style:font-size-complex="18pt"/>
    </style:style>
    <style:style style:name="P38" style:family="paragraph" style:parent-style-name="Heading_20_1">
      <style:paragraph-properties fo:text-align="center" style:justify-single-word="false"/>
      <style:text-properties style:font-name="Georgia" fo:font-size="48pt" style:font-size-asian="48pt" style:font-size-complex="48pt"/>
    </style:style>
    <style:style style:name="P39" style:family="paragraph" style:parent-style-name="Heading_20_2">
      <style:paragraph-properties fo:text-align="center" style:justify-single-word="false"/>
      <style:text-properties style:font-name="Georgia" fo:font-style="normal" style:font-style-asian="normal" style:font-style-complex="normal"/>
    </style:style>
    <style:style style:name="P40" style:family="paragraph" style:parent-style-name="Heading_20_2">
      <style:paragraph-properties fo:text-align="center" style:justify-single-word="false" fo:break-before="page"/>
      <style:text-properties style:font-name="Georgia" fo:font-style="normal" style:font-style-asian="normal" style:font-style-complex="normal"/>
    </style:style>
    <style:style style:name="P41" style:family="paragraph" style:parent-style-name="Heading_20_3">
      <style:text-properties style:font-name="Georgi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/>
    </style:style>
    <style:style style:name="T4" style:family="text">
      <style:text-properties style:use-window-font-color="true" style:font-name="BitstreamVeraSansMono-Bold" fo:font-weight="bold" style:font-name-asian="BitstreamVeraSansMono-Bold" style:font-weight-asian="bold" style:font-name-complex="BitstreamVeraSansMono-Bold" style:font-weight-complex="bold"/>
    </style:style>
    <style:style style:name="T5" style:family="text">
      <style:text-properties style:use-window-font-color="true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6" style:family="text">
      <style:text-properties style:use-window-font-color="true" style:font-name="BitstreamVeraSansMono-Roman" fo:font-weight="normal" style:font-name-asian="BitstreamVeraSansMono-Roman" style:font-weight-asian="normal" style:font-name-complex="BitstreamVeraSansMono-Roman" style:font-weight-complex="normal"/>
    </style:style>
    <style:style style:name="T7" style:family="text">
      <style:text-properties style:use-window-font-color="true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8" style:family="text">
      <style:text-properties style:use-window-font-color="true" style:font-name="Times-Roman" fo:font-size="13pt" fo:font-weight="bold" style:font-name-asian="Times-Roman" style:font-size-asian="13pt" style:font-weight-asian="bold" style:font-name-complex="Times-Roman" style:font-size-complex="13pt" style:font-weight-complex="bold"/>
    </style:style>
    <style:style style:name="T9" style:family="text"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T10" style:family="text">
      <style:text-properties style:use-window-font-color="true" style:font-name="Times-Roman" fo:font-size="9pt" fo:font-weight="normal" style:font-name-asian="Times-Roman" style:font-size-asian="9pt" style:font-weight-asian="normal" style:font-name-complex="Times-Roman" style:font-size-complex="9pt" style:font-weight-complex="normal"/>
    </style:style>
    <style:style style:name="T11" style:family="text">
      <style:text-properties style:use-window-font-color="true" style:font-name="Courier" fo:font-size="9pt" fo:font-weight="normal" style:font-name-asian="Courier" style:font-size-asian="9pt" style:font-weight-asian="normal" style:font-name-complex="Courier" style:font-size-complex="9pt" style:font-weight-complex="normal"/>
    </style:style>
    <style:style style:name="T12" style:family="text">
      <style:text-properties style:use-window-font-color="true" style:font-name="Courier-Bold" fo:font-size="9pt" fo:font-weight="bold" style:font-name-asian="Courier-Bold" style:font-size-asian="9pt" style:font-weight-asian="bold" style:font-name-complex="Courier-Bold" style:font-size-complex="9pt" style:font-weight-complex="bold"/>
    </style:style>
    <style:style style:name="T13" style:family="text">
      <style:text-properties fo:color="#354079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4" style:family="text">
      <style:text-properties fo:color="#878873" style:font-name="BitstreamVeraSansMono-Oblique" fo:font-style="italic" fo:font-weight="normal" style:font-name-asian="BitstreamVeraSansMono-Oblique" style:font-style-asian="italic" style:font-weight-asian="normal" style:font-name-complex="BitstreamVeraSansMono-Oblique" style:font-style-complex="italic" style:font-weight-complex="normal"/>
    </style:style>
    <style:style style:name="T15" style:family="text">
      <style:text-properties fo:color="#1f8888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6" style:family="text">
      <style:text-properties fo:color="#820000" style:font-name="BitstreamVeraSansMono-Bold" fo:font-style="normal" fo:font-weight="bold" style:font-name-asian="BitstreamVeraSansMono-Bold" style:font-style-asian="normal" style:font-weight-asian="bold" style:font-name-complex="BitstreamVeraSansMono-Bold" style:font-style-complex="normal" style:font-weight-complex="bold"/>
    </style:style>
    <style:style style:name="T17" style:family="text">
      <style:text-properties fo:color="#196e6d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8" style:family="text">
      <style:text-properties fo:color="#cc0034" style:font-name="BitstreamVeraSansMono-Roman" fo:font-style="normal" fo:font-weight="normal" style:font-name-asian="BitstreamVeraSansMono-Roman" style:font-style-asian="normal" style:font-weight-asian="normal" style:font-name-complex="BitstreamVeraSansMono-Roman" style:font-style-complex="normal" style:font-weight-complex="normal"/>
    </style:style>
    <style:style style:name="T19" style:family="text">
      <style:text-properties style:font-name="Georgia"/>
    </style:style>
    <style:style style:name="T20" style:family="text">
      <style:text-properties style:font-name="BitstreamVeraSansMono-Oblique"/>
    </style:style>
    <number:text-style style:name="N100">
      <number:text-content/>
    </number:tex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/>
      <text:h text:style-name="P37" text:outline-level="1"><text:line-break/>Data Structures 0368-2158</text:h>
      <text:p text:style-name="P5">Semester 2011/a</text:p>
      <text:p text:style-name="P5">Project 1</text:p>
      <text:p text:style-name="P6"/>
      <text:p text:style-name="P6"/>
      <text:h text:style-name="P38" text:outline-level="1"><text:span text:style-name="T2">Awesome</text:span><text:line-break/>Red-Black<text:line-break/>Tree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1">Amir Moualem</text:p>
            <text:p text:style-name="P31"><text:a xlink:type="simple" xlink:href="mailto:amirmoua@mail.tau.ac.il">amirmoua@mail.tau.ac.il</text:a></text:p>
            <text:p text:style-name="P31">ID 300170800</text:p>
            <text:p text:style-name="P31"/>
            <text:p text:style-name="P31">Sagie Maoz</text:p>
            <text:p text:style-name="P31"><text:a xlink:type="simple" xlink:href="mailto:sagiemao@mail.tau.ac.il">sagiemao@mail.tau.ac.il</text:a></text:p>
            <text:p text:style-name="P31">ID 021526025</text:p>
          </table:table-cell>
          <table:table-cell table:style-name="Table3.B1" office:value-type="string">
            <text:p text:style-name="P31"/>
          </table:table-cell>
          <table:table-cell table:style-name="Table3.C1" office:value-type="string">
            <text:p text:style-name="P31">December 29<text:span text:style-name="T3">th</text:span>, 2011</text:p>
          </table:table-cell>
        </table:table-row>
      </table:table>
      <text:p text:style-name="P4"/>
      <text:p text:style-name="P1"/>
      <text:h text:style-name="P39" text:outline-level="2">Program Code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1</text:p>
            <text:p text:style-name="P10">2</text:p>
            <text:p text:style-name="P10">3</text:p>
            <text:p text:style-name="P10">4</text:p>
            <text:p text:style-name="P10">5</text:p>
            <text:p text:style-name="P10">6</text:p>
            <text:p text:style-name="P10">7</text:p>
            <text:p text:style-name="P10">8</text:p>
            <text:p text:style-name="P10">9</text:p>
            <text:p text:style-name="P10">10</text:p>
            <text:p text:style-name="P10">11</text:p>
            <text:p text:style-name="P10">12</text:p>
            <text:p text:style-name="P10">13</text:p>
            <text:p text:style-name="P10">14</text:p>
            <text:p text:style-name="P10">15</text:p>
            <text:p text:style-name="P10">16</text:p>
            <text:p text:style-name="P10">17</text:p>
            <text:p text:style-name="P10">18</text:p>
            <text:p text:style-name="P10">19</text:p>
            <text:p text:style-name="P10">20</text:p>
            <text:p text:style-name="P10">21</text:p>
            <text:p text:style-name="P10">22</text:p>
            <text:p text:style-name="P10">23</text:p>
            <text:p text:style-name="P10">24</text:p>
            <text:p text:style-name="P10">25</text:p>
            <text:p text:style-name="P10">26</text:p>
            <text:p text:style-name="P10">27</text:p>
            <text:p text:style-name="P10">28</text:p>
            <text:p text:style-name="P10">29</text:p>
            <text:p text:style-name="P10">30</text:p>
            <text:p text:style-name="P10">31</text:p>
            <text:p text:style-name="P10">32</text:p>
            <text:p text:style-name="P10">33</text:p>
            <text:p text:style-name="P10">34</text:p>
            <text:p text:style-name="P10">35</text:p>
            <text:p text:style-name="P10">36</text:p>
            <text:p text:style-name="P10">37</text:p>
            <text:p text:style-name="P10">38</text:p>
            <text:p text:style-name="P10">39</text:p>
            <text:p text:style-name="P10">40</text:p>
            <text:p text:style-name="P10">41</text:p>
            <text:p text:style-name="P10">42</text:p>
            <text:p text:style-name="P10">43</text:p>
            <text:p text:style-name="P10">44</text:p>
            <text:p text:style-name="P10">45</text:p>
            <text:p text:style-name="P10">46</text:p>
            <text:p text:style-name="P10">47</text:p>
            <text:p text:style-name="P10">48</text:p>
            <text:p text:style-name="P10">49</text:p>
            <text:p text:style-name="P10">50</text:p>
            <text:p text:style-name="P10">51</text:p>
            <text:p text:style-name="P10">52</text:p>
            <text:p text:style-name="P10">53</text:p>
            <text:p text:style-name="P10">54</text:p>
            <text:p text:style-name="P10">55</text:p>
            <text:p text:style-name="P10">56</text:p>
            <text:p text:style-name="P10">57</text:p>
            <text:p text:style-name="P10">58</text:p>
            <text:p text:style-name="P10">59</text:p>
            <text:p text:style-name="P10">60</text:p>
            <text:p text:style-name="P10">61</text:p>
            <text:p text:style-name="P10">62</text:p>
            <text:p text:style-name="P10">63</text:p>
            <text:p text:style-name="P10">64</text:p>
            <text:p text:style-name="P10">65</text:p>
            <text:p text:style-name="P10">66</text:p>
            <text:p text:style-name="P10">67</text:p>
            <text:p text:style-name="P10">68</text:p>
            <text:p text:style-name="P10">69</text:p>
            <text:p text:style-name="P10">70</text:p>
            <text:p text:style-name="P10">71</text:p>
            <text:p text:style-name="P10">72</text:p>
            <text:p text:style-name="P10">73</text:p>
            <text:p text:style-name="P10">74</text:p>
            <text:p text:style-name="P10">75</text:p>
            <text:p text:style-name="P10">76</text:p>
            <text:p text:style-name="P10"><text:soft-page-break/>77</text:p>
            <text:p text:style-name="P10">78</text:p>
            <text:p text:style-name="P10">79</text:p>
            <text:p text:style-name="P10">80</text:p>
            <text:p text:style-name="P10">81</text:p>
            <text:p text:style-name="P10">82</text:p>
            <text:p text:style-name="P10">83</text:p>
            <text:p text:style-name="P10">84</text:p>
            <text:p text:style-name="P10">85</text:p>
            <text:p text:style-name="P10">86</text:p>
            <text:p text:style-name="P10">87</text:p>
            <text:p text:style-name="P10">88</text:p>
            <text:p text:style-name="P10">89</text:p>
            <text:p text:style-name="P10">90</text:p>
            <text:p text:style-name="P10">91</text:p>
            <text:p text:style-name="P10">92</text:p>
            <text:p text:style-name="P10">93</text:p>
            <text:p text:style-name="P10">94</text:p>
            <text:p text:style-name="P10">95</text:p>
            <text:p text:style-name="P10">96</text:p>
            <text:p text:style-name="P10">97</text:p>
            <text:p text:style-name="P10">98</text:p>
            <text:p text:style-name="P10">99</text:p>
            <text:p text:style-name="P10">100</text:p>
            <text:p text:style-name="P10">101</text:p>
            <text:p text:style-name="P10">102</text:p>
            <text:p text:style-name="P10">103</text:p>
            <text:p text:style-name="P10">104</text:p>
            <text:p text:style-name="P10">105</text:p>
            <text:p text:style-name="P10">106</text:p>
            <text:p text:style-name="P10">107</text:p>
            <text:p text:style-name="P10">108</text:p>
            <text:p text:style-name="P10">109</text:p>
            <text:p text:style-name="P10">110</text:p>
            <text:p text:style-name="P10">111</text:p>
            <text:p text:style-name="P10">112</text:p>
            <text:p text:style-name="P10">113</text:p>
            <text:p text:style-name="P10">114</text:p>
            <text:p text:style-name="P10">115</text:p>
            <text:p text:style-name="P10">116</text:p>
            <text:p text:style-name="P10">117</text:p>
            <text:p text:style-name="P10">118</text:p>
            <text:p text:style-name="P10">119</text:p>
            <text:p text:style-name="P10"/>
            <text:p text:style-name="P10">120</text:p>
            <text:p text:style-name="P10">121</text:p>
            <text:p text:style-name="P10">122</text:p>
            <text:p text:style-name="P10">123</text:p>
            <text:p text:style-name="P10">124</text:p>
            <text:p text:style-name="P10">125</text:p>
            <text:p text:style-name="P10">126</text:p>
            <text:p text:style-name="P10">127</text:p>
            <text:p text:style-name="P10">128</text:p>
            <text:p text:style-name="P10"/>
            <text:p text:style-name="P10">129</text:p>
            <text:p text:style-name="P10">130</text:p>
            <text:p text:style-name="P10">131</text:p>
            <text:p text:style-name="P10">132</text:p>
            <text:p text:style-name="P10">133</text:p>
            <text:p text:style-name="P10">134</text:p>
            <text:p text:style-name="P10">135</text:p>
            <text:p text:style-name="P10">136</text:p>
            <text:p text:style-name="P10"/>
            <text:p text:style-name="P10">137</text:p>
            <text:p text:style-name="P10"/>
            <text:p text:style-name="P10">138</text:p>
            <text:p text:style-name="P10">139</text:p>
            <text:p text:style-name="P10">140</text:p>
            <text:p text:style-name="P10">141</text:p>
            <text:p text:style-name="P10">142</text:p>
            <text:p text:style-name="P10">143</text:p>
            <text:p text:style-name="P10">144</text:p>
            <text:p text:style-name="P10">145</text:p>
            <text:p text:style-name="P10">146</text:p>
            <text:p text:style-name="P10">147</text:p>
            <text:p text:style-name="P10">148</text:p>
            <text:p text:style-name="P10">149</text:p>
            <text:p text:style-name="P10">150</text:p>
            <text:p text:style-name="P10">151</text:p>
            <text:p text:style-name="P10"/>
            <text:p text:style-name="P10">152</text:p>
            <text:p text:style-name="P10">153</text:p>
            <text:p text:style-name="P10">154</text:p>
            <text:p text:style-name="P10"><text:soft-page-break/>155</text:p>
            <text:p text:style-name="P10">156</text:p>
            <text:p text:style-name="P10">157</text:p>
            <text:p text:style-name="P10">158</text:p>
            <text:p text:style-name="P10">159</text:p>
            <text:p text:style-name="P10"/>
            <text:p text:style-name="P10">160</text:p>
            <text:p text:style-name="P10"/>
            <text:p text:style-name="P10">161</text:p>
            <text:p text:style-name="P10">162</text:p>
            <text:p text:style-name="P10">163</text:p>
            <text:p text:style-name="P10">164</text:p>
            <text:p text:style-name="P10">165</text:p>
            <text:p text:style-name="P10">166</text:p>
            <text:p text:style-name="P10">167</text:p>
            <text:p text:style-name="P10">168</text:p>
            <text:p text:style-name="P10">169</text:p>
            <text:p text:style-name="P10">170</text:p>
            <text:p text:style-name="P10">171</text:p>
            <text:p text:style-name="P10">172</text:p>
            <text:p text:style-name="P10">173</text:p>
            <text:p text:style-name="P10">174</text:p>
            <text:p text:style-name="P10">175</text:p>
            <text:p text:style-name="P10">176</text:p>
            <text:p text:style-name="P10">177</text:p>
            <text:p text:style-name="P10">178</text:p>
            <text:p text:style-name="P10">179</text:p>
            <text:p text:style-name="P10">180</text:p>
            <text:p text:style-name="P10">181</text:p>
            <text:p text:style-name="P10">182</text:p>
            <text:p text:style-name="P10">183</text:p>
            <text:p text:style-name="P10">184</text:p>
            <text:p text:style-name="P10">185</text:p>
            <text:p text:style-name="P10">186</text:p>
            <text:p text:style-name="P10">187</text:p>
            <text:p text:style-name="P10">188</text:p>
            <text:p text:style-name="P10">189</text:p>
            <text:p text:style-name="P10">190</text:p>
            <text:p text:style-name="P10">191</text:p>
            <text:p text:style-name="P10">192</text:p>
            <text:p text:style-name="P10">193</text:p>
            <text:p text:style-name="P10">194</text:p>
            <text:p text:style-name="P10">195</text:p>
            <text:p text:style-name="P10">196</text:p>
            <text:p text:style-name="P10">197</text:p>
            <text:p text:style-name="P10">198</text:p>
            <text:p text:style-name="P10">199</text:p>
            <text:p text:style-name="P10">200</text:p>
            <text:p text:style-name="P10">201</text:p>
            <text:p text:style-name="P10">202</text:p>
            <text:p text:style-name="P10">203</text:p>
            <text:p text:style-name="P10">204</text:p>
            <text:p text:style-name="P10">205</text:p>
            <text:p text:style-name="P10">206</text:p>
            <text:p text:style-name="P10">207</text:p>
            <text:p text:style-name="P10">208</text:p>
            <text:p text:style-name="P10">209</text:p>
            <text:p text:style-name="P10">210</text:p>
            <text:p text:style-name="P10">211</text:p>
            <text:p text:style-name="P10">212</text:p>
            <text:p text:style-name="P10">213</text:p>
            <text:p text:style-name="P10">214</text:p>
            <text:p text:style-name="P10">215</text:p>
            <text:p text:style-name="P10">216</text:p>
            <text:p text:style-name="P10">217</text:p>
            <text:p text:style-name="P10">218</text:p>
            <text:p text:style-name="P10">219</text:p>
            <text:p text:style-name="P10">220</text:p>
            <text:p text:style-name="P10">221</text:p>
            <text:p text:style-name="P10">222</text:p>
            <text:p text:style-name="P10">223</text:p>
            <text:p text:style-name="P10">224</text:p>
            <text:p text:style-name="P10">225</text:p>
            <text:p text:style-name="P10">226</text:p>
            <text:p text:style-name="P10">227</text:p>
            <text:p text:style-name="P10">228</text:p>
            <text:p text:style-name="P10">229</text:p>
            <text:p text:style-name="P10">230</text:p>
            <text:p text:style-name="P10">231</text:p>
            <text:p text:style-name="P10">232</text:p>
            <text:p text:style-name="P10">233</text:p>
            <text:p text:style-name="P10">234</text:p>
            <text:p text:style-name="P10">235</text:p>
            <text:p text:style-name="P10"><text:soft-page-break/>236</text:p>
            <text:p text:style-name="P10">237</text:p>
            <text:p text:style-name="P10">238</text:p>
            <text:p text:style-name="P10">239</text:p>
            <text:p text:style-name="P10">240</text:p>
            <text:p text:style-name="P10">241</text:p>
            <text:p text:style-name="P10">242</text:p>
            <text:p text:style-name="P10">243</text:p>
            <text:p text:style-name="P10">244</text:p>
            <text:p text:style-name="P10">245</text:p>
            <text:p text:style-name="P10">246</text:p>
            <text:p text:style-name="P10">247</text:p>
            <text:p text:style-name="P10">248</text:p>
            <text:p text:style-name="P10">249</text:p>
            <text:p text:style-name="P10">250</text:p>
            <text:p text:style-name="P10">251</text:p>
            <text:p text:style-name="P10">252</text:p>
            <text:p text:style-name="P10">253</text:p>
            <text:p text:style-name="P10">254</text:p>
            <text:p text:style-name="P10">255</text:p>
            <text:p text:style-name="P10">256</text:p>
            <text:p text:style-name="P10">257</text:p>
            <text:p text:style-name="P10">258</text:p>
            <text:p text:style-name="P10">259</text:p>
            <text:p text:style-name="P10">260</text:p>
            <text:p text:style-name="P10">261</text:p>
            <text:p text:style-name="P10">262</text:p>
            <text:p text:style-name="P10">263</text:p>
            <text:p text:style-name="P10">264</text:p>
            <text:p text:style-name="P10">265</text:p>
            <text:p text:style-name="P10">266</text:p>
            <text:p text:style-name="P10">267</text:p>
            <text:p text:style-name="P10">268</text:p>
            <text:p text:style-name="P10">269</text:p>
            <text:p text:style-name="P10">270</text:p>
            <text:p text:style-name="P10">271</text:p>
            <text:p text:style-name="P10">272</text:p>
            <text:p text:style-name="P10">273</text:p>
            <text:p text:style-name="P10">274</text:p>
            <text:p text:style-name="P10">275</text:p>
            <text:p text:style-name="P10">276</text:p>
            <text:p text:style-name="P10">277</text:p>
            <text:p text:style-name="P10">278</text:p>
            <text:p text:style-name="P10">279</text:p>
            <text:p text:style-name="P10">280</text:p>
            <text:p text:style-name="P10">281</text:p>
            <text:p text:style-name="P10">282</text:p>
            <text:p text:style-name="P10">283</text:p>
            <text:p text:style-name="P10">284</text:p>
            <text:p text:style-name="P10">285</text:p>
            <text:p text:style-name="P10">286</text:p>
            <text:p text:style-name="P10">287</text:p>
            <text:p text:style-name="P10">288</text:p>
            <text:p text:style-name="P10">289</text:p>
            <text:p text:style-name="P10">290</text:p>
            <text:p text:style-name="P10">291</text:p>
            <text:p text:style-name="P10">292</text:p>
            <text:p text:style-name="P10">293</text:p>
            <text:p text:style-name="P10">294</text:p>
            <text:p text:style-name="P10">295</text:p>
            <text:p text:style-name="P10">296</text:p>
            <text:p text:style-name="P10">297</text:p>
            <text:p text:style-name="P10">298</text:p>
            <text:p text:style-name="P10">299</text:p>
            <text:p text:style-name="P10">300</text:p>
            <text:p text:style-name="P10">301</text:p>
            <text:p text:style-name="P10">302</text:p>
            <text:p text:style-name="P10">303</text:p>
            <text:p text:style-name="P10">304</text:p>
            <text:p text:style-name="P10">305</text:p>
            <text:p text:style-name="P10">306</text:p>
            <text:p text:style-name="P10">307</text:p>
            <text:p text:style-name="P10">308</text:p>
            <text:p text:style-name="P10">309</text:p>
            <text:p text:style-name="P10">310</text:p>
            <text:p text:style-name="P10">311</text:p>
            <text:p text:style-name="P10">312</text:p>
            <text:p text:style-name="P10">313</text:p>
            <text:p text:style-name="P10">314</text:p>
            <text:p text:style-name="P10">315</text:p>
            <text:p text:style-name="P10">316</text:p>
            <text:p text:style-name="P10">317</text:p>
            <text:p text:style-name="P10">318</text:p>
            <text:p text:style-name="P10"><text:soft-page-break/>319</text:p>
            <text:p text:style-name="P10">320</text:p>
            <text:p text:style-name="P10">321</text:p>
            <text:p text:style-name="P10">322</text:p>
            <text:p text:style-name="P10">323</text:p>
            <text:p text:style-name="P10">324</text:p>
            <text:p text:style-name="P10">325</text:p>
            <text:p text:style-name="P10">326</text:p>
            <text:p text:style-name="P10">327</text:p>
            <text:p text:style-name="P10">328</text:p>
            <text:p text:style-name="P10">329</text:p>
            <text:p text:style-name="P10">330</text:p>
            <text:p text:style-name="P10">331</text:p>
            <text:p text:style-name="P10">332</text:p>
            <text:p text:style-name="P10">333</text:p>
            <text:p text:style-name="P10">334</text:p>
            <text:p text:style-name="P10">335</text:p>
            <text:p text:style-name="P10">336</text:p>
            <text:p text:style-name="P10">337</text:p>
            <text:p text:style-name="P10">338</text:p>
            <text:p text:style-name="P10">339</text:p>
            <text:p text:style-name="P10">340</text:p>
            <text:p text:style-name="P10">341</text:p>
            <text:p text:style-name="P10">342</text:p>
            <text:p text:style-name="P10">343</text:p>
            <text:p text:style-name="P10">344</text:p>
            <text:p text:style-name="P10">345</text:p>
            <text:p text:style-name="P10">346</text:p>
            <text:p text:style-name="P10">347</text:p>
            <text:p text:style-name="P10">348</text:p>
            <text:p text:style-name="P10">349</text:p>
            <text:p text:style-name="P10">350</text:p>
            <text:p text:style-name="P10">351</text:p>
            <text:p text:style-name="P10">352</text:p>
            <text:p text:style-name="P10">353</text:p>
            <text:p text:style-name="P10">354</text:p>
            <text:p text:style-name="P10">355</text:p>
            <text:p text:style-name="P10">356</text:p>
            <text:p text:style-name="P10">357</text:p>
            <text:p text:style-name="P10">358</text:p>
            <text:p text:style-name="P10">359</text:p>
            <text:p text:style-name="P10">360</text:p>
            <text:p text:style-name="P10">361</text:p>
            <text:p text:style-name="P10">362</text:p>
            <text:p text:style-name="P10">363</text:p>
            <text:p text:style-name="P10">364</text:p>
            <text:p text:style-name="P10">365</text:p>
            <text:p text:style-name="P10">366</text:p>
            <text:p text:style-name="P10">367</text:p>
            <text:p text:style-name="P10">368</text:p>
            <text:p text:style-name="P10">369</text:p>
            <text:p text:style-name="P10">370</text:p>
            <text:p text:style-name="P10">371</text:p>
            <text:p text:style-name="P10">372</text:p>
            <text:p text:style-name="P10">373</text:p>
            <text:p text:style-name="P10">374</text:p>
            <text:p text:style-name="P10">375</text:p>
            <text:p text:style-name="P10">376</text:p>
            <text:p text:style-name="P10">377</text:p>
            <text:p text:style-name="P10">378</text:p>
            <text:p text:style-name="P10">379</text:p>
            <text:p text:style-name="P10">380</text:p>
            <text:p text:style-name="P10">381</text:p>
            <text:p text:style-name="P10">382</text:p>
            <text:p text:style-name="P10">383</text:p>
            <text:p text:style-name="P10">384</text:p>
            <text:p text:style-name="P10">385</text:p>
            <text:p text:style-name="P10">386</text:p>
            <text:p text:style-name="P10">387</text:p>
            <text:p text:style-name="P10">388</text:p>
            <text:p text:style-name="P10">389</text:p>
            <text:p text:style-name="P10">390</text:p>
            <text:p text:style-name="P10">391</text:p>
            <text:p text:style-name="P10">392</text:p>
            <text:p text:style-name="P10">393</text:p>
            <text:p text:style-name="P10">394</text:p>
            <text:p text:style-name="P10">395</text:p>
            <text:p text:style-name="P10">396</text:p>
            <text:p text:style-name="P10">397</text:p>
            <text:p text:style-name="P10">398</text:p>
            <text:p text:style-name="P10">399</text:p>
            <text:p text:style-name="P10">400</text:p>
            <text:p text:style-name="P10">401</text:p>
            <text:p text:style-name="P10"><text:soft-page-break/>402</text:p>
            <text:p text:style-name="P10">403</text:p>
            <text:p text:style-name="P10">404</text:p>
            <text:p text:style-name="P10">405</text:p>
            <text:p text:style-name="P10">406</text:p>
            <text:p text:style-name="P10">407</text:p>
            <text:p text:style-name="P10">408</text:p>
            <text:p text:style-name="P10">409</text:p>
            <text:p text:style-name="P10">410</text:p>
            <text:p text:style-name="P10">411</text:p>
            <text:p text:style-name="P10">412</text:p>
            <text:p text:style-name="P10">413</text:p>
            <text:p text:style-name="P10">414</text:p>
            <text:p text:style-name="P10">415</text:p>
            <text:p text:style-name="P10">416</text:p>
            <text:p text:style-name="P10">417</text:p>
            <text:p text:style-name="P10">418</text:p>
            <text:p text:style-name="P10">419</text:p>
            <text:p text:style-name="P10">420</text:p>
            <text:p text:style-name="P10">421</text:p>
            <text:p text:style-name="P10">422</text:p>
            <text:p text:style-name="P10">423</text:p>
            <text:p text:style-name="P10">424</text:p>
            <text:p text:style-name="P10">425</text:p>
            <text:p text:style-name="P10">426</text:p>
            <text:p text:style-name="P10">427</text:p>
            <text:p text:style-name="P10">428</text:p>
            <text:p text:style-name="P10">429</text:p>
            <text:p text:style-name="P10">430</text:p>
            <text:p text:style-name="P10">431</text:p>
            <text:p text:style-name="P10">432</text:p>
            <text:p text:style-name="P10">433</text:p>
            <text:p text:style-name="P10">434</text:p>
            <text:p text:style-name="P10">435</text:p>
            <text:p text:style-name="P10">436</text:p>
            <text:p text:style-name="P10">437</text:p>
            <text:p text:style-name="P10">438</text:p>
            <text:p text:style-name="P10">439</text:p>
            <text:p text:style-name="P10">440</text:p>
            <text:p text:style-name="P10">441</text:p>
            <text:p text:style-name="P10">442</text:p>
            <text:p text:style-name="P10">443</text:p>
            <text:p text:style-name="P10">444</text:p>
            <text:p text:style-name="P10">445</text:p>
            <text:p text:style-name="P10">446</text:p>
            <text:p text:style-name="P10">447</text:p>
            <text:p text:style-name="P10">448</text:p>
            <text:p text:style-name="P10">449</text:p>
            <text:p text:style-name="P10">450</text:p>
            <text:p text:style-name="P10">451</text:p>
            <text:p text:style-name="P10">452</text:p>
            <text:p text:style-name="P10">453</text:p>
            <text:p text:style-name="P10">454</text:p>
            <text:p text:style-name="P10">455</text:p>
            <text:p text:style-name="P10">456</text:p>
            <text:p text:style-name="P10">457</text:p>
            <text:p text:style-name="P10">458</text:p>
            <text:p text:style-name="P10">459</text:p>
            <text:p text:style-name="P10">460</text:p>
            <text:p text:style-name="P10">461</text:p>
            <text:p text:style-name="P10">462</text:p>
            <text:p text:style-name="P10">463</text:p>
            <text:p text:style-name="P10">464</text:p>
            <text:p text:style-name="P10">465</text:p>
            <text:p text:style-name="P10">466</text:p>
            <text:p text:style-name="P10">467</text:p>
            <text:p text:style-name="P10">468</text:p>
            <text:p text:style-name="P10">469</text:p>
            <text:p text:style-name="P10">470</text:p>
            <text:p text:style-name="P10">471</text:p>
            <text:p text:style-name="P10">472</text:p>
            <text:p text:style-name="P10">473</text:p>
            <text:p text:style-name="P10">474</text:p>
            <text:p text:style-name="P10">475</text:p>
            <text:p text:style-name="P10">476</text:p>
            <text:p text:style-name="P10">477</text:p>
            <text:p text:style-name="P10">478</text:p>
            <text:p text:style-name="P10">479</text:p>
            <text:p text:style-name="P10">480</text:p>
            <text:p text:style-name="P10">481</text:p>
            <text:p text:style-name="P10">482</text:p>
            <text:p text:style-name="P10">483</text:p>
            <text:p text:style-name="P10">484</text:p>
            <text:p text:style-name="P10"><text:soft-page-break/>485</text:p>
            <text:p text:style-name="P10">486</text:p>
            <text:p text:style-name="P10">487</text:p>
            <text:p text:style-name="P10">488</text:p>
            <text:p text:style-name="P10">489</text:p>
            <text:p text:style-name="P10">490</text:p>
            <text:p text:style-name="P10">491</text:p>
            <text:p text:style-name="P10">492</text:p>
            <text:p text:style-name="P10">493</text:p>
            <text:p text:style-name="P10">494</text:p>
            <text:p text:style-name="P10">495</text:p>
            <text:p text:style-name="P10">496</text:p>
            <text:p text:style-name="P10">497</text:p>
            <text:p text:style-name="P10">498</text:p>
            <text:p text:style-name="P10">499</text:p>
            <text:p text:style-name="P10">500</text:p>
            <text:p text:style-name="P10">501</text:p>
            <text:p text:style-name="P10">502</text:p>
            <text:p text:style-name="P10">503</text:p>
            <text:p text:style-name="P10">504</text:p>
            <text:p text:style-name="P10">505</text:p>
            <text:p text:style-name="P10">506</text:p>
            <text:p text:style-name="P10">507</text:p>
            <text:p text:style-name="P10">508</text:p>
            <text:p text:style-name="P10">509</text:p>
            <text:p text:style-name="P10">510</text:p>
            <text:p text:style-name="P10">511</text:p>
            <text:p text:style-name="P10">512</text:p>
            <text:p text:style-name="P10">513</text:p>
            <text:p text:style-name="P10">514</text:p>
            <text:p text:style-name="P10">515</text:p>
            <text:p text:style-name="P10">516</text:p>
            <text:p text:style-name="P10">517</text:p>
            <text:p text:style-name="P10">518</text:p>
            <text:p text:style-name="P10">519</text:p>
            <text:p text:style-name="P10">520</text:p>
            <text:p text:style-name="P10">521</text:p>
            <text:p text:style-name="P10">522</text:p>
            <text:p text:style-name="P10">523</text:p>
            <text:p text:style-name="P10">524</text:p>
            <text:p text:style-name="P10">525</text:p>
            <text:p text:style-name="P10">526</text:p>
            <text:p text:style-name="P10">527</text:p>
            <text:p text:style-name="P10">528</text:p>
            <text:p text:style-name="P10">529</text:p>
            <text:p text:style-name="P10">530</text:p>
            <text:p text:style-name="P10">531</text:p>
            <text:p text:style-name="P10">532</text:p>
            <text:p text:style-name="P10">533</text:p>
            <text:p text:style-name="P10">534</text:p>
            <text:p text:style-name="P10">535</text:p>
            <text:p text:style-name="P10">536</text:p>
            <text:p text:style-name="P10">537</text:p>
            <text:p text:style-name="P10">538</text:p>
            <text:p text:style-name="P10">539</text:p>
            <text:p text:style-name="P10">540</text:p>
            <text:p text:style-name="P10">541</text:p>
            <text:p text:style-name="P10">542</text:p>
            <text:p text:style-name="P10">543</text:p>
            <text:p text:style-name="P10">544</text:p>
            <text:p text:style-name="P10">545</text:p>
            <text:p text:style-name="P10">546</text:p>
            <text:p text:style-name="P10">547</text:p>
            <text:p text:style-name="P10">548</text:p>
            <text:p text:style-name="P10">549</text:p>
            <text:p text:style-name="P10">550</text:p>
            <text:p text:style-name="P10">551</text:p>
            <text:p text:style-name="P10">552</text:p>
            <text:p text:style-name="P10">553</text:p>
            <text:p text:style-name="P10">554</text:p>
            <text:p text:style-name="P10">555</text:p>
            <text:p text:style-name="P10">556</text:p>
            <text:p text:style-name="P10">557</text:p>
            <text:p text:style-name="P10">558</text:p>
            <text:p text:style-name="P10">559</text:p>
            <text:p text:style-name="P10">560</text:p>
            <text:p text:style-name="P10">561</text:p>
            <text:p text:style-name="P10">562</text:p>
            <text:p text:style-name="P10">563</text:p>
            <text:p text:style-name="P10">564</text:p>
            <text:p text:style-name="P10">565</text:p>
            <text:p text:style-name="P10">566</text:p>
            <text:p text:style-name="P10">567</text:p>
            <text:p text:style-name="P10"><text:soft-page-break/>568</text:p>
            <text:p text:style-name="P10">569</text:p>
            <text:p text:style-name="P10">570</text:p>
            <text:p text:style-name="P10">571</text:p>
            <text:p text:style-name="P10">572</text:p>
            <text:p text:style-name="P10">573</text:p>
            <text:p text:style-name="P10">574</text:p>
            <text:p text:style-name="P10">575</text:p>
            <text:p text:style-name="P10">576</text:p>
            <text:p text:style-name="P10">577</text:p>
            <text:p text:style-name="P10">578</text:p>
            <text:p text:style-name="P10">579</text:p>
            <text:p text:style-name="P10">580</text:p>
            <text:p text:style-name="P10">581</text:p>
            <text:p text:style-name="P10">582</text:p>
            <text:p text:style-name="P10">583</text:p>
            <text:p text:style-name="P10">584</text:p>
            <text:p text:style-name="P10">585</text:p>
            <text:p text:style-name="P10">586</text:p>
            <text:p text:style-name="P10">587</text:p>
            <text:p text:style-name="P10">588</text:p>
            <text:p text:style-name="P10">589</text:p>
            <text:p text:style-name="P10">590</text:p>
            <text:p text:style-name="P10">591</text:p>
            <text:p text:style-name="P10">592</text:p>
            <text:p text:style-name="P10">593</text:p>
            <text:p text:style-name="P10">594</text:p>
            <text:p text:style-name="P10">595</text:p>
            <text:p text:style-name="P10">596</text:p>
            <text:p text:style-name="P10">597</text:p>
            <text:p text:style-name="P10">598</text:p>
            <text:p text:style-name="P10">599</text:p>
            <text:p text:style-name="P10">600</text:p>
            <text:p text:style-name="P10">601</text:p>
            <text:p text:style-name="P10">602</text:p>
            <text:p text:style-name="P10">603</text:p>
            <text:p text:style-name="P10">604</text:p>
            <text:p text:style-name="P10">605</text:p>
            <text:p text:style-name="P10">606</text:p>
            <text:p text:style-name="P10">607</text:p>
            <text:p text:style-name="P10">608</text:p>
            <text:p text:style-name="P10">609</text:p>
            <text:p text:style-name="P10">610</text:p>
            <text:p text:style-name="P10">611</text:p>
            <text:p text:style-name="P10">612</text:p>
            <text:p text:style-name="P10">613</text:p>
            <text:p text:style-name="P10">614</text:p>
            <text:p text:style-name="P10">615</text:p>
            <text:p text:style-name="P10">616</text:p>
            <text:p text:style-name="P10">617</text:p>
            <text:p text:style-name="P10">618</text:p>
            <text:p text:style-name="P10">619</text:p>
            <text:p text:style-name="P10">620</text:p>
            <text:p text:style-name="P10">621</text:p>
            <text:p text:style-name="P10">622</text:p>
            <text:p text:style-name="P10">623</text:p>
            <text:p text:style-name="P10">624</text:p>
            <text:p text:style-name="P10">625</text:p>
            <text:p text:style-name="P10">626</text:p>
            <text:p text:style-name="P10">627</text:p>
            <text:p text:style-name="P10">628</text:p>
            <text:p text:style-name="P10">629</text:p>
            <text:p text:style-name="P10">630</text:p>
            <text:p text:style-name="P10">631</text:p>
            <text:p text:style-name="P10">632</text:p>
            <text:p text:style-name="P10">633</text:p>
            <text:p text:style-name="P10">634</text:p>
            <text:p text:style-name="P10">635</text:p>
            <text:p text:style-name="P10">636</text:p>
            <text:p text:style-name="P10">637</text:p>
            <text:p text:style-name="P10">638</text:p>
            <text:p text:style-name="P10">639</text:p>
            <text:p text:style-name="P10">640</text:p>
            <text:p text:style-name="P10">641</text:p>
            <text:p text:style-name="P10">642</text:p>
            <text:p text:style-name="P10">643</text:p>
            <text:p text:style-name="P10">644</text:p>
            <text:p text:style-name="P10">645</text:p>
            <text:p text:style-name="P10">646</text:p>
            <text:p text:style-name="P10">647</text:p>
            <text:p text:style-name="P10">648</text:p>
            <text:p text:style-name="P10">649</text:p>
            <text:p text:style-name="P10">650</text:p>
            <text:p text:style-name="P10"><text:soft-page-break/>651</text:p>
            <text:p text:style-name="P10">652</text:p>
            <text:p text:style-name="P10">653</text:p>
            <text:p text:style-name="P10">654</text:p>
            <text:p text:style-name="P10">655</text:p>
            <text:p text:style-name="P10">656</text:p>
            <text:p text:style-name="P10">657</text:p>
            <text:p text:style-name="P10">658</text:p>
            <text:p text:style-name="P10">659</text:p>
            <text:p text:style-name="P10">660</text:p>
            <text:p text:style-name="P10">661</text:p>
            <text:p text:style-name="P10">662</text:p>
            <text:p text:style-name="P10">663</text:p>
            <text:p text:style-name="P10">664</text:p>
            <text:p text:style-name="P10">665</text:p>
            <text:p text:style-name="P10">666</text:p>
            <text:p text:style-name="P10">667</text:p>
            <text:p text:style-name="P10">668</text:p>
            <text:p text:style-name="P10">669</text:p>
            <text:p text:style-name="P10">670</text:p>
            <text:p text:style-name="P10">671</text:p>
            <text:p text:style-name="P10">672</text:p>
            <text:p text:style-name="P10">673</text:p>
            <text:p text:style-name="P10">674</text:p>
            <text:p text:style-name="P10">675</text:p>
            <text:p text:style-name="P10">676</text:p>
            <text:p text:style-name="P10">677</text:p>
            <text:p text:style-name="P10">678</text:p>
            <text:p text:style-name="P10">679</text:p>
            <text:p text:style-name="P10">680</text:p>
            <text:p text:style-name="P10">681</text:p>
            <text:p text:style-name="P10">682</text:p>
            <text:p text:style-name="P10">683</text:p>
            <text:p text:style-name="P10">684</text:p>
            <text:p text:style-name="P10">685</text:p>
            <text:p text:style-name="P10">686</text:p>
            <text:p text:style-name="P10">687</text:p>
            <text:p text:style-name="P10">688</text:p>
            <text:p text:style-name="P10">689</text:p>
            <text:p text:style-name="P10">690</text:p>
            <text:p text:style-name="P10">691</text:p>
            <text:p text:style-name="P10">692</text:p>
            <text:p text:style-name="P10">693</text:p>
            <text:p text:style-name="P10">694</text:p>
            <text:p text:style-name="P10">695</text:p>
            <text:p text:style-name="P10">696</text:p>
            <text:p text:style-name="P10">697</text:p>
            <text:p text:style-name="P10">698</text:p>
            <text:p text:style-name="P10">699</text:p>
            <text:p text:style-name="P10">700</text:p>
            <text:p text:style-name="P10">701</text:p>
            <text:p text:style-name="P10">702</text:p>
            <text:p text:style-name="P10">703</text:p>
            <text:p text:style-name="P10">704</text:p>
            <text:p text:style-name="P10">705</text:p>
            <text:p text:style-name="P10">706</text:p>
            <text:p text:style-name="P10">707</text:p>
            <text:p text:style-name="P10">708</text:p>
            <text:p text:style-name="P10">709</text:p>
            <text:p text:style-name="P10">710</text:p>
            <text:p text:style-name="P10">711</text:p>
            <text:p text:style-name="P10">712</text:p>
            <text:p text:style-name="P10">713</text:p>
            <text:p text:style-name="P10">714</text:p>
            <text:p text:style-name="P10">715</text:p>
            <text:p text:style-name="P10">716</text:p>
            <text:p text:style-name="P10">717</text:p>
            <text:p text:style-name="P10">718</text:p>
            <text:p text:style-name="P10">719</text:p>
            <text:p text:style-name="P10">720</text:p>
            <text:p text:style-name="P10">721</text:p>
            <text:p text:style-name="P10">722</text:p>
            <text:p text:style-name="P10">723</text:p>
            <text:p text:style-name="P10">724</text:p>
            <text:p text:style-name="P10">725</text:p>
            <text:p text:style-name="P10">726</text:p>
            <text:p text:style-name="P10">727</text:p>
            <text:p text:style-name="P10">728</text:p>
            <text:p text:style-name="P10">729</text:p>
            <text:p text:style-name="P10">730</text:p>
            <text:p text:style-name="P10">731</text:p>
            <text:p text:style-name="P10">732</text:p>
            <text:p text:style-name="P10">733</text:p>
            <text:p text:style-name="P10"><text:soft-page-break/>734</text:p>
            <text:p text:style-name="P10">735</text:p>
            <text:p text:style-name="P10">736</text:p>
            <text:p text:style-name="P10">737</text:p>
            <text:p text:style-name="P10">738</text:p>
            <text:p text:style-name="P10">739</text:p>
            <text:p text:style-name="P10">740</text:p>
            <text:p text:style-name="P10">741</text:p>
            <text:p text:style-name="P10">742</text:p>
            <text:p text:style-name="P10">743</text:p>
            <text:p text:style-name="P10">744</text:p>
            <text:p text:style-name="P10">745</text:p>
            <text:p text:style-name="P10">746</text:p>
            <text:p text:style-name="P10">747</text:p>
            <text:p text:style-name="P10">748</text:p>
            <text:p text:style-name="P10">749</text:p>
            <text:p text:style-name="P10">750</text:p>
            <text:p text:style-name="P10">751</text:p>
            <text:p text:style-name="P10">752</text:p>
            <text:p text:style-name="P10">753</text:p>
            <text:p text:style-name="P10">754</text:p>
            <text:p text:style-name="P10">755</text:p>
            <text:p text:style-name="P10">756</text:p>
            <text:p text:style-name="P10">757</text:p>
            <text:p text:style-name="P10">758</text:p>
            <text:p text:style-name="P10">759</text:p>
            <text:p text:style-name="P10">760</text:p>
            <text:p text:style-name="P10">761</text:p>
            <text:p text:style-name="P10">762</text:p>
            <text:p text:style-name="P10">763</text:p>
            <text:p text:style-name="P10">764</text:p>
            <text:p text:style-name="P10">765</text:p>
            <text:p text:style-name="P10">766</text:p>
            <text:p text:style-name="P10">767</text:p>
            <text:p text:style-name="P10">768</text:p>
            <text:p text:style-name="P10">769</text:p>
            <text:p text:style-name="P10">770</text:p>
            <text:p text:style-name="P10">771</text:p>
            <text:p text:style-name="P10">772</text:p>
            <text:p text:style-name="P10">773</text:p>
            <text:p text:style-name="P10">774</text:p>
            <text:p text:style-name="P10">775</text:p>
            <text:p text:style-name="P10">776</text:p>
            <text:p text:style-name="P10">777</text:p>
            <text:p text:style-name="P10">778</text:p>
            <text:p text:style-name="P10">779</text:p>
            <text:p text:style-name="P10">780</text:p>
            <text:p text:style-name="P10">781</text:p>
            <text:p text:style-name="P10">782</text:p>
            <text:p text:style-name="P10">783</text:p>
            <text:p text:style-name="P10">784</text:p>
            <text:p text:style-name="P10">785</text:p>
            <text:p text:style-name="P10">786</text:p>
            <text:p text:style-name="P10">787</text:p>
            <text:p text:style-name="P10">788</text:p>
            <text:p text:style-name="P10">789</text:p>
            <text:p text:style-name="P10">790</text:p>
            <text:p text:style-name="P10">791</text:p>
            <text:p text:style-name="P10">792</text:p>
            <text:p text:style-name="P10">793</text:p>
            <text:p text:style-name="P10">794</text:p>
            <text:p text:style-name="P10">795</text:p>
            <text:p text:style-name="P10">796</text:p>
            <text:p text:style-name="P10">797</text:p>
            <text:p text:style-name="P10">798</text:p>
            <text:p text:style-name="P10">799</text:p>
            <text:p text:style-name="P10">800</text:p>
            <text:p text:style-name="P10">801</text:p>
            <text:p text:style-name="P10">802</text:p>
            <text:p text:style-name="P10">803</text:p>
            <text:p text:style-name="P10">804</text:p>
            <text:p text:style-name="P10">805</text:p>
            <text:p text:style-name="P10">806</text:p>
            <text:p text:style-name="P10">807</text:p>
            <text:p text:style-name="P10">808</text:p>
            <text:p text:style-name="P10">809</text:p>
            <text:p text:style-name="P10">810</text:p>
            <text:p text:style-name="P10">811</text:p>
            <text:p text:style-name="P10">812</text:p>
            <text:p text:style-name="P10">813</text:p>
            <text:p text:style-name="P10">814</text:p>
            <text:p text:style-name="P10">815</text:p>
            <text:p text:style-name="P10">816</text:p>
            <text:p text:style-name="P10"><text:soft-page-break/>817</text:p>
            <text:p text:style-name="P10">818</text:p>
            <text:p text:style-name="P10">819</text:p>
            <text:p text:style-name="P10">820</text:p>
            <text:p text:style-name="P10">821</text:p>
            <text:p text:style-name="P10">822</text:p>
            <text:p text:style-name="P10">823</text:p>
            <text:p text:style-name="P10">824</text:p>
            <text:p text:style-name="P10">825</text:p>
            <text:p text:style-name="P10">826</text:p>
            <text:p text:style-name="P10">827</text:p>
            <text:p text:style-name="P10">828</text:p>
            <text:p text:style-name="P10">829</text:p>
            <text:p text:style-name="P10">830</text:p>
            <text:p text:style-name="P10">831</text:p>
            <text:p text:style-name="P10">832</text:p>
            <text:p text:style-name="P10">833</text:p>
            <text:p text:style-name="P10">834</text:p>
            <text:p text:style-name="P10">835</text:p>
            <text:p text:style-name="P10">836</text:p>
            <text:p text:style-name="P10">837</text:p>
            <text:p text:style-name="P10">838</text:p>
            <text:p text:style-name="P10">839</text:p>
            <text:p text:style-name="P10">840</text:p>
            <text:p text:style-name="P10">841</text:p>
            <text:p text:style-name="P10">842</text:p>
            <text:p text:style-name="P10">843</text:p>
            <text:p text:style-name="P10">844</text:p>
            <text:p text:style-name="P10">845</text:p>
            <text:p text:style-name="P10">846</text:p>
            <text:p text:style-name="P10">847</text:p>
            <text:p text:style-name="P10">848</text:p>
            <text:p text:style-name="P10">849</text:p>
            <text:p text:style-name="P10">850</text:p>
            <text:p text:style-name="P10">851</text:p>
            <text:p text:style-name="P10">852</text:p>
            <text:p text:style-name="P10">853</text:p>
            <text:p text:style-name="P10">854</text:p>
            <text:p text:style-name="P10">855</text:p>
            <text:p text:style-name="P10">856</text:p>
            <text:p text:style-name="P10">857</text:p>
            <text:p text:style-name="P10">858</text:p>
            <text:p text:style-name="P10">859</text:p>
            <text:p text:style-name="P10">860</text:p>
            <text:p text:style-name="P10">861</text:p>
            <text:p text:style-name="P10">862</text:p>
            <text:p text:style-name="P10">863</text:p>
            <text:p text:style-name="P10">864</text:p>
            <text:p text:style-name="P10">865</text:p>
            <text:p text:style-name="P10">866</text:p>
            <text:p text:style-name="P10">867</text:p>
            <text:p text:style-name="P10">868</text:p>
            <text:p text:style-name="P10">869</text:p>
            <text:p text:style-name="P10">870</text:p>
            <text:p text:style-name="P10">871</text:p>
            <text:p text:style-name="P10">872</text:p>
            <text:p text:style-name="P10">873</text:p>
            <text:p text:style-name="P10">874</text:p>
            <text:p text:style-name="P10">875</text:p>
            <text:p text:style-name="P10">876</text:p>
            <text:p text:style-name="P10">877</text:p>
            <text:p text:style-name="P10">878</text:p>
            <text:p text:style-name="P10">879</text:p>
            <text:p text:style-name="P10">880</text:p>
            <text:p text:style-name="P10">881</text:p>
            <text:p text:style-name="P10">882</text:p>
            <text:p text:style-name="P10"/>
            <text:p text:style-name="P10">883</text:p>
            <text:p text:style-name="P10">884</text:p>
            <text:p text:style-name="P10">885</text:p>
            <text:p text:style-name="P10">886</text:p>
            <text:p text:style-name="P10">887</text:p>
            <text:p text:style-name="P10">888</text:p>
            <text:p text:style-name="P10">889</text:p>
            <text:p text:style-name="P10">890</text:p>
            <text:p text:style-name="P10">891</text:p>
            <text:p text:style-name="P10">892</text:p>
            <text:p text:style-name="P10">893</text:p>
            <text:p text:style-name="P10">894</text:p>
            <text:p text:style-name="P10">895</text:p>
            <text:p text:style-name="P10">896</text:p>
            <text:p text:style-name="P10">897</text:p>
            <text:p text:style-name="P10">898</text:p>
            <text:p text:style-name="P10"><text:soft-page-break/>899</text:p>
            <text:p text:style-name="P10">900</text:p>
            <text:p text:style-name="P10">901</text:p>
            <text:p text:style-name="P10">902</text:p>
            <text:p text:style-name="P10">903</text:p>
            <text:p text:style-name="P10">904</text:p>
            <text:p text:style-name="P10">905</text:p>
            <text:p text:style-name="P10">906</text:p>
            <text:p text:style-name="P10">907</text:p>
            <text:p text:style-name="P10">908</text:p>
            <text:p text:style-name="P10">909</text:p>
            <text:p text:style-name="P10">910</text:p>
            <text:p text:style-name="P10">911</text:p>
            <text:p text:style-name="P10">912</text:p>
            <text:p text:style-name="P10">913</text:p>
            <text:p text:style-name="P10">914</text:p>
            <text:p text:style-name="P10">915</text:p>
            <text:p text:style-name="P10">916</text:p>
            <text:p text:style-name="P10">917</text:p>
            <text:p text:style-name="P10">918</text:p>
            <text:p text:style-name="P10">919</text:p>
            <text:p text:style-name="P10">920</text:p>
            <text:p text:style-name="P10">921</text:p>
            <text:p text:style-name="P10">922</text:p>
            <text:p text:style-name="P10">923</text:p>
            <text:p text:style-name="P10">924</text:p>
            <text:p text:style-name="P10">925</text:p>
            <text:p text:style-name="P10">926</text:p>
            <text:p text:style-name="P10">927</text:p>
            <text:p text:style-name="P10">928</text:p>
            <text:p text:style-name="P10">929</text:p>
            <text:p text:style-name="P10">930</text:p>
            <text:p text:style-name="P10">931</text:p>
            <text:p text:style-name="P10">932</text:p>
            <text:p text:style-name="P10">933</text:p>
            <text:p text:style-name="P10">934</text:p>
            <text:p text:style-name="P10">935</text:p>
            <text:p text:style-name="P10">936</text:p>
            <text:p text:style-name="P10">937</text:p>
            <text:p text:style-name="P10">938</text:p>
            <text:p text:style-name="P10">939</text:p>
            <text:p text:style-name="P10"/>
            <text:p text:style-name="P10">940</text:p>
            <text:p text:style-name="P10">941</text:p>
            <text:p text:style-name="P10">942</text:p>
            <text:p text:style-name="P10">943</text:p>
            <text:p text:style-name="P10">944</text:p>
            <text:p text:style-name="P10">945</text:p>
            <text:p text:style-name="P10">946</text:p>
            <text:p text:style-name="P10">947</text:p>
            <text:p text:style-name="P10">948</text:p>
            <text:p text:style-name="P10">949</text:p>
            <text:p text:style-name="P10">950</text:p>
            <text:p text:style-name="P10">951</text:p>
            <text:p text:style-name="P10">952</text:p>
            <text:p text:style-name="P10">953</text:p>
            <text:p text:style-name="P10">954</text:p>
            <text:p text:style-name="P10">955</text:p>
            <text:p text:style-name="P10">956</text:p>
            <text:p text:style-name="P10">957</text:p>
            <text:p text:style-name="P10">958</text:p>
            <text:p text:style-name="P10">959</text:p>
            <text:p text:style-name="P10">960</text:p>
            <text:p text:style-name="P10"/>
            <text:p text:style-name="P10">961</text:p>
            <text:p text:style-name="P10">962</text:p>
            <text:p text:style-name="P10">963</text:p>
            <text:p text:style-name="P10">964</text:p>
            <text:p text:style-name="P10">965</text:p>
            <text:p text:style-name="P10">966</text:p>
            <text:p text:style-name="P10">967</text:p>
            <text:p text:style-name="P10">968</text:p>
            <text:p text:style-name="P10"/>
            <text:p text:style-name="P10">969</text:p>
            <text:p text:style-name="P10"/>
            <text:p text:style-name="P10">970</text:p>
            <text:p text:style-name="P10">971</text:p>
            <text:p text:style-name="P10"/>
            <text:p text:style-name="P10">972</text:p>
            <text:p text:style-name="P10">973</text:p>
            <text:p text:style-name="P10"/>
            <text:p text:style-name="P10">974</text:p>
            <text:p text:style-name="P10">975</text:p>
            <text:p text:style-name="P10"><text:soft-page-break/>976</text:p>
            <text:p text:style-name="P10">977</text:p>
            <text:p text:style-name="P10">978</text:p>
            <text:p text:style-name="P10">979</text:p>
            <text:p text:style-name="P10">980</text:p>
            <text:p text:style-name="P10">981</text:p>
            <text:p text:style-name="P10">982</text:p>
            <text:p text:style-name="P10">983</text:p>
            <text:p text:style-name="P10">984</text:p>
            <text:p text:style-name="P10">985</text:p>
            <text:p text:style-name="P10">986</text:p>
            <text:p text:style-name="P10">987</text:p>
            <text:p text:style-name="P10">988</text:p>
            <text:p text:style-name="P10">989</text:p>
            <text:p text:style-name="P10">990</text:p>
            <text:p text:style-name="P10">991</text:p>
            <text:p text:style-name="P10">992</text:p>
            <text:p text:style-name="P10">993</text:p>
            <text:p text:style-name="P10">994</text:p>
            <text:p text:style-name="P10">995</text:p>
            <text:p text:style-name="P10">996</text:p>
            <text:p text:style-name="P10">997</text:p>
            <text:p text:style-name="P10">998</text:p>
            <text:p text:style-name="P10">999</text:p>
            <text:p text:style-name="P10">1000</text:p>
            <text:p text:style-name="P10">1001</text:p>
            <text:p text:style-name="P10">1002</text:p>
            <text:p text:style-name="P10">1003</text:p>
            <text:p text:style-name="P10">1004</text:p>
            <text:p text:style-name="P10">1005</text:p>
            <text:p text:style-name="P10"/>
            <text:p text:style-name="P10">1006</text:p>
            <text:p text:style-name="P10">1007</text:p>
            <text:p text:style-name="P10">1008</text:p>
            <text:p text:style-name="P10">1009</text:p>
            <text:p text:style-name="P10">1010</text:p>
            <text:p text:style-name="P10">1011</text:p>
            <text:p text:style-name="P10">1012</text:p>
            <text:p text:style-name="P10">1013</text:p>
            <text:p text:style-name="P10">1014</text:p>
            <text:p text:style-name="P10">1015</text:p>
            <text:p text:style-name="P10">1016</text:p>
            <text:p text:style-name="P10">1017</text:p>
            <text:p text:style-name="P10">1018</text:p>
            <text:p text:style-name="P10">1019</text:p>
            <text:p text:style-name="P10">1020</text:p>
          </table:table-cell>
          <table:table-cell table:style-name="Table4.A1" office:value-type="string">
            <text:p text:style-name="P22"><text:span text:style-name="T4">package</text:span><text:span text:style-name="T6"> awesomeRB</text:span><text:span text:style-name="T4">;</text:span></text:p>
            <text:p text:style-name="P12"/>
            <text:p text:style-name="P21">/**</text:p>
            <text:p text:style-name="P21"><text:s/>* RBTree</text:p>
            <text:p text:style-name="P21"><text:s/>* </text:p>
            <text:p text:style-name="P21"><text:s/>* An implementation of a Red Black Tree with</text:p>
            <text:p text:style-name="P21"><text:s/>* non-negative, distinct integer values.</text:p>
            <text:p text:style-name="P21"><text:s/>* </text:p>
            <text:p text:style-name="P21"><text:s/>* All quoted algorithms are from:</text:p>
            <text:p text:style-name="P21"><text:s/>* Cormen, Thomas H., Charles E. Leiserson, and</text:p>
            <text:p text:style-name="P21"><text:s/>* Robert L. Rivest. Introduction to Algorithms.</text:p>
            <text:p text:style-name="P21"><text:s/>* Cambridge, MA: MIT, 2001. Print.</text:p>
            <text:p text:style-name="P21"><text:s/>* </text:p>
            <text:p text:style-name="P21"><text:s/>* Invariant: getRoot() != null</text:p>
            <text:p text:style-name="P21"><text:s/>* Invariant: isValid()</text:p>
            <text:p text:style-name="P21"><text:s/>* </text:p>
            <text:p text:style-name="P21"><text:s/>* @author Amir Moualem, amirmoua@mail<text:span text:style-name="T20">.tau.ac.il, ID 300170800</text:span></text:p>
            <text:p text:style-name="P21"><text:s/>* @author Sagie Maoz, sagiemao@mail.tau.ac.il, ID 021526025</text:p>
            <text:p text:style-name="P21"><text:s/>*/</text:p>
            <text:p text:style-name="P22"><text:span text:style-name="T5">public</text:span><text:span text:style-name="T7"> </text:span><text:span text:style-name="T5">class</text:span><text:span text:style-name="T7"> </text:span><text:span text:style-name="T13">RBTree</text:span><text:span text:style-name="T7"> </text:span><text:span text:style-name="T5">{</text:span></text:p>
            <text:p text:style-name="P13"/>
            <text:p text:style-name="P22"><text:span text:style-name="T7"><text:tab/></text:span><text:span text:style-name="T14">/**</text:span></text:p>
            <text:p text:style-name="P21"><text:tab/> * Constant marking a key as that of an empty leaf</text:p>
            <text:p text:style-name="P21"><text:tab/> */</text:p>
            <text:p text:style-name="P22"><text:span text:style-name="T7"><text:tab/></text:span><text:span text:style-name="T5">static</text:span><text:span text:style-name="T7"> </text:span><text:span text:style-name="T5">final</text:span><text:span text:style-name="T7"> </text:span><text:span text:style-name="T13">int</text:span><text:span text:style-name="T7"> NilValue </text:span><text:span text:style-name="T5">=</text:span><text:span text:style-name="T7"> </text:span><text:span text:style-name="T5">-</text:span><text:span text:style-name="T15">1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Pointer to root node</text:p>
            <text:p text:style-name="P21"><text:tab/> */</text:p>
            <text:p text:style-name="P22"><text:span text:style-name="T7"><text:tab/></text:span><text:span text:style-name="T5">private</text:span><text:span text:style-name="T7"> RBNode root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Current size of tree (number of non-nil nodes)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int</text:span><text:span text:style-name="T7"> size</text:span><text:span text:style-name="T5">;</text:span></text:p>
            <text:p text:style-name="P13"/>
            <text:p text:style-name="P22"><text:span text:style-name="T7"><text:tab/></text:span><text:span text:style-name="T14">/**</text:span></text:p>
            <text:p text:style-name="P21"><text:tab/> * Creates a new, empty instance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6">RBTree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</text:span><text:span text:style-name="T5">new</text:span><text:span text:style-name="T7"> RBNode</text:span><text:span text:style-name="T5">(</text:span><text:span text:style-name="T7">RBTree</text:span><text:span text:style-name="T5">.</text:span><text:span text:style-name="T17">NilValue</text:span><text:span text:style-name="T5">);</text:span></text:p>
            <text:p text:style-name="P22"><text:span text:style-name="T7"><text:tab/><text:tab/></text:span><text:span text:style-name="T5">this.</text:span><text:span text:style-name="T17">size</text:span><text:span text:style-name="T7"> </text:span><text:span text:style-name="T5">=</text:span><text:span text:style-name="T7"> </text:span><text:span text:style-name="T15">0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pointer to root node</text:p>
            <text:p text:style-name="P21"><text:tab/> */</text:p>
            <text:p text:style-name="P22"><text:span text:style-name="T7"><text:tab/></text:span><text:span text:style-name="T5">public</text:span><text:span text:style-name="T7"> RBNode </text:span><text:span text:style-name="T16">getRoot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</text:span><text:span text:style-name="T5">this.</text:span><text:span text:style-name="T17">root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Sets root nod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setRoot</text:span><text:span text:style-name="T5">(</text:span><text:span text:style-name="T7">RBNode root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this.</text:span><text:span text:style-name="T17">root</text:span><text:span text:style-name="T7"> </text:span><text:span text:style-name="T5">=</text:span><text:span text:style-name="T7"> root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is empty.</text:p>
            <text:p text:style-name="P21"><text:tab/> * </text:p>
            <text:p text:style-name="P21"><text:tab/> * Time complexity: O(1)</text:p>
            <text:p text:style-name="P21"><text:tab/> * </text:p>
            <text:p text:style-name="P21"><text:tab/> * postcondition: return true iff the data structure</text:p>
            <text:p text:style-name="P21"><text:tab/> * does not contain any item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empty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root</text:span><text:span text:style-name="T5">.</text:span><text:span text:style-name="T17">isNil</text:span><text:span text:style-name="T5">(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contains i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ostcondition: returns true iff i is in the tree</text:p>
            <text:p text:style-name="P21"><text:soft-page-break/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root</text:span><text:span text:style-name="T5">.</text:span><text:span text:style-name="T17">contains</text:span><text:span text:style-name="T5">(</text:span><text:span text:style-name="T7">i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Inserts the integer i into the binary tree; the tree</text:p>
            <text:p text:style-name="P21"><text:tab/> * must remain valid (keep its invariants)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recondition: <text:s/>none</text:p>
            <text:p text:style-name="P21"><text:tab/> * postcondition: contains(i) == true (that is, i is in the list)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void</text:span><text:span text:style-name="T7"> </text:span><text:span text:style-name="T16">insert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RBNode newNode </text:span><text:span text:style-name="T5">=</text:span><text:span text:style-name="T7"> </text:span><text:span text:style-name="T5">new</text:span><text:span text:style-name="T7"> RBNode</text:span><text:span text:style-name="T5">(</text:span><text:span text:style-name="T7">i</text:span><text:span text:style-name="T5">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newNode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redBlackInsert</text:span><text:span text:style-name="T5">(</text:span><text:span text:style-name="T7">newNode</text:span><text:span text:style-name="T5">);</text:span></text:p>
            <text:p text:style-name="P22"><text:span text:style-name="T7"><text:tab/><text:tab/></text:span><text:span text:style-name="T5">}</text:span></text:p>
            <text:p text:style-name="P22"><text:span text:style-name="T7"><text:tab/><text:tab/></text:span><text:span text:style-name="T5">this.</text:span><text:span text:style-name="T17">size</text:span><text:span text:style-name="T5">++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Inserts a node to a Red-Black tree in a valid way.</text:p>
            <text:p text:style-name="P21"><text:tab/> * Based on the RB-Insert algorithm.</text:p>
            <text:p text:style-name="P21"><text:tab/> * </text:p>
            <text:p text:style-name="P21"><text:tab/> * @param RBNode newNode New node to insert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redBlack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2"><text:span text:style-name="T7"><text:tab/><text:tab/>RBNode y</text:span><text:span text:style-name="T5">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getRoot</text:span><text:span text:style-name="T5">().</text:span><text:span text:style-name="T17">insert</text:span><text:span text:style-name="T5">(</text:span><text:span text:style-name="T7">newNode</text:span><text:span text:style-name="T5">))</text:span><text:span text:style-name="T7"> </text:span><text:span text:style-name="T5">{</text:span></text:p>
            <text:p text:style-name="P22"><text:span text:style-name="T7"><text:tab/><text:tab/><text:tab/>newNode</text:span><text:span text:style-name="T5">.</text:span><text:span text:style-name="T17">setRed</text:span><text:span text:style-name="T5">();</text:span></text:p>
            <text:p text:style-name="P13"/>
            <text:p text:style-name="P22"><text:span text:style-name="T7"><text:tab/><text:tab/><text:tab/></text:span><text:span text:style-name="T5">while</text:span><text:span text:style-name="T7"> </text:span><text:span text:style-name="T5">(</text:span><text:span text:style-name="T7">newNode </text:span><text:span text:style-name="T5">!=</text:span><text:span text:style-name="T7"> getRoot</text:span><text:span text:style-name="T5">()</text:span><text:span text:style-name="T7"> </text:span><text:span text:style-name="T5">&amp;&amp;</text:span><text:span text:style-name="T7"> newNode</text:span><text:span text:style-name="T5">.</text:span><text:span text:style-name="T17">getParent</text:span><text:span text:style-name="T5">()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Parent</text:span><text:span text:style-name="T5">()</text:span><text:span text:style-name="T7"> </text:span><text:span text:style-name="T5">=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RightChild</text:span><text:span text:style-name="T5">();</text:span></text:p>
            <text:p text:style-name="P13"/>
            <text:p text:style-name="P22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text:tab/><text:tab/><text:tab/>leftRotate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<text:tab/><text:tab/>righ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2"><text:span text:style-name="T7"><text:tab/><text:tab/><text:tab/><text:tab/><text:tab/><text:tab/><text:tab/></text:span><text:span text:style-name="T5">}</text:span></text:p>
            <text:p text:style-name="P22"><text:span text:style-name="T7"><text:tab/><text:tab/><text:tab/><text:tab/><text:tab/><text:tab/></text:span><text:span text:style-name="T5">}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y </text:span><text:span text:style-name="T5">=</text:span><text:span text:style-name="T7"> newNode</text:span><text:span text:style-name="T5">.</text:span><text:span text:style-name="T17">getGrandParent</text:span><text:span text:style-name="T5">().</text:span><text:span text:style-name="T17">getLeftChild</text:span><text:span text:style-name="T5">();</text:span></text:p>
            <text:p text:style-name="P13"/>
            <text:p text:style-name="P22"><text:span text:style-name="T7"><text:tab/><text:tab/><text:tab/><text:tab/><text:tab/></text:span><text:span text:style-name="T5">if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y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y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newNode </text:span><text:span text:style-name="T5">=</text:span><text:span text:style-name="T7"> newNode</text:span><text:span text:style-name="T5">.</text:span><text:span text:style-name="T17">getGrandParent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 </text:span><text:span text:style-name="T5">==</text:span><text:span text:style-name="T7"> newNode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 </text:span><text:span text:style-name="T5">=</text:span><text:span text:style-name="T7"> newNode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text:tab/><text:tab/><text:tab/>rightRotate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text:tab/></text:span><text:span text:style-name="T5">}</text:span></text:p>
            <text:p text:style-name="P13"><text:soft-page-break/></text:p>
            <text:p text:style-name="P22"><text:span text:style-name="T7"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newNode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hasGrandParent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text:tab/><text:tab/>newNode</text:span><text:span text:style-name="T5">.</text:span><text:span text:style-name="T17">getGrand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<text:tab/><text:tab/><text:tab/>leftRotate</text:span><text:span text:style-name="T5">(</text:span><text:span text:style-name="T7">newNode</text:span><text:span text:style-name="T5">.</text:span><text:span text:style-name="T17">getGrandParent</text:span><text:span text:style-name="T5">());</text:span></text:p>
            <text:p text:style-name="P22"><text:span text:style-name="T7"><text:tab/><text:tab/><text:tab/><text:tab/><text:tab/><text:tab/><text:tab/></text:span><text:span text:style-name="T5">}</text:span></text:p>
            <text:p text:style-name="P22"><text:span text:style-name="T7"><text:tab/><text:tab/><text:tab/><text:tab/><text:tab/><text:tab/></text:span><text:span text:style-name="T5">}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getRoot</text:span><text:span text:style-name="T5">().</text:span><text:span text:style-name="T17">setBlack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Deletes the integer i from the binary tree, if it is there;</text:p>
            <text:p text:style-name="P21"><text:tab/> * the tree must remain valid (keep its invariants).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precondition: <text:s/>none</text:p>
            <text:p text:style-name="P21"><text:tab/> * postcondition: contains(i) == false (that is, i is in the list)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void</text:span><text:span text:style-name="T7"> </text:span><text:span text:style-name="T16">delete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RBNode z </text:span><text:span text:style-name="T5">=</text:span><text:span text:style-name="T7"> getRoot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z </text:span><text:span text:style-name="T5">==</text:span><text:span text:style-name="T7"> </text:span><text:span text:style-name="T5">null)</text:span><text:span text:style-name="T7"> </text:span><text:span text:style-name="T5">{</text:span><text:span text:style-name="T7"> </text:span><text:span text:style-name="T14">// i was not found</text:span></text:p>
            <text:p text:style-name="P22"><text:span text:style-name="T7"><text:tab/><text:tab/><text:tab/></text:span><text:span text:style-name="T5">return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RBNode x</text:span><text:span text:style-name="T5">,</text:span><text:span text:style-name="T7"> y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!</text:span><text:span text:style-name="T7">z</text:span><text:span text:style-name="T5">.</text:span><text:span text:style-name="T17">hasLeftChild</text:span><text:span text:style-name="T5">()</text:span><text:span text:style-name="T7"> </text:span><text:span text:style-name="T5">||</text:span><text:span text:style-name="T7"> </text:span><text:span text:style-name="T5">!</text:span><text:span text:style-name="T7">z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14">// z doesn't have 2 child nodes</text:span></text:p>
            <text:p text:style-name="P22"><text:span text:style-name="T7"><text:tab/><text:tab/><text:tab/><text:tab/>y </text:span><text:span text:style-name="T5">=</text:span><text:span text:style-name="T7"> z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14">// z has 2 child nodes</text:span></text:p>
            <text:p text:style-name="P22"><text:span text:style-name="T7"><text:tab/><text:tab/><text:tab/><text:tab/>y </text:span><text:span text:style-name="T5">=</text:span><text:span text:style-name="T7"> successor</text:span><text:span text:style-name="T5">(</text:span><text:span text:style-name="T7">z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.</text:span><text:span text:style-name="T17">getLeftChild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.</text:span><text:span text:style-name="T17">getRightChild</text:span><text:span text:style-name="T5">(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x</text:span><text:span text:style-name="T5">.</text:span><text:span text:style-name="T17">setParent</text:span><text:span text:style-name="T5">(</text:span><text:span text:style-name="T7">y</text:span><text:span text:style-name="T5">.</text:span><text:span text:style-name="T17">getParent</text:span><text:span text:style-name="T5">());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getRoot</text:span><text:span text:style-name="T5">()</text:span><text:span text:style-name="T7"> </text:span><text:span text:style-name="T5">==</text:span><text:span text:style-name="T7"> y</text:span><text:span text:style-name="T5">)</text:span><text:span text:style-name="T7"> </text:span><text:span text:style-name="T5">{</text:span></text:p>
            <text:p text:style-name="P22"><text:span text:style-name="T7"><text:tab/><text:tab/><text:tab/><text:tab/>setRoot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y </text:span><text:span text:style-name="T5">==</text:span><text:span text:style-name="T7"> y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y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y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 </text:span><text:span text:style-name="T5">!=</text:span><text:span text:style-name="T7"> z</text:span><text:span text:style-name="T5">)</text:span><text:span text:style-name="T7"> </text:span><text:span text:style-name="T5">{</text:span></text:p>
            <text:p text:style-name="P22"><text:span text:style-name="T7"><text:tab/><text:tab/><text:tab/><text:tab/>z</text:span><text:span text:style-name="T5">.</text:span><text:span text:style-name="T17">setKey</text:span><text:span text:style-name="T5">(</text:span><text:span text:style-name="T7">y</text:span><text:span text:style-name="T5">.</text:span><text:span text:style-name="T17">getKey</text:span><text:span text:style-name="T5">()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deleteFixup</text:span><text:span text:style-name="T5">(</text:span><text:span text:style-name="T7">x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this.</text:span><text:span text:style-name="T17">size</text:span><text:span text:style-name="T5">--;</text:span><text:span text:style-name="T7"><text:tab/>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Fixes up tree after a delete action.</text:p>
            <text:p text:style-name="P21"><text:tab/> * Based on the RB-Insert algorithm.</text:p>
            <text:p text:style-name="P21"><text:tab/> * </text:p>
            <text:p text:style-name="P21"><text:tab/> * precondition: x != null</text:p>
            <text:p text:style-name="P21"><text:tab/> * postcondition: isValid() == true</text:p>
            <text:p text:style-name="P21"><text:tab/> * </text:p>
            <text:p text:style-name="P21"><text:tab/> * @param x<text:tab/>Child node of the deleted node's successor.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deleteFixup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w</text:span><text:span text:style-name="T5">;</text:span></text:p>
            <text:p text:style-name="P13"/>
            <text:p text:style-name="P22"><text:soft-page-break/><text:span text:style-name="T7"><text:tab/><text:tab/></text:span><text:span text:style-name="T5">while</text:span><text:span text:style-name="T7"> </text:span><text:span text:style-name="T5">(</text:span><text:span text:style-name="T7">getRoot</text:span><text:span text:style-name="T5">()</text:span><text:span text:style-name="T7"> </text:span><text:span text:style-name="T5">!=</text:span><text:span text:style-name="T7"> x </text:span><text:span text:style-name="T5">&amp;&amp;</text:span><text:span text:style-name="T7"> x</text:span><text:span text:style-name="T5">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13"/>
            <text:p text:style-name="P22"><text:span text:style-name="T7"><text:tab/><text:tab/><text:tab/><text:tab/></text:span><text:span text:style-name="T14">// Case 1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14">// Case 2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14">// Case 3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<text:tab/>rightRotate</text:span><text:span text:style-name="T5">(</text:span><text:span text:style-name="T7">w</text:span><text:span text:style-name="T5">);</text:span></text:p>
            <text:p text:style-name="P22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/text:span><text:span text:style-name="T14">// Case 4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lef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13"/>
            <text:p text:style-name="P22"><text:span text:style-name="T7"><text:tab/><text:tab/><text:tab/><text:tab/></text:span><text:span text:style-name="T14">// Case 1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isRe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Red</text:span><text:span text:style-name="T5">();</text:span></text:p>
            <text:p text:style-name="P22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13"/>
            <text:p text:style-name="P22"><text:span text:style-name="T7"><text:tab/><text:tab/><text:tab/><text:tab/></text:span><text:span text:style-name="T14">// Case 2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x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14">// Case 3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w</text:span><text:span text:style-name="T5">.</text:span><text:span text:style-name="T17">getLeftChild</text:span><text:span text:style-name="T5">().</text:span><text:span text:style-name="T1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w</text:span><text:span text:style-name="T5">.</text:span><text:span text:style-name="T17">getRigh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<text:tab/>w</text:span><text:span text:style-name="T5">.</text:span><text:span text:style-name="T17">setRed</text:span><text:span text:style-name="T5">();</text:span></text:p>
            <text:p text:style-name="P22"><text:span text:style-name="T7"><text:tab/><text:tab/><text:tab/><text:tab/><text:tab/><text:tab/>leftRotate</text:span><text:span text:style-name="T5">(</text:span><text:span text:style-name="T7">w</text:span><text:span text:style-name="T5">);</text:span></text:p>
            <text:p text:style-name="P22"><text:span text:style-name="T7"><text:tab/><text:tab/><text:tab/><text:tab/><text:tab/><text:tab/>w </text:span><text:span text:style-name="T5">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13"/>
            <text:p text:style-name="P22"><text:span text:style-name="T7"><text:tab/><text:tab/><text:tab/><text:tab/><text:tab/></text:span><text:span text:style-name="T14">// Case 4</text:span></text:p>
            <text:p text:style-name="P22"><text:span text:style-name="T7"><text:tab/><text:tab/><text:tab/><text:tab/><text:tab/>w</text:span><text:span text:style-name="T5">.</text:span><text:span text:style-name="T17">setBlack</text:span><text:span text:style-name="T5">(</text:span><text:span text:style-name="T7">x</text:span><text:span text:style-name="T5">.</text:span><text:span text:style-name="T17">getParent</text:span><text:span text:style-name="T5">().</text:span><text:span text:style-name="T17">isBlack</text:span><text:span text:style-name="T5">());</text:span></text:p>
            <text:p text:style-name="P22"><text:span text:style-name="T7"><text:tab/><text:tab/><text:tab/><text:tab/><text:tab/>x</text:span><text:span text:style-name="T5">.</text:span><text:span text:style-name="T17">getParent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w</text:span><text:span text:style-name="T5">.</text:span><text:span text:style-name="T17">getLeftChild</text:span><text:span text:style-name="T5">().</text:span><text:span text:style-name="T17">setBlack</text:span><text:span text:style-name="T5">();</text:span></text:p>
            <text:p text:style-name="P22"><text:span text:style-name="T7"><text:tab/><text:tab/><text:tab/><text:tab/><text:tab/>rightRotate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22"><text:span text:style-name="T7"><text:tab/><text:tab/><text:tab/><text:tab/><text:tab/>x </text:span><text:span text:style-name="T5">=</text:span><text:span text:style-name="T7"> getRoot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x</text:span><text:span text:style-name="T5">.</text:span><text:span text:style-name="T17">setBlack</text:span><text:span text:style-name="T5">(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successor node for a given node in the tree.</text:p>
            <text:p text:style-name="P21"><text:tab/> * Successor being the node with the smallest key greater</text:p>
            <text:p text:style-name="P21"><text:tab/> * than x.getKey().</text:p>
            <text:p text:style-name="P21"><text:tab/> * </text:p>
            <text:p text:style-name="P21"><text:tab/> * precondition: x != null</text:p>
            <text:p text:style-name="P21"><text:tab/> * precondition: x.hasLeftChild() &amp;&amp; x.hasRightChild()</text:p>
            <text:p text:style-name="P21"><text:tab/> * </text:p>
            <text:p text:style-name="P21"><text:tab/> * @param RBNode x Node to find the successor of</text:p>
            <text:p text:style-name="P21"><text:tab/> */</text:p>
            <text:p text:style-name="P22"><text:span text:style-name="T7"><text:tab/></text:span><text:span text:style-name="T5">private</text:span><text:span text:style-name="T7"> RBNode </text:span><text:span text:style-name="T16">successor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x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x</text:span><text:span text:style-name="T5">.</text:span><text:span text:style-name="T17">getRightChild</text:span><text:span text:style-name="T5">().</text:span><text:span text:style-name="T17">minNode</text:span><text:span text:style-name="T5">(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oft-page-break/><text:span text:style-name="T7"><text:tab/><text:tab/><text:tab/>RBNode y </text:span><text:span text:style-name="T5">=</text:span><text:span text:style-name="T7"> x</text:span><text:span text:style-name="T5">.</text:span><text:span text:style-name="T17">getParent</text:span><text:span text:style-name="T5">();</text:span></text:p>
            <text:p text:style-name="P22"><text:span text:style-name="T7"><text:tab/><text:tab/><text:tab/></text:span><text:span text:style-name="T5">while</text:span><text:span text:style-name="T7"> </text:span><text:span text:style-name="T5">(!</text:span><text:span text:style-name="T7">y</text:span><text:span text:style-name="T5">.</text:span><text:span text:style-name="T17">isNil</text:span><text:span text:style-name="T5">()</text:span><text:span text:style-name="T7"> </text:span><text:span text:style-name="T5">&amp;&amp;</text:span><text:span text:style-name="T7"> x </text:span><text:span text:style-name="T5">==</text:span><text:span text:style-name="T7"> y</text:span><text:span text:style-name="T5">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x </text:span><text:span text:style-name="T5">=</text:span><text:span text:style-name="T7"> y</text:span><text:span text:style-name="T5">;</text:span></text:p>
            <text:p text:style-name="P22"><text:span text:style-name="T7"><text:tab/><text:tab/><text:tab/><text:tab/>y </text:span><text:span text:style-name="T5">=</text:span><text:span text:style-name="T7"> y</text:span><text:span text:style-name="T5">.</text:span><text:span text:style-name="T17">getParent</text:span><text:span text:style-name="T5">(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return</text:span><text:span text:style-name="T7"> y</text:span><text:span text:style-name="T5">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smallest key in the tree. If the tree</text:p>
            <text:p text:style-name="P21"><text:tab/> * is empty, returns -1;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@return Smallest key in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Node</text:span><text:span text:style-name="T5">().</text:span><text:span text:style-name="T17">getKey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largest key in the tree. If the tree</text:p>
            <text:p text:style-name="P21"><text:tab/> * is empty, returns -1;</text:p>
            <text:p text:style-name="P21"><text:tab/> * </text:p>
            <text:p text:style-name="P21"><text:tab/> * Time complexity: O(logn)</text:p>
            <text:p text:style-name="P21"><text:tab/> * </text:p>
            <text:p text:style-name="P21"><text:tab/> * @return Largest key in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Node</text:span><text:span text:style-name="T5">().</text:span><text:span text:style-name="T17">getKey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an int[] array containing the values stored in the tree,</text:p>
            <text:p text:style-name="P21"><text:tab/> * in ascending order.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postcondition: returns an array containing exactly the tree's elements in</text:p>
            <text:p text:style-name="P21"><text:tab/> * <text:s text:c="16"/>ascending order.</text:p>
            <text:p text:style-name="P21"><text:tab/> * <text:s text:c="16"/></text:p>
            <text:p text:style-name="P21"><text:tab/> * @return An array of the tree's key values, sorted in ascending order.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5">[]</text:span><text:span text:style-name="T7"> </text:span><text:span text:style-name="T16">toIntArray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13">int</text:span><text:span text:style-name="T5">[]</text:span><text:span text:style-name="T7"> arr </text:span><text:span text:style-name="T5">=</text:span><text:span text:style-name="T7"> </text:span><text:span text:style-name="T5">new</text:span><text:span text:style-name="T7"> </text:span><text:span text:style-name="T13">int</text:span><text:span text:style-name="T5">[</text:span><text:span text:style-name="T7">size</text:span><text:span text:style-name="T5">()];</text:span></text:p>
            <text:p text:style-name="P22"><text:span text:style-name="T7"><text:tab/><text:tab/>getRoot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</text:span><text:span text:style-name="T15">0</text:span><text:span text:style-name="T5">);</text:span></text:p>
            <text:p text:style-name="P22"><text:span text:style-name="T7"><text:tab/><text:tab/></text:span><text:span text:style-name="T5">return</text:span><text:span text:style-name="T7"> arr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rue if and only if the tree is a valid red-black tree.</text:p>
            <text:p text:style-name="P21"><text:tab/> *</text:p>
            <text:p text:style-name="P21"><text:tab/> * Time complexity: O(n)</text:p>
            <text:p text:style-name="P21"><text:tab/> * </text:p>
            <text:p text:style-name="P21"><text:tab/> * @return True iff the tree is a valid Red-Black tree.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boolean</text:span><text:span text:style-name="T7"> </text:span><text:span text:style-name="T16">isValid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root</text:span><text:span text:style-name="T5">.</text:span><text:span text:style-name="T17">isNil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getRoot</text:span><text:span text:style-name="T5">().</text:span><text:span text:style-name="T17">isBlack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getRoot</text:span><text:span text:style-name="T5">().</text:span><text:span text:style-name="T17">isRedValid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maximum depth of a node in the tree. If the tree</text:p>
            <text:p text:style-name="P21"><text:tab/> * is empty, returns -1;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@return Maximum depth of a node in the tree, -1 if tree is empty</text:p>
            <text:p text:style-name="P21"><text:tab/> */</text:p>
            <text:p text:style-name="P22"><text:soft-page-break/><text:span text:style-name="T7"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axDepth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minimum depth of a leaf in the tree. If the tree</text:p>
            <text:p text:style-name="P21"><text:tab/> * is empty, returns -1;</text:p>
            <text:p text:style-name="P21"><text:tab/> * </text:p>
            <text:p text:style-name="P21"><text:tab/> * Time complexity: O(n)</text:p>
            <text:p text:style-name="P21"><text:tab/> * </text:p>
            <text:p text:style-name="P21"><text:tab/> * @return Minimum depth of a leaf in the tree, -1 if tree is empty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-</text:span><text:span text:style-name="T15">1</text:span><text:span text:style-name="T5">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Root</text:span><text:span text:style-name="T5">().</text:span><text:span text:style-name="T17">minLeafDepth</text:span><text:span text:style-name="T5">()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the number of nodes in the tree.</text:p>
            <text:p text:style-name="P21"><text:tab/> * </text:p>
            <text:p text:style-name="P21"><text:tab/> * Time complexity: O(1)</text:p>
            <text:p text:style-name="P21"><text:tab/> * </text:p>
            <text:p text:style-name="P21"><text:tab/> * @return Number of nodes in the tree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13">int</text:span><text:span text:style-name="T7"> </text:span><text:span text:style-name="T16">size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return</text:span><text:span text:style-name="T7"> size</text:span><text:span text:style-name="T5">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Returns a string representation of the tree.</text:p>
            <text:p text:style-name="P21"><text:tab/> * </text:p>
            <text:p text:style-name="P21"><text:tab/> * @return String represntatino of the tree</text:p>
            <text:p text:style-name="P21"><text:tab/> */</text:p>
            <text:p text:style-name="P22"><text:span text:style-name="T7"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2"><text:span text:style-name="T7"><text:tab/><text:tab/></text:span><text:span text:style-name="T5">if</text:span><text:span text:style-name="T7"> </text:span><text:span text:style-name="T5">(!</text:span><text:span text:style-name="T7">empty</text:span><text:span text:style-name="T5">()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&lt;Tree %s&gt;"</text:span><text:span text:style-name="T5">,</text:span><text:span text:style-name="T7"> root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8">"&lt;Tree empty&gt;"</text:span><text:span text:style-name="T5">;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Applies the Left Rotate action on a given node.</text:p>
            <text:p text:style-name="P21"><text:tab/> * Based on the LeftRotate algorithm.</text:p>
            <text:p text:style-name="P21"><text:tab/> * </text:p>
            <text:p text:style-name="P21"><text:tab/> * precondition: x != null, x.right != null</text:p>
            <text:p text:style-name="P21"><text:tab/> * postcondition: rotates x to the left</text:p>
            <text:p text:style-name="P21"><text:tab/> * </text:p>
            <text:p text:style-name="P21"><text:tab/> * @param x<text:tab/>Node to rotat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lef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y </text:span><text:span text:style-name="T5">=</text:span><text:span text:style-name="T7"> x</text:span><text:span text:style-name="T5">.</text:span><text:span text:style-name="T17">getRightChild</text:span><text:span text:style-name="T5">();</text:span></text:p>
            <text:p text:style-name="P22"><text:span text:style-name="T7"><text:tab/><text:tab/>x</text:span><text:span text:style-name="T5">.</text:span><text:span text:style-name="T17">setRightChild</text:span><text:span text:style-name="T5">(</text:span><text:span text:style-name="T7">y</text:span><text:span text:style-name="T5">.</text:span><text:span text:style-name="T17">getLeftChild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y</text:span><text:span text:style-name="T5">.</text:span><text:span text:style-name="T17">getLef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LeftChild</text:span><text:span text:style-name="T5">())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LeftChild</text:span><text:span text:style-name="T5">(</text:span><text:span text:style-name="T7">x</text:span><text:span text:style-name="T5">);</text:span></text:p>
            <text:p text:style-name="P22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Applies the Right Rotate action on a given node.</text:p>
            <text:p text:style-name="P21"><text:tab/> * Based on the RightRotate algorithm.</text:p>
            <text:p text:style-name="P21"><text:tab/> * </text:p>
            <text:p text:style-name="P21"><text:soft-page-break/><text:tab/> * precondition: x != null, x.right != null</text:p>
            <text:p text:style-name="P21"><text:tab/> * postcondition: rotates x to the right</text:p>
            <text:p text:style-name="P21"><text:tab/> * </text:p>
            <text:p text:style-name="P21"><text:tab/> * @param x Node to rotate</text:p>
            <text:p text:style-name="P21"><text:tab/> */</text:p>
            <text:p text:style-name="P22"><text:span text:style-name="T7"><text:tab/></text:span><text:span text:style-name="T5">private</text:span><text:span text:style-name="T7"> </text:span><text:span text:style-name="T13">void</text:span><text:span text:style-name="T7"> </text:span><text:span text:style-name="T16">rightRotate</text:span><text:span text:style-name="T5">(</text:span><text:span text:style-name="T7">RBNode x</text:span><text:span text:style-name="T5">)</text:span><text:span text:style-name="T7"> </text:span><text:span text:style-name="T5">{</text:span></text:p>
            <text:p text:style-name="P22"><text:span text:style-name="T7"><text:tab/><text:tab/>RBNode y </text:span><text:span text:style-name="T5">=</text:span><text:span text:style-name="T7"> x</text:span><text:span text:style-name="T5">.</text:span><text:span text:style-name="T17">getLeftChild</text:span><text:span text:style-name="T5">();</text:span></text:p>
            <text:p text:style-name="P22"><text:span text:style-name="T7"><text:tab/><text:tab/>x</text:span><text:span text:style-name="T5">.</text:span><text:span text:style-name="T17">setLeftChild</text:span><text:span text:style-name="T5">(</text:span><text:span text:style-name="T7">y</text:span><text:span text:style-name="T5">.</text:span><text:span text:style-name="T17">getRightChild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</text:span><text:span text:style-name="T7">y</text:span><text:span text:style-name="T5">.</text:span><text:span text:style-name="T1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y</text:span><text:span text:style-name="T5">.</text:span><text:span text:style-name="T17">getRightChild</text:span><text:span text:style-name="T5">().</text:span><text:span text:style-name="T17">setParent</text:span><text:span text:style-name="T5">(</text:span><text:span text:style-name="T7">x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Parent</text:span><text:span text:style-name="T5">(</text:span><text:span text:style-name="T7">x</text:span><text:span text:style-name="T5">.</text:span><text:span text:style-name="T17">getParent</text:span><text:span text:style-name="T5">());</text:span></text:p>
            <text:p text:style-name="P13"/>
            <text:p text:style-name="P22"><text:span text:style-name="T7"><text:tab/><text:tab/></text:span><text:span text:style-name="T5">if</text:span><text:span text:style-name="T7"> </text:span><text:span text:style-name="T5">(!</text:span><text:span text:style-name="T7">x</text:span><text:span text:style-name="T5">.</text:span><text:span text:style-name="T17">hasParent</text:span><text:span text:style-name="T5">())</text:span><text:span text:style-name="T7"> </text:span><text:span text:style-name="T5">{</text:span></text:p>
            <text:p text:style-name="P22"><text:span text:style-name="T7"><text:tab/><text:tab/><text:tab/>setRoot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x </text:span><text:span text:style-name="T5">==</text:span><text:span text:style-name="T7"> x</text:span><text:span text:style-name="T5">.</text:span><text:span text:style-name="T17">getParent</text:span><text:span text:style-name="T5">().</text:span><text:span text:style-name="T17">getRightChild</text:span><text:span text:style-name="T5">())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Righ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x</text:span><text:span text:style-name="T5">.</text:span><text:span text:style-name="T17">getParent</text:span><text:span text:style-name="T5">().</text:span><text:span text:style-name="T17">setLeftChild</text:span><text:span text:style-name="T5">(</text:span><text:span text:style-name="T7">y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y</text:span><text:span text:style-name="T5">.</text:span><text:span text:style-name="T17">setRightChild</text:span><text:span text:style-name="T5">(</text:span><text:span text:style-name="T7">x</text:span><text:span text:style-name="T5">);</text:span></text:p>
            <text:p text:style-name="P22"><text:span text:style-name="T7"><text:tab/><text:tab/>x</text:span><text:span text:style-name="T5">.</text:span><text:span text:style-name="T17">setParent</text:span><text:span text:style-name="T5">(</text:span><text:span text:style-name="T7">y</text:span><text:span text:style-name="T5">);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public class RBNode</text:p>
            <text:p text:style-name="P21"><text:tab/> * </text:p>
            <text:p text:style-name="P21"><text:tab/> * If you wish to implement classes other than RBTree</text:p>
            <text:p text:style-name="P21"><text:tab/> * (for example RBNode), do it in this file, not in </text:p>
            <text:p text:style-name="P21"><text:tab/> * another file </text:p>
            <text:p text:style-name="P21"><text:tab/> * <text:s/></text:p>
            <text:p text:style-name="P21"><text:tab/> */</text:p>
            <text:p text:style-name="P22"><text:span text:style-name="T7"><text:tab/></text:span><text:span text:style-name="T5">public</text:span><text:span text:style-name="T7"> </text:span><text:span text:style-name="T5">class</text:span><text:span text:style-name="T7"> </text:span><text:span text:style-name="T13">RBNode</text:span><text:span text:style-name="T7"> </text:span><text:span text:style-name="T5">{</text:span></text:p>
            <text:p text:style-name="P22"><text:span text:style-name="T7"><text:tab/><text:tab/></text:span><text:span text:style-name="T14">/**</text:span></text:p>
            <text:p text:style-name="P21"><text:tab/><text:tab/> * Key stored in node (a unique positive integer)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int</text:span><text:span text:style-name="T7"> key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True iff the node is black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boolean</text:span><text:span text:style-name="T7"> isBlack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a left child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leftChild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a right child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rightChild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Pointer to the parent node, if one exists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parent</text:span><text:span text:style-name="T5">;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 node instance, given a key and color.</text:p>
            <text:p text:style-name="P21"><text:tab/><text:tab/> * </text:p>
            <text:p text:style-name="P21"><text:tab/><text:tab/> * @param key<text:tab/><text:tab/>Key to store in node</text:p>
            <text:p text:style-name="P21"><text:tab/><text:tab/> * @param isBlack<text:tab/>True if node is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,</text:span><text:span text:style-name="T7"> 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!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setLeftChild</text:span><text:span text:style-name="T5">(new</text:span><text:span text:style-name="T7"> RBNode</text:span><text:span text:style-name="T5">());</text:span></text:p>
            <text:p text:style-name="P22"><text:span text:style-name="T7"><text:tab/><text:tab/><text:tab/><text:tab/>setRightChild</text:span><text:span text:style-name="T5">(new</text:span><text:span text:style-name="T7"> RBNode</text:span><text:span text:style-name="T5">()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 black node, given a key.</text:p>
            <text:p text:style-name="P21"><text:tab/><text:tab/> * </text:p>
            <text:p text:style-name="P21"><text:tab/><text:tab/> * @param key<text:tab/>Key to store in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2"><text:soft-page-break/><text:span text:style-name="T7"><text:tab/><text:tab/><text:tab/></text:span><text:span text:style-name="T5">this(</text:span><text:span text:style-name="T7">key</text:span><text:span text:style-name="T5">,</text:span><text:span text:style-name="T7"> </text:span><text:span text:style-name="T5">true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Creates a new, empty leaf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6">RB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(</text:span><text:span text:style-name="T7">RBTree</text:span><text:span text:style-name="T5">.</text:span><text:span text:style-name="T17">NilValue</text:span><text:span text:style-name="T5">,</text:span><text:span text:style-name="T7"> </text:span><text:span text:style-name="T5">true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an empty leaf.</text:p>
            <text:p text:style-name="P21"><text:tab/><text:tab/> * </text:p>
            <text:p text:style-name="P21"><text:tab/><text:tab/> * @return True if the node is an empty leaf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boolean</text:span><text:span text:style-name="T7"> </text:span><text:span text:style-name="T16">isNil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his.</text:span><text:span text:style-name="T17">key</text:span><text:span text:style-name="T7"> </text:span><text:span text:style-name="T5">==</text:span><text:span text:style-name="T7"> RBTree</text:span><text:span text:style-name="T5">.</text:span><text:span text:style-name="T17">NilValue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@return Pointer to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this.</text:span><text:span text:style-name="T17">parent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has a parent.</text:p>
            <text:p text:style-name="P21"><text:tab/><text:tab/> * </text:p>
            <text:p text:style-name="P21"><text:tab/><text:tab/> * @return True iff the node has a parent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parent </text:span><text:span text:style-name="T5">!=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pointer to the node's grandparent node</text:p>
            <text:p text:style-name="P21"><text:tab/><text:tab/> * (it's parent node's parent node).</text:p>
            <text:p text:style-name="P21"><text:tab/><text:tab/> * </text:p>
            <text:p text:style-name="P21"><text:tab/><text:tab/> * precondition: getParent() != null</text:p>
            <text:p text:style-name="P21"><text:tab/><text:tab/> * </text:p>
            <text:p text:style-name="P21"><text:tab/><text:tab/> * @return Pointer to parent of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Grand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getParent</text:span><text:span text:style-name="T5">().</text:span><text:span text:style-name="T17">getParent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grandparent node.</text:p>
            <text:p text:style-name="P21"><text:tab/><text:tab/> * </text:p>
            <text:p text:style-name="P21"><text:tab/><text:tab/> * @return True if node has a parent node that has a parent nod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GrandParent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hasParent</text:span><text:span text:style-name="T5">()</text:span><text:span text:style-name="T7"> </text:span><text:span text:style-name="T5">&amp;&amp;</text:span><text:span text:style-name="T7"> getParent</text:span><text:span text:style-name="T5">().</text:span><text:span text:style-name="T17">hasParent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the node's parent node</text:p>
            <text:p text:style-name="P21"><text:tab/><text:tab/> * </text:p>
            <text:p text:style-name="P21"><text:tab/><text:tab/> * @param parent Pointer to new parent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Parent</text:span><text:span text:style-name="T5">(</text:span><text:span text:style-name="T7">RBNode parent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parent</text:span><text:span text:style-name="T7"> </text:span><text:span text:style-name="T5">=</text:span><text:span text:style-name="T7"> parent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node's key value.</text:p>
            <text:p text:style-name="P21"><text:tab/><text:tab/> * </text:p>
            <text:p text:style-name="P21"><text:tab/><text:tab/> * @return Node's key valu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getKey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key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the node's key value.</text:p>
            <text:p text:style-name="P21"><text:tab/><text:tab/> * </text:p>
            <text:p text:style-name="P21"><text:tab/><text:tab/> * precondition: key &gt; 0</text:p>
            <text:p text:style-name="P21"><text:tab/><text:tab/> * </text:p>
            <text:p text:style-name="P21"><text:tab/><text:tab/> * @param key New key valu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Key</text:span><text:span text:style-name="T5">(</text:span><text:span text:style-name="T13">int</text:span><text:span text:style-name="T7"> key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key</text:span><text:span text:style-name="T7"> </text:span><text:span text:style-name="T5">=</text:span><text:span text:style-name="T7"> key</text:span><text:span text:style-name="T5">;</text:span></text:p>
            <text:p text:style-name="P22"><text:soft-page-break/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black.</text:p>
            <text:p text:style-name="P21"><text:tab/><text:tab/> * </text:p>
            <text:p text:style-name="P21"><text:tab/><text:tab/> * @return True iff the node is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isBlack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color to be black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true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blackness.</text:p>
            <text:p text:style-name="P21"><text:tab/><text:tab/> * Accepts True for a black color, and False for red.</text:p>
            <text:p text:style-name="P21"><text:tab/><text:tab/> * </text:p>
            <text:p text:style-name="P21"><text:tab/><text:tab/> * @param isBlack True for a black node, False for re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Black</text:span><text:span text:style-name="T5">(</text:span><text:span text:style-name="T13">boolean</text:span><text:span text:style-name="T7"> isBlack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isBlack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is red.</text:p>
            <text:p text:style-name="P21"><text:tab/><text:tab/> * </text:p>
            <text:p text:style-name="P21"><text:tab/><text:tab/> * @return True iff node is re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isBlack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color to be r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e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isBlack</text:span><text:span text:style-name="T7"> </text:span><text:span text:style-name="T5">=</text:span><text:span text:style-name="T7"> </text:span><text:span text:style-name="T5">false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's left child.</text:p>
            <text:p text:style-name="P21"><text:tab/><text:tab/> * </text:p>
            <text:p text:style-name="P21"><text:tab/><text:tab/> * @return Pointer to node's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Lef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leftChild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left child.</text:p>
            <text:p text:style-name="P21"><text:tab/><text:tab/> * @param leftChild Pointer to new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LeftChild</text:span><text:span text:style-name="T5">(</text:span><text:span text:style-name="T7">RBNode leftChild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leftChild</text:span><text:span text:style-name="T7"> </text:span><text:span text:style-name="T5">=</text:span><text:span text:style-name="T7"> leftChild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eftChild</text:span><text:span text:style-name="T5">.</text:span><text:span text:style-name="T17">setParent</text:span><text:span text:style-name="T5">(this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's right child.</text:p>
            <text:p text:style-name="P21"><text:tab/><text:tab/> * </text:p>
            <text:p text:style-name="P21"><text:tab/><text:tab/> * @return Pointer to node's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getRigh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rightChild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Sets node's right child.</text:p>
            <text:p text:style-name="P21"><text:tab/><text:tab/> * </text:p>
            <text:p text:style-name="P21"><text:tab/><text:tab/> * @param rightChild Pointer to new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void</text:span><text:span text:style-name="T7"> </text:span><text:span text:style-name="T16">setRightChild</text:span><text:span text:style-name="T5">(</text:span><text:span text:style-name="T7">RBNode rightChild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this.</text:span><text:span text:style-name="T17">rightChild</text:span><text:span text:style-name="T7"> </text:span><text:span text:style-name="T5">=</text:span><text:span text:style-name="T7"> rightChild</text:span><text:span text:style-name="T5">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oft-page-break/><text:span text:style-name="T7"><text:tab/><text:tab/><text:tab/><text:tab/>rightChild</text:span><text:span text:style-name="T5">.</text:span><text:span text:style-name="T17">setParent</text:span><text:span text:style-name="T5">(this)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the node is a leaf.</text:p>
            <text:p text:style-name="P21"><text:tab/><text:tab/> * A node is considered a leaf if both it has no</text:p>
            <text:p text:style-name="P21"><text:tab/><text:tab/> * children, i.e. both its children are empty leaves.</text:p>
            <text:p text:style-name="P21"><text:tab/><text:tab/> * </text:p>
            <text:p text:style-name="P21"><text:tab/><text:tab/> * @return True iff node is a leaf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Leaf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hasLeftChild</text:span><text:span text:style-name="T5">()</text:span><text:span text:style-name="T7"> </text:span><text:span text:style-name="T5">&amp;&amp;</text:span><text:span text:style-name="T7"> </text:span><text:span text:style-name="T5">!</text:span><text:span text:style-name="T7">hasRightChild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left child,</text:p>
            <text:p text:style-name="P21"><text:tab/><text:tab/> * i.e. its left child is a non-nil node.</text:p>
            <text:p text:style-name="P21"><text:tab/><text:tab/> * </text:p>
            <text:p text:style-name="P21"><text:tab/><text:tab/> * @return True iff node has a lef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Lef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leftChild</text:span><text:span text:style-name="T5">.</text:span><text:span text:style-name="T17">isNil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node has a right child,</text:p>
            <text:p text:style-name="P21"><text:tab/><text:tab/> * i.e. its right child is a non-nil node.</text:p>
            <text:p text:style-name="P21"><text:tab/><text:tab/> * </text:p>
            <text:p text:style-name="P21"><text:tab/><text:tab/> * @return True iff node has a right child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hasRightChil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5">!</text:span><text:span text:style-name="T7">rightChild</text:span><text:span text:style-name="T5">.</text:span><text:span text:style-name="T17">isNil</text:span><text:span text:style-name="T5">(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pointer to node containing a requested key.</text:p>
            <text:p text:style-name="P21"><text:tab/><text:tab/> * </text:p>
            <text:p text:style-name="P21"><text:tab/><text:tab/> * @param i Key to look up</text:p>
            <text:p text:style-name="P21"><text:tab/><text:tab/> * @return Node instance containing i, null if not found</text:p>
            <text:p text:style-name="P21"><text:tab/><text:tab/> */</text:p>
            <text:p text:style-name="P22"><text:span text:style-name="T7"><text:tab/><text:tab/></text:span><text:span text:style-name="T5">public</text:span><text:span text:style-name="T7"> RBNode </text:span><text:span text:style-name="T16">search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null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else</text:span><text:span text:style-name="T7"> </text:span><text:span text:style-name="T16">if</text:span><text:span text:style-name="T7"> </text:span><text:span text:style-name="T5">(</text:span><text:span text:style-name="T7">getKey</text:span><text:span text:style-name="T5">()</text:span><text:span text:style-name="T7"> </text:span><text:span text:style-name="T5">==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i </text:span><text:span text:style-name="T5">&lt;</text:span><text:span text:style-name="T7"> getKey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search</text:span><text:span text:style-name="T5">(</text:span><text:span text:style-name="T7">i</text:span><text:span text:style-name="T5">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text:tab/></text:span><text:span text:style-name="T5">return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the requested key is contained</text:p>
            <text:p text:style-name="P21"><text:tab/><text:tab/> * in the node or its offsprings.</text:p>
            <text:p text:style-name="P21"><text:tab/><text:tab/> * </text:p>
            <text:p text:style-name="P21"><text:tab/><text:tab/> * @param i Key to look up</text:p>
            <text:p text:style-name="P21"><text:tab/><text:tab/> * @return True iff i is contained in node's tre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contains</text:span><text:span text:style-name="T5">(</text:span><text:span text:style-name="T13">int</text:span><text:span text:style-name="T7"> i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return</text:span><text:span text:style-name="T7"> </text:span><text:span text:style-name="T16">search</text:span><text:span text:style-name="T5">(</text:span><text:span text:style-name="T7">i</text:span><text:span text:style-name="T5">)</text:span><text:span text:style-name="T7"> </text:span><text:span text:style-name="T5">!=</text:span><text:span text:style-name="T7"> </text:span><text:span text:style-name="T5">null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Inserts a new node below this node.</text:p>
            <text:p text:style-name="P21"><text:tab/><text:tab/> * </text:p>
            <text:p text:style-name="P21"><text:tab/><text:tab/> * @param newNode Node to insert.</text:p>
            <text:p text:style-name="P21"><text:tab/><text:tab/> * @return True if node inserted, False if key already exist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nsert</text:span><text:span text:style-name="T5">(</text:span><text:span text:style-name="T7">RBNode newNode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lt;</text:span><text:span text:style-name="T7"> 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setLeftChild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newNode</text:span><text:span text:style-name="T5">.</text:span><text:span text:style-name="T17">getKey</text:span><text:span text:style-name="T5">()</text:span><text:span text:style-name="T7"> </text:span><text:span text:style-name="T5">&gt;</text:span><text:span text:style-name="T7"> getKey</text:span><text:span text:style-name="T5">())</text:span><text:span text:style-name="T7"> </text:span><text:span text:style-name="T5">{</text:span></text:p>
            <text:p text:style-name="P22"><text:soft-page-break/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nsert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setRightChild</text:span><text:span text:style-name="T5">(</text:span><text:span text:style-name="T7">newNode</text:span><text:span text:style-name="T5">);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key already exists, skip</text:span></text:p>
            <text:p text:style-name="P22"><text:span text:style-name="T7"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 containing the smallest key.</text:p>
            <text:p text:style-name="P21"><text:tab/><text:tab/> * </text:p>
            <text:p text:style-name="P21"><text:tab/><text:tab/> * @return Node of smallest key in the tre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</text:span><text:span text:style-name="T16">min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minNode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pointer to the node containing the largest key.</text:p>
            <text:p text:style-name="P21"><text:tab/><text:tab/> * </text:p>
            <text:p text:style-name="P21"><text:tab/><text:tab/> * @return Node of largest key in the tre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RBNode </text:span><text:span text:style-name="T16">maxNode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maxNode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his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cursively fill tree's keys in an array.</text:p>
            <text:p text:style-name="P21"><text:tab/><text:tab/> * </text:p>
            <text:p text:style-name="P21"><text:tab/><text:tab/> * @param arr<text:tab/>Values array to fill with the tree's keys</text:p>
            <text:p text:style-name="P21"><text:tab/><text:tab/> * @param loc<text:tab/>Current location in array</text:p>
            <text:p text:style-name="P21"><text:tab/><text:tab/> * @return<text:tab/>Array index of last number inserted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fillIntArray</text:span><text:span text:style-name="T5">(</text:span><text:span text:style-name="T13">int</text:span><text:span text:style-name="T5">[]</text:span><text:span text:style-name="T7"> arr</text:span><text:span text:style-name="T5">,</text:span><text:span text:style-name="T7"> </text:span><text:span text:style-name="T13">int</text:span><text:span text:style-name="T7"> loc</text:span><text:span text:style-name="T5">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oc </text:span><text:span text:style-name="T5">=</text:span><text:span text:style-name="T7"> getLef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arr</text:span><text:span text:style-name="T5">[</text:span><text:span text:style-name="T7">loc</text:span><text:span text:style-name="T5">++]</text:span><text:span text:style-name="T7"> </text:span><text:span text:style-name="T5">=</text:span><text:span text:style-name="T7"> getKey</text:span><text:span text:style-name="T5">();</text:span></text:p>
            <text:p text:style-name="P13"/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loc </text:span><text:span text:style-name="T5">=</text:span><text:span text:style-name="T7"> getRightChild</text:span><text:span text:style-name="T5">().</text:span><text:span text:style-name="T17">fillIntArray</text:span><text:span text:style-name="T5">(</text:span><text:span text:style-name="T7">arr</text:span><text:span text:style-name="T5">,</text:span><text:span text:style-name="T7"> loc</text:span><text:span text:style-name="T5">);</text:span></text:p>
            <text:p text:style-name="P22"><text:span text:style-name="T7"><text:tab/><text:tab/><text:tab/></text:span><text:span text:style-name="T5">}</text:span></text:p>
            <text:p text:style-name="P13"/>
            <text:p text:style-name="P22"><text:span text:style-name="T7"><text:tab/><text:tab/><text:tab/></text:span><text:span text:style-name="T5">return</text:span><text:span text:style-name="T7"> loc</text:span><text:span text:style-name="T5">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a string representation of the node and its offsprings.</text:p>
            <text:p text:style-name="P21"><text:tab/><text:tab/> */</text:p>
            <text:p text:style-name="P22"><text:span text:style-name="T7"><text:tab/><text:tab/></text:span><text:span text:style-name="T5">public</text:span><text:span text:style-name="T7"> String </text:span><text:span text:style-name="T16">toString</text:span><text:span text:style-name="T5">()</text:span><text:span text:style-name="T7"> </text:span><text:span text:style-name="T5">{</text:span></text:p>
            <text:p text:style-name="P22"><text:span text:style-name="T7"><text:tab/><text:tab/><text:tab/>String leftString <text:s/></text:span><text:span text:style-name="T5">=</text:span><text:span text:style-name="T7"> hasLeftChild</text:span><text:span text:style-name="T5">()</text:span><text:span text:style-name="T7"> </text:span><text:span text:style-name="T5">?</text:span><text:span text:style-name="T7"> getLef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22"><text:span text:style-name="T7"><text:tab/><text:tab/><text:tab/>String rightString </text:span><text:span text:style-name="T5">=</text:span><text:span text:style-name="T7"> hasRightChild</text:span><text:span text:style-name="T5">()</text:span><text:span text:style-name="T7"> </text:span><text:span text:style-name="T5">?</text:span><text:span text:style-name="T7"> getRightChild</text:span><text:span text:style-name="T5">().</text:span><text:span text:style-name="T17">toString</text:span><text:span text:style-name="T5">()</text:span><text:span text:style-name="T7"> </text:span><text:span text:style-name="T5">:</text:span><text:span text:style-name="T7"> </text:span><text:span text:style-name="T18">"x"</text:span><text:span text:style-name="T5">;</text:span></text:p>
            <text:p text:style-name="P13"/>
            <text:p text:style-name="P22"><text:span text:style-name="T7"><text:tab/><text:tab/><text:tab/></text:span><text:span text:style-name="T5">return</text:span><text:span text:style-name="T7"> String</text:span><text:span text:style-name="T5">.</text:span><text:span text:style-name="T17">format</text:span><text:span text:style-name="T5">(</text:span><text:span text:style-name="T18">"[ %d%s %s %s ]"</text:span><text:span text:style-name="T5">,</text:span><text:span text:style-name="T7"> getKey</text:span><text:span text:style-name="T5">(),</text:span><text:span text:style-name="T7"> isBlack</text:span><text:span text:style-name="T5">()</text:span><text:span text:style-name="T7"> </text:span><text:span text:style-name="T5">?</text:span><text:span text:style-name="T7"> </text:span><text:span text:style-name="T18">"b"</text:span><text:span text:style-name="T7"> </text:span><text:span text:style-name="T5">:</text:span><text:span text:style-name="T7"> </text:span><text:span text:style-name="T18">"r"</text:span><text:span text:style-name="T5">,</text:span><text:span text:style-name="T7"> leftString</text:span><text:span text:style-name="T5">,</text:span><text:span text:style-name="T7"> rightString</text:span><text:span text:style-name="T5">);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maximum depth of a node in the tree.</text:p>
            <text:p text:style-name="P21"><text:tab/><text:tab/> * </text:p>
            <text:p text:style-name="P21"><text:tab/><text:tab/> * @return Maximum depth of a node in the tree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ax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ax</text:span><text:span text:style-name="T5">(</text:span><text:span text:style-name="T7">getLeftChild</text:span><text:span text:style-name="T5">().</text:span><text:span text:style-name="T17">maxDepth</text:span><text:span text:style-name="T5">(),</text:span></text:p>
            <text:p text:style-name="P22"><text:span text:style-name="T7"><text:tab/><text:tab/><text:tab/><text:tab/><text:tab/><text:tab/><text:tab/>getRightChild</text:span><text:span text:style-name="T5">().</text:span><text:span text:style-name="T17">maxDepth</text:span><text:span text:style-name="T5">()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axDepth</text:span><text:span text:style-name="T5">();</text:span></text:p>
            <text:p text:style-name="P22"><text:soft-page-break/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axDepth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minimum depth of a leaf in the tree.</text:p>
            <text:p text:style-name="P21"><text:tab/><text:tab/> * </text:p>
            <text:p text:style-name="P21"><text:tab/><text:tab/> * @return Minimum depth of a leaf in the tree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int</text:span><text:span text:style-name="T7"> </text:span><text:span text:style-name="T16">minLeaf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Math</text:span><text:span text:style-name="T5">.</text:span><text:span text:style-name="T17">min</text:span><text:span text:style-name="T5">(</text:span><text:span text:style-name="T7">getLeftChild</text:span><text:span text:style-name="T5">().</text:span><text:span text:style-name="T17">minLeafDepth</text:span><text:span text:style-name="T5">(),</text:span></text:p>
            <text:p text:style-name="P22"><text:span text:style-name="T7"><text:tab/><text:tab/><text:tab/><text:tab/><text:tab/><text:tab/><text:tab/>getRightChild</text:span><text:span text:style-name="T5">().</text:span><text:span text:style-name="T17">minLeafDepth</text:span><text:span text:style-name="T5">()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LeftChild</text:span><text:span text:style-name="T5">().</text:span><text:span text:style-name="T17">minLeafDepth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5">1</text:span><text:span text:style-name="T7"> </text:span><text:span text:style-name="T5">+</text:span><text:span text:style-name="T7"> getRightChild</text:span><text:span text:style-name="T5">().</text:span><text:span text:style-name="T17">minLeafDepth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 and only if the tree is a valid BST,</text:p>
            <text:p text:style-name="P21"><text:tab/><text:tab/> * i.e., every node's key is greater than its left child's key</text:p>
            <text:p text:style-name="P21"><text:tab/> <text:tab/> * and smaller than its right child's key.</text:p>
            <text:p text:style-name="P21"><text:tab/> <text:tab/> * </text:p>
            <text:p text:style-name="P21"><text:tab/> <text:tab/> * @return True iff node is a valid BST.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ST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Nil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lt;</text:span><text:span text:style-name="T7"> getLef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getKey</text:span><text:span text:style-name="T5">()</text:span><text:span text:style-name="T7"> </text:span><text:span text:style-name="T5">&gt;</text:span><text:span text:style-name="T7"> getRightChild</text:span><text:span text:style-name="T5">().</text:span><text:span text:style-name="T17">getKey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5">false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ST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<text:tab/><text:tab/>getRightChild</text:span><text:span text:style-name="T5">().</text:span><text:span text:style-name="T17">isBSTValid</text:span><text:span text:style-name="T5">()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node and its offsprings follow the Red rule,</text:p>
            <text:p text:style-name="P21"><text:tab/><text:tab/> * i.e., no red node is followed by another red node.</text:p>
            <text:p text:style-name="P21"><text:tab/><text:tab/> * </text:p>
            <text:p text:style-name="P21"><text:tab/><text:tab/> * @return True iff node follows the Red rul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Red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isBlack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isRed()</text:span></text:p>
            <text:p text:style-name="P22"><text:span text:style-name="T7"><text:tab/><text:tab/><text:tab/><text:tab/><text:tab/></text:span><text:span text:style-name="T5">if</text:span><text:span text:style-name="T7"> </text:span><text:span text:style-name="T5">(</text:span><text:span text:style-name="T7">hasLeftChild</text:span><text:span text:style-name="T5">()</text:span><text:span text:style-name="T7"> </text:span><text:span text:style-name="T5">&amp;&amp;</text:span><text:span text:style-name="T7"> hasRigh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</text:span><text:span text:style-name="T7"> </text:span><text:span text:style-name="T5">&amp;&amp;</text:span></text:p>
            <text:p text:style-name="P22"><text:span text:style-name="T7"><text:tab/><text:tab/><text:tab/><text:tab/><text:tab/><text:tab/><text:tab/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Lef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isBlack</text:span><text:span text:style-name="T5">()</text:span><text:span text:style-name="T7"> </text:span><text:span text:style-name="T5">&amp;&amp;</text:span><text:span text:style-name="T7"> getRightChild</text:span><text:span text:style-name="T5">().</text:span><text:span text:style-name="T17">isRedValid</text:span><text:span text:style-name="T5">();</text:span></text:p>
            <text:p text:style-name="P22"><text:span text:style-name="T7"><text:tab/><text:tab/><text:tab/><text:tab/><text:tab/></text:span><text:span text:style-name="T5">}</text:span></text:p>
            <text:p text:style-name="P22"><text:span text:style-name="T7"><text:tab/><text:tab/><text:tab/><text:tab/></text:span><text:span text:style-name="T5">}</text:span></text:p>
            <text:p text:style-name="P22"><text:soft-page-break/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he node's black depth.</text:p>
            <text:p text:style-name="P21"><text:tab/><text:tab/> * </text:p>
            <text:p text:style-name="P21"><text:tab/><text:tab/> * @return Black depth of current node</text:p>
            <text:p text:style-name="P21"><text:tab/><text:tab/> */</text:p>
            <text:p text:style-name="P22"><text:span text:style-name="T7"><text:tab/><text:tab/></text:span><text:span text:style-name="T5">private</text:span><text:span text:style-name="T7"> </text:span><text:span text:style-name="T13">int</text:span><text:span text:style-name="T7"> </text:span><text:span text:style-name="T16">blackDepth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13">int</text:span><text:span text:style-name="T7"> me </text:span><text:span text:style-name="T5">=</text:span><text:span text:style-name="T7"> isBlack</text:span><text:span text:style-name="T5">()</text:span><text:span text:style-name="T7"> </text:span><text:span text:style-name="T5">?</text:span><text:span text:style-name="T7"> </text:span><text:span text:style-name="T15">1</text:span><text:span text:style-name="T7"> </text:span><text:span text:style-name="T5">:</text:span><text:span text:style-name="T7"> </text:span><text:span text:style-name="T15">0</text:span><text:span text:style-name="T5">;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me </text:span><text:span text:style-name="T5">+</text:span><text:span text:style-name="T7"> getLeftChild</text:span><text:span text:style-name="T5">().</text:span><text:span text:style-name="T17">blackDepth</text:span><text:span text:style-name="T5">()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me</text:span><text:span text:style-name="T5">;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13"/>
            <text:p text:style-name="P22"><text:span text:style-name="T7"><text:tab/><text:tab/></text:span><text:span text:style-name="T14">/**</text:span></text:p>
            <text:p text:style-name="P21"><text:tab/><text:tab/> * Returns true iff node and its offsprings follow the Black rule,</text:p>
            <text:p text:style-name="P21"><text:tab/><text:tab/> * i.e., every path from root to a leaf passes through the same</text:p>
            <text:p text:style-name="P21"><text:tab/><text:tab/> * number of black nodes.</text:p>
            <text:p text:style-name="P21"><text:tab/><text:tab/> * </text:p>
            <text:p text:style-name="P21"><text:tab/><text:tab/> * @return True iff node follows the Black rule</text:p>
            <text:p text:style-name="P21"><text:tab/><text:tab/> */</text:p>
            <text:p text:style-name="P22"><text:span text:style-name="T7"><text:tab/><text:tab/></text:span><text:span text:style-name="T5">public</text:span><text:span text:style-name="T7"> </text:span><text:span text:style-name="T13">boolean</text:span><text:span text:style-name="T7"> </text:span><text:span text:style-name="T16">isBlackValid</text:span><text:span text:style-name="T5">()</text:span><text:span text:style-name="T7"> </text:span><text:span text:style-name="T5">{</text:span></text:p>
            <text:p text:style-name="P22"><text:span text:style-name="T7"><text:tab/><text:tab/><text:tab/></text:span><text:span text:style-name="T5">if</text:span><text:span text:style-name="T7"> </text:span><text:span text:style-name="T5">(</text:span><text:span text:style-name="T7">isLeaf</text:span><text:span text:style-name="T5">())</text:span><text:span text:style-name="T7"> </text:span><text:span text:style-name="T5">{</text:span></text:p>
            <text:p text:style-name="P22"><text:span text:style-name="T7"><text:tab/><text:tab/><text:tab/><text:tab/></text:span><text:span text:style-name="T5">return</text:span><text:span text:style-name="T7"> </text:span><text:span text:style-name="T5">true;</text:span></text:p>
            <text:p text:style-name="P22"><text:span text:style-name="T7"><text:tab/><text:tab/><text:tab/></text:span><text:span text:style-name="T5">}</text:span><text:span text:style-name="T7"> </text:span><text:span text:style-name="T5">else</text:span><text:span text:style-name="T7"> </text:span><text:span text:style-name="T5">{</text:span></text:p>
            <text:p text:style-name="P22"><text:span text:style-name="T7"><text:tab/><text:tab/><text:tab/><text:tab/></text:span><text:span text:style-name="T5">if</text:span><text:span text:style-name="T7"> </text:span><text:span text:style-name="T5">(</text:span><text:span text:style-name="T7">hasRightChild</text:span><text:span text:style-name="T5">()</text:span><text:span text:style-name="T7"> </text:span><text:span text:style-name="T5">&amp;&amp;</text:span><text:span text:style-name="T7"> 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getLeftChild</text:span><text:span text:style-name="T5">().</text:span><text:span text:style-name="T17">blackDepth</text:span><text:span text:style-name="T5">()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if</text:span><text:span text:style-name="T7"> </text:span><text:span text:style-name="T5">(</text:span><text:span text:style-name="T7">hasLeftChild</text:span><text:span text:style-name="T5">())</text:span><text:span text:style-name="T7"> </text:span><text:span text:style-name="T5">{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Lef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2"><text:span text:style-name="T7"><text:tab/><text:tab/><text:tab/><text:tab/></text:span><text:span text:style-name="T5">}</text:span><text:span text:style-name="T7"> </text:span><text:span text:style-name="T5">else</text:span><text:span text:style-name="T7"> </text:span><text:span text:style-name="T5">{</text:span><text:span text:style-name="T7"> </text:span><text:span text:style-name="T14">// hasRightChild()</text:span></text:p>
            <text:p text:style-name="P22"><text:span text:style-name="T7"><text:tab/><text:tab/><text:tab/><text:tab/><text:tab/></text:span><text:span text:style-name="T5">return</text:span><text:span text:style-name="T7"> </text:span><text:span text:style-name="T16">getRightChild</text:span><text:span text:style-name="T5">().</text:span><text:span text:style-name="T17">blackDepth</text:span><text:span text:style-name="T5">()</text:span><text:span text:style-name="T7"> </text:span><text:span text:style-name="T5">==</text:span><text:span text:style-name="T7"> </text:span><text:span text:style-name="T15">0</text:span><text:span text:style-name="T5">;</text:span></text:p>
            <text:p text:style-name="P22"><text:span text:style-name="T7"><text:tab/><text:tab/><text:tab/><text:tab/></text:span><text:span text:style-name="T5">}</text:span></text:p>
            <text:p text:style-name="P22"><text:span text:style-name="T7"><text:tab/><text:tab/><text:tab/></text:span><text:span text:style-name="T5">}</text:span></text:p>
            <text:p text:style-name="P22"><text:span text:style-name="T7"><text:tab/><text:tab/></text:span><text:span text:style-name="T5">}</text:span></text:p>
            <text:p text:style-name="P22"><text:span text:style-name="T7"><text:tab/></text:span><text:span text:style-name="T5">}</text:span></text:p>
            <text:p text:style-name="P13"/>
            <text:p text:style-name="P22"><text:span text:style-name="T7"><text:tab/></text:span><text:span text:style-name="T14">/**</text:span></text:p>
            <text:p text:style-name="P21"><text:tab/> * @original author Shai Vardi</text:p>
            <text:p text:style-name="P21"><text:tab/> * Modified for semester 2011/2012 a</text:p>
            <text:p text:style-name="P21"><text:tab/> */</text:p>
            <text:p text:style-name="P13"/>
            <text:p text:style-name="P14">}</text:p>
          </table:table-cell>
        </table:table-row>
      </table:table>
      <text:p text:style-name="P8"/>
      <text:p text:style-name="P7"/>
      <text:p text:style-name="P2"/>
      <text:h text:style-name="P39" text:outline-level="2">Program Documentation</text:h>
      <text:p text:style-name="P9"/>
      <text:p text:style-name="P27"><text:span text:style-name="T8">awesomeRB</text:span><text:span text:style-name="T9">  Class RBTree</text:span></text:p>
      <text:p text:style-name="P15">java.lang.Object</text:p>
      <text:p text:style-name="P11"><text:span text:style-name="T11"><text:s text:c="2"/></text:span><text:span text:style-name="T12">awesomeRB.RBTree</text:span></text:p>
      <text:p text:style-name="P30"/>
      <text:p text:style-name="P11"><text:span text:style-name="T11">public class </text:span><text:span text:style-name="T12">RBTree</text:span></text:p>
      <text:p text:style-name="P15">extends java.lang.Object</text:p>
      <text:p text:style-name="P28">RBTree An implementation of a Red Black Tree with non-negative, distinct integer values.<text:line-break/>All quoted algorithms are from: Cormen, Thomas H., Charles E. Leiserson, and Robert L. Rivest. Introduction to Algorithms. Cambridge, MA: MIT, 2001. Print.<text:line-break/>Invariant: getRoot() != null<text:line-break/>Invariant: isValid()</text:p>
      <text:p text:style-name="P18">Author:</text:p>
      <text:p text:style-name="P17">Amir Moualem, amirmoua@mail.tau.ac.il, ID ?????????,<text:line-break/>Sagie Maoz, sagiemao@mail.tau.ac.il, ID 021526025</text:p>
      <text:p text:style-name="P3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9">Nested Class Summary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16"> class</text:p>
          </table:table-cell>
          <table:table-cell table:style-name="Table5.B2" office:value-type="string">
            <text:p text:style-name="P11"><text:span text:style-name="T12">RBTree.RBNode</text:span><text:span text:style-name="T10"> </text:span></text:p>
            <text:p text:style-name="P17">          public class RBNode If you wish to implement classes other than RBTree (for example RBNode), do it in this file, not in another file</text:p>
          </table:table-cell>
        </table:table-row>
      </table:table>
      <text:p text:style-name="P17"> 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11">Field Summary</text:p>
          </table:table-cell>
          <table:covered-table-cell/>
        </table:table-row>
        <table:table-row table:style-name="Table6.1">
          <table:table-cell table:style-name="Table6.A2" office:value-type="string">
            <text:p text:style-name="P16">(package private) static int</text:p>
          </table:table-cell>
          <table:table-cell table:style-name="Table6.B2" office:value-type="string">
            <text:p text:style-name="P11"><text:span text:style-name="T12">NilValue</text:span><text:span text:style-name="T10"> </text:span></text:p>
            <text:p text:style-name="P17">          Constant marking a key as that of an empty leaf</text:p>
          </table:table-cell>
        </table:table-row>
        <table:table-row table:style-name="Table6.1">
          <table:table-cell table:style-name="Table6.A2" office:value-type="string">
            <text:p text:style-name="P16">private  RBTree.RBNode</text:p>
          </table:table-cell>
          <table:table-cell table:style-name="Table6.B2" office:value-type="string">
            <text:p text:style-name="P11"><text:span text:style-name="T12">root</text:span><text:span text:style-name="T10"> </text:span></text:p>
            <text:p text:style-name="P17">          Pointer to root node</text:p>
          </table:table-cell>
        </table:table-row>
        <table:table-row table:style-name="Table6.1">
          <table:table-cell table:style-name="Table6.A2" office:value-type="string">
            <text:p text:style-name="P16">private  int</text:p>
          </table:table-cell>
          <table:table-cell table:style-name="Table6.B2" office:value-type="string">
            <text:p text:style-name="P11"><text:span text:style-name="T12">size</text:span><text:span text:style-name="T10"> </text:span></text:p>
            <text:p text:style-name="P17">          Current size of tree (number of non-nil nodes)</text:p>
          </table:table-cell>
        </table:table-row>
      </table:table>
      <text:p text:style-name="P17"> 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Constructor Summary</text:p>
          </table:table-cell>
        </table:table-row>
        <table:table-row table:style-name="Table7.1">
          <table:table-cell table:style-name="Table7.A2" office:value-type="string">
            <text:p text:style-name="P11"><text:span text:style-name="T12">RBTree</text:span><text:span text:style-name="T11">()</text:span><text:span text:style-name="T10"> </text:span></text:p>
            <text:p text:style-name="P17">          Creates a new, empty instance</text:p>
          </table:table-cell>
        </table:table-row>
      </table:table>
      <text:p text:style-name="P17"> 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11">Method Summary</text:p>
          </table:table-cell>
          <table:covered-table-cell/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contains</text:span><text:span text:style-name="T11">(int i)</text:span><text:span text:style-name="T10"> </text:span></text:p>
            <text:p text:style-name="P17">          Returns true if and only if the tree contains i.</text:p>
          </table:table-cell>
        </table:table-row>
        <table:table-row table:style-name="Table8.1">
          <table:table-cell table:style-name="Table8.A2" office:value-type="string">
            <text:p text:style-name="P16"> void</text:p>
          </table:table-cell>
          <table:table-cell table:style-name="Table8.B2" office:value-type="string">
            <text:p text:style-name="P11"><text:span text:style-name="T12">delete</text:span><text:span text:style-name="T11">(int i)</text:span><text:span text:style-name="T10"> </text:span></text:p>
            <text:p text:style-name="P17">          Deletes the integer i from the binary tree, if it is ther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deleteFixup</text:span><text:span text:style-name="T11">(RBTree.RBNode x)</text:span><text:span text:style-name="T10"> </text:span></text:p>
            <text:p text:style-name="P17">          Fixes up tree after a delete action.</text:p>
          </table:table-cell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empty</text:span><text:span text:style-name="T11">()</text:span><text:span text:style-name="T10"> </text:span></text:p>
            <text:p text:style-name="P17">          Returns true if and only if the tree is empty.</text:p>
          </table:table-cell>
        </table:table-row>
        <table:table-row table:style-name="Table8.1">
          <table:table-cell table:style-name="Table8.A2" office:value-type="string">
            <text:p text:style-name="P16"> RBTree.RBNode</text:p>
          </table:table-cell>
          <table:table-cell table:style-name="Table8.B2" office:value-type="string">
            <text:p text:style-name="P11"><text:span text:style-name="T12">getRoot</text:span><text:span text:style-name="T11">()</text:span><text:span text:style-name="T10"> </text:span></text:p>
            <text:p text:style-name="P17">          Returns pointer to root node</text:p>
          </table:table-cell>
        </table:table-row>
        <table:table-row table:style-name="Table8.1">
          <table:table-cell table:style-name="Table8.A2" office:value-type="string">
            <text:p text:style-name="P16"> void</text:p>
          </table:table-cell>
          <table:table-cell table:style-name="Table8.B2" office:value-type="string">
            <text:p text:style-name="P11"><text:span text:style-name="T12">insert</text:span><text:span text:style-name="T11">(int i)</text:span><text:span text:style-name="T10"> </text:span></text:p>
            <text:p text:style-name="P17">          Inserts the integer i into the binary tree; the tree must remain valid (keep its invariants).</text:p>
          </table:table-cell>
        </table:table-row>
        <table:table-row table:style-name="Table8.1">
          <table:table-cell table:style-name="Table8.A2" office:value-type="string">
            <text:p text:style-name="P16"> boolean</text:p>
          </table:table-cell>
          <table:table-cell table:style-name="Table8.B2" office:value-type="string">
            <text:p text:style-name="P11"><text:span text:style-name="T12">isValid</text:span><text:span text:style-name="T11">()</text:span><text:span text:style-name="T10"> </text:span></text:p>
            <text:p text:style-name="P17">          Returns true if and only if the tree is a valid red-black tre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leftRotate</text:span><text:span text:style-name="T11">(RBTree.RBNode x)</text:span><text:span text:style-name="T10"> </text:span></text:p>
            <text:p text:style-name="P17">          Applies the Left Rotate action on a given nod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ax</text:span><text:span text:style-name="T11">()</text:span><text:span text:style-name="T10"> </text:span></text:p>
            <text:p text:style-name="P17">          Returns the largest key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axDepth</text:span><text:span text:style-name="T11">()</text:span><text:span text:style-name="T10"> </text:span></text:p>
            <text:p text:style-name="P17">          Returns the maximum depth of a node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in</text:span><text:span text:style-name="T11">()</text:span><text:span text:style-name="T10"> </text:span></text:p>
            <text:p text:style-name="P17">          Returns the smallest key in the tree.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minLeafDepth</text:span><text:span text:style-name="T11">()</text:span><text:span text:style-name="T10"> </text:span></text:p>
            <text:p text:style-name="P17"><text:soft-page-break/>          Returns the minimum depth of a leaf in the tre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redBlackInsert</text:span><text:span text:style-name="T11">(RBTree.RBNode newNode)</text:span><text:span text:style-name="T10"> </text:span></text:p>
            <text:p text:style-name="P17">          Inserts a node to a Red-Black tree in a valid way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rightRotate</text:span><text:span text:style-name="T11">(RBTree.RBNode x)</text:span><text:span text:style-name="T10"> </text:span></text:p>
            <text:p text:style-name="P17">          Applies the Right Rotate action on a given node.</text:p>
          </table:table-cell>
        </table:table-row>
        <table:table-row table:style-name="Table8.1">
          <table:table-cell table:style-name="Table8.A2" office:value-type="string">
            <text:p text:style-name="P16">private  void</text:p>
          </table:table-cell>
          <table:table-cell table:style-name="Table8.B2" office:value-type="string">
            <text:p text:style-name="P11"><text:span text:style-name="T12">setRoot</text:span><text:span text:style-name="T11">(RBTree.RBNode root)</text:span><text:span text:style-name="T10"> </text:span></text:p>
            <text:p text:style-name="P17">          Sets root node</text:p>
          </table:table-cell>
        </table:table-row>
        <table:table-row table:style-name="Table8.1">
          <table:table-cell table:style-name="Table8.A2" office:value-type="string">
            <text:p text:style-name="P16"> int</text:p>
          </table:table-cell>
          <table:table-cell table:style-name="Table8.B2" office:value-type="string">
            <text:p text:style-name="P11"><text:span text:style-name="T12">size</text:span><text:span text:style-name="T11">()</text:span><text:span text:style-name="T10"> </text:span></text:p>
            <text:p text:style-name="P17">          Returns the number of nodes in the tree.</text:p>
          </table:table-cell>
        </table:table-row>
        <table:table-row table:style-name="Table8.1">
          <table:table-cell table:style-name="Table8.A2" office:value-type="string">
            <text:p text:style-name="P16">private  RBTree.RBNode</text:p>
          </table:table-cell>
          <table:table-cell table:style-name="Table8.B2" office:value-type="string">
            <text:p text:style-name="P11"><text:span text:style-name="T12">successor</text:span><text:span text:style-name="T11">(RBTree.RBNode x)</text:span><text:span text:style-name="T10"> </text:span></text:p>
            <text:p text:style-name="P17">          Returns the successor node for a given node in the tree.</text:p>
          </table:table-cell>
        </table:table-row>
        <table:table-row table:style-name="Table8.1">
          <table:table-cell table:style-name="Table8.A2" office:value-type="string">
            <text:p text:style-name="P16"> int[]</text:p>
          </table:table-cell>
          <table:table-cell table:style-name="Table8.B2" office:value-type="string">
            <text:p text:style-name="P11"><text:span text:style-name="T12">toIntArray</text:span><text:span text:style-name="T11">()</text:span><text:span text:style-name="T10"> </text:span></text:p>
            <text:p text:style-name="P17">          Returns an int[] array containing the values stored in the tree, in ascending order.</text:p>
          </table:table-cell>
        </table:table-row>
        <table:table-row table:style-name="Table8.1">
          <table:table-cell table:style-name="Table8.A2" office:value-type="string">
            <text:p text:style-name="P16"> java.lang.String</text:p>
          </table:table-cell>
          <table:table-cell table:style-name="Table8.B2" office:value-type="string">
            <text:p text:style-name="P11"><text:span text:style-name="T12">toString</text:span><text:span text:style-name="T11">()</text:span><text:span text:style-name="T10"> </text:span></text:p>
            <text:p text:style-name="P17">          Returns a string representation of the tree.</text:p>
          </table:table-cell>
        </table:table-row>
      </table:table>
      <text:p text:style-name="P17"> 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8">Methods inherited from class java.lang.Object</text:p>
          </table:table-cell>
        </table:table-row>
        <table:table-row table:style-name="Table9.1">
          <table:table-cell table:style-name="Table9.A2" office:value-type="string">
            <text:p text:style-name="P15">clone, equals, finalize, getClass, hashCode, notify, notifyAll, wait, wait, wait</text:p>
          </table:table-cell>
        </table:table-row>
      </table:table>
      <text:p text:style-name="P17"> </text:p>
      <text:p text:style-name="P1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Field Detail</text:p>
          </table:table-cell>
        </table:table-row>
      </table:table>
      <text:p text:style-name="P29"/>
      <text:p text:style-name="P29">NilValue</text:p>
      <text:p text:style-name="P11"><text:span text:style-name="T11">static final int </text:span><text:span text:style-name="T12">NilValue</text:span></text:p>
      <text:p text:style-name="P17">Constant marking a key as that of an empty leaf</text:p>
      <text:p text:style-name="P17"/>
      <text:p text:style-name="P18">See Also:</text:p>
      <text:p text:style-name="P17">Constant Field Values</text:p>
      <text:p text:style-name="P30"/>
      <text:p text:style-name="P29">root</text:p>
      <text:p text:style-name="P11"><text:span text:style-name="T11">private RBTree.RBNode </text:span><text:span text:style-name="T12">root</text:span></text:p>
      <text:p text:style-name="P17">Pointer to root node</text:p>
      <text:p text:style-name="P17"/>
      <text:p text:style-name="P17"/>
      <text:p text:style-name="P29">size</text:p>
      <text:p text:style-name="P11"><text:span text:style-name="T11">private int </text:span><text:span text:style-name="T12">size</text:span></text:p>
      <text:p text:style-name="P17">Current size of tree (number of non-nil nodes)</text:p>
      <text:p text:style-name="P17"/>
      <text:p text:style-name="P17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Constructor Detail</text:p>
          </table:table-cell>
        </table:table-row>
      </table:table>
      <text:p text:style-name="P29"/>
      <text:p text:style-name="P29">RBTree</text:p>
      <text:p text:style-name="P11"><text:span text:style-name="T11">public </text:span><text:span text:style-name="T12">RBTree</text:span><text:span text:style-name="T11">()</text:span></text:p>
      <text:p text:style-name="P17">Creates a new, empty instance</text:p>
      <text:p text:style-name="P1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1">Method Detail</text:p>
          </table:table-cell>
        </table:table-row>
      </table:table>
      <text:p text:style-name="P29"/>
      <text:p text:style-name="P29">getRoot</text:p>
      <text:p text:style-name="P11"><text:span text:style-name="T11">public RBTree.RBNode </text:span><text:span text:style-name="T12">getRoot</text:span><text:span text:style-name="T11">()</text:span></text:p>
      <text:p text:style-name="P17">Returns pointer to root node</text:p>
      <text:p text:style-name="P17"/>
      <text:p text:style-name="P30"/>
      <text:p text:style-name="P29">setRoot</text:p>
      <text:p text:style-name="P11"><text:span text:style-name="T11">private void </text:span><text:span text:style-name="T12">setRoot</text:span><text:span text:style-name="T11">(RBTree.RBNode root)</text:span></text:p>
      <text:p text:style-name="P17">Sets root node</text:p>
      <text:p text:style-name="P17"/>
      <text:p text:style-name="P30"/>
      <text:p text:style-name="P30"/>
      <text:p text:style-name="P29"><text:soft-page-break/>empty</text:p>
      <text:p text:style-name="P11"><text:span text:style-name="T11">public boolean </text:span><text:span text:style-name="T12">empty</text:span><text:span text:style-name="T11">()</text:span></text:p>
      <text:p text:style-name="P17">Returns true if and only if the tree is empty.</text:p>
      <text:p text:style-name="P17">Time complexity: O(1)<text:line-break/>postcondition: return true iff the data structure does not contain any item</text:p>
      <text:p text:style-name="P17"/>
      <text:p text:style-name="P30"/>
      <text:p text:style-name="P29">contains</text:p>
      <text:p text:style-name="P11"><text:span text:style-name="T11">public boolean </text:span><text:span text:style-name="T12">contains</text:span><text:span text:style-name="T11">(int i)</text:span></text:p>
      <text:p text:style-name="P17">Returns true if and only if the tree contains i.</text:p>
      <text:p text:style-name="P17">Time complexity: O(logn) </text:p>
      <text:p text:style-name="P17">postcondition: returns true iff i is in the tree</text:p>
      <text:p text:style-name="P17"/>
      <text:p text:style-name="P30"/>
      <text:p text:style-name="P29">insert</text:p>
      <text:p text:style-name="P11"><text:span text:style-name="T11">public void </text:span><text:span text:style-name="T12">insert</text:span><text:span text:style-name="T11">(int i)</text:span></text:p>
      <text:p text:style-name="P17">Inserts the integer i into the binary tree; the tree must remain valid (keep its invariants). </text:p>
      <text:p text:style-name="P17">Time complexity: O(logn) </text:p>
      <text:p text:style-name="P17">precondition: none </text:p>
      <text:p text:style-name="P17">postcondition: contains(i) == true (that is, i is in the list)</text:p>
      <text:p text:style-name="P17"/>
      <text:p text:style-name="P30"/>
      <text:p text:style-name="P29">redBlackInsert</text:p>
      <text:p text:style-name="P11"><text:span text:style-name="T11">private void </text:span><text:span text:style-name="T12">redBlackInsert</text:span><text:span text:style-name="T11">(RBTree.RBNode newNode)</text:span></text:p>
      <text:p text:style-name="P17">Inserts a node to a Red-Black tree in a valid way. Based on the RB-Insert algorithm.</text:p>
      <text:p text:style-name="P17"/>
      <text:p text:style-name="P18">Parameters:</text:p>
      <text:p text:style-name="P11"><text:span text:style-name="T11">newNode</text:span><text:span text:style-name="T10"> - New node to insert</text:span></text:p>
      <text:p text:style-name="P30"/>
      <text:p text:style-name="P30"/>
      <text:p text:style-name="P29">delete</text:p>
      <text:p text:style-name="P11"><text:span text:style-name="T11">public void </text:span><text:span text:style-name="T12">delete</text:span><text:span text:style-name="T11">(int i)</text:span></text:p>
      <text:p text:style-name="P17">Deletes the integer i from the binary tree, if it is there; the tree must remain valid (keep its invariants). </text:p>
      <text:p text:style-name="P17"/>
      <text:p text:style-name="P17">Time complexity: O(logn) </text:p>
      <text:p text:style-name="P17">precondition: none </text:p>
      <text:p text:style-name="P17">postcondition: contains(i) == false (that is, i is in the list)</text:p>
      <text:p text:style-name="P17"/>
      <text:p text:style-name="P30"/>
      <text:p text:style-name="P29">deleteFixup</text:p>
      <text:p text:style-name="P11"><text:span text:style-name="T11">private void </text:span><text:span text:style-name="T12">deleteFixup</text:span><text:span text:style-name="T11">(RBTree.RBNode x)</text:span></text:p>
      <text:p text:style-name="P17">Fixes up tree after a delete action. Based on the RB-Insert algorithm. </text:p>
      <text:p text:style-name="P17">precondition: x != null </text:p>
      <text:p text:style-name="P17">postcondition: isValid() == true</text:p>
      <text:p text:style-name="P17"/>
      <text:p text:style-name="P18">Parameters:</text:p>
      <text:p text:style-name="P11"><text:span text:style-name="T11">x</text:span><text:span text:style-name="T10"> - Child node of the deleted node's successor.</text:span></text:p>
      <text:p text:style-name="P30"/>
      <text:p text:style-name="P30"/>
      <text:p text:style-name="P29">successor</text:p>
      <text:p text:style-name="P11"><text:span text:style-name="T11">private RBTree.RBNode </text:span><text:span text:style-name="T12">successor</text:span><text:span text:style-name="T11">(RBTree.RBNode x)</text:span></text:p>
      <text:p text:style-name="P17">Returns the successor node for a given node in the tree. Successor being the node with the smallest key greater than x.getKey(). </text:p>
      <text:p text:style-name="P17">precondition: x != null </text:p>
      <text:p text:style-name="P17">precondition: x.hasLeftChild() &amp;&amp; x.hasRightChild()</text:p>
      <text:p text:style-name="P17"/>
      <text:p text:style-name="P18">Parameters:</text:p>
      <text:p text:style-name="P11"><text:span text:style-name="T11">x</text:span><text:span text:style-name="T10"> - Node to find the successor of</text:span></text:p>
      <text:p text:style-name="P30"/>
      <text:p text:style-name="P30"/>
      <text:p text:style-name="P30"/>
      <text:p text:style-name="P30"/>
      <text:p text:style-name="P30"/>
      <text:p text:style-name="P29"><text:soft-page-break/>min</text:p>
      <text:p text:style-name="P11"><text:span text:style-name="T11">public int </text:span><text:span text:style-name="T12">min</text:span><text:span text:style-name="T11">()</text:span></text:p>
      <text:p text:style-name="P17">Returns the smallest key in the tree. If the tree is empty, returns -1; </text:p>
      <text:p text:style-name="P17">Time complexity: O(logn)</text:p>
      <text:p text:style-name="P17"/>
      <text:p text:style-name="P18">Returns:</text:p>
      <text:p text:style-name="P17">Smallest key in tree, -1 if tree is empty</text:p>
      <text:p text:style-name="P30"/>
      <text:p text:style-name="P30"/>
      <text:p text:style-name="P29">max</text:p>
      <text:p text:style-name="P11"><text:span text:style-name="T11">public int </text:span><text:span text:style-name="T12">max</text:span><text:span text:style-name="T11">()</text:span></text:p>
      <text:p text:style-name="P17">Returns the largest key in the tree. If the tree is empty, returns -1; </text:p>
      <text:p text:style-name="P17">Time complexity: O(logn)</text:p>
      <text:p text:style-name="P17"/>
      <text:p text:style-name="P18">Returns:</text:p>
      <text:p text:style-name="P17">Largest key in tree, -1 if tree is empty</text:p>
      <text:p text:style-name="P30"/>
      <text:p text:style-name="P29"/>
      <text:p text:style-name="P29">toIntArray</text:p>
      <text:p text:style-name="P11"><text:span text:style-name="T11">public int[] </text:span><text:span text:style-name="T12">toIntArray</text:span><text:span text:style-name="T11">()</text:span></text:p>
      <text:p text:style-name="P17">Returns an int[] array containing the values stored in the tree, in ascending order. </text:p>
      <text:p text:style-name="P17">Time complexity: O(n) </text:p>
      <text:p text:style-name="P17">postcondition: returns an array containing exactly the tree's elements in ascending order.</text:p>
      <text:p text:style-name="P17"/>
      <text:p text:style-name="P18">Returns:</text:p>
      <text:p text:style-name="P17">An array of the tree's key values, sorted in ascending order.</text:p>
      <text:p text:style-name="P30"/>
      <text:p text:style-name="P30"/>
      <text:p text:style-name="P29">isValid</text:p>
      <text:p text:style-name="P11"><text:span text:style-name="T11">public boolean </text:span><text:span text:style-name="T12">isValid</text:span><text:span text:style-name="T11">()</text:span></text:p>
      <text:p text:style-name="P17">Returns true if and only if the tree is a valid red-black tree. </text:p>
      <text:p text:style-name="P17">Time complexity: O(n)</text:p>
      <text:p text:style-name="P17"/>
      <text:p text:style-name="P18">Returns:</text:p>
      <text:p text:style-name="P17">True iff the tree is a valid Red-Black tree.</text:p>
      <text:p text:style-name="P30"/>
      <text:p text:style-name="P30"/>
      <text:p text:style-name="P29">maxDepth</text:p>
      <text:p text:style-name="P11"><text:span text:style-name="T11">public int </text:span><text:span text:style-name="T12">maxDepth</text:span><text:span text:style-name="T11">()</text:span></text:p>
      <text:p text:style-name="P17">Returns the maximum depth of a node in the tree. If the tree is empty, returns -1; </text:p>
      <text:p text:style-name="P17">Time complexity: O(n)</text:p>
      <text:p text:style-name="P17"/>
      <text:p text:style-name="P18">Returns:</text:p>
      <text:p text:style-name="P17">Maximum depth of a node in the tree, -1 if tree is empty</text:p>
      <text:p text:style-name="P30"/>
      <text:p text:style-name="P30"/>
      <text:p text:style-name="P29">minLeafDepth</text:p>
      <text:p text:style-name="P11"><text:span text:style-name="T11">public int </text:span><text:span text:style-name="T12">minLeafDepth</text:span><text:span text:style-name="T11">()</text:span></text:p>
      <text:p text:style-name="P17">Returns the minimum depth of a leaf in the tree. If the tree is empty, returns -1; </text:p>
      <text:p text:style-name="P17">Time complexity: O(n)</text:p>
      <text:p text:style-name="P17"/>
      <text:p text:style-name="P18">Returns:</text:p>
      <text:p text:style-name="P17">Minimum depth of a leaf in the tree, -1 if tree is empty</text:p>
      <text:p text:style-name="P30"/>
      <text:p text:style-name="P30"/>
      <text:p text:style-name="P29">size</text:p>
      <text:p text:style-name="P11"><text:span text:style-name="T11">public int </text:span><text:span text:style-name="T12">size</text:span><text:span text:style-name="T11">()</text:span></text:p>
      <text:p text:style-name="P17">Returns the number of nodes in the tree.</text:p>
      <text:p text:style-name="P17">Time complexity: O(1)</text:p>
      <text:p text:style-name="P17"/>
      <text:p text:style-name="P18">Returns:</text:p>
      <text:p text:style-name="P17">Number of nodes in the tree</text:p>
      <text:p text:style-name="P30"><text:soft-page-break/></text:p>
      <text:p text:style-name="P30"/>
      <text:p text:style-name="P29">toString</text:p>
      <text:p text:style-name="P11"><text:span text:style-name="T11">public java.lang.String </text:span><text:span text:style-name="T12">toString</text:span><text:span text:style-name="T11">()</text:span></text:p>
      <text:p text:style-name="P17">Returns a string representation of the tree.</text:p>
      <text:p text:style-name="P17"/>
      <text:p text:style-name="P18">Overrides:</text:p>
      <text:p text:style-name="P11"><text:span text:style-name="T11">toString</text:span><text:span text:style-name="T10"> in class </text:span><text:span text:style-name="T11">java.lang.Object</text:span></text:p>
      <text:p text:style-name="P18">Returns:</text:p>
      <text:p text:style-name="P17">String represntatino of the tree</text:p>
      <text:p text:style-name="P30"/>
      <text:p text:style-name="P30"/>
      <text:p text:style-name="P29">leftRotate</text:p>
      <text:p text:style-name="P11"><text:span text:style-name="T11">private void </text:span><text:span text:style-name="T12">leftRotate</text:span><text:span text:style-name="T11">(RBTree.RBNode x)</text:span></text:p>
      <text:p text:style-name="P17">Applies the Left Rotate action on a given node. Based on the LeftRotate algorithm. </text:p>
      <text:p text:style-name="P17">precondition: x != null, x.right != null </text:p>
      <text:p text:style-name="P17">postcondition: rotates x to the left</text:p>
      <text:p text:style-name="P17"/>
      <text:p text:style-name="P18">Parameters:</text:p>
      <text:p text:style-name="P11"><text:span text:style-name="T11">x</text:span><text:span text:style-name="T10"> - Node to rotate</text:span></text:p>
      <text:p text:style-name="P30"/>
      <text:p text:style-name="P30"/>
      <text:p text:style-name="P29">rightRotate</text:p>
      <text:p text:style-name="P11"><text:span text:style-name="T11">private void </text:span><text:span text:style-name="T12">rightRotate</text:span><text:span text:style-name="T11">(RBTree.RBNode x)</text:span></text:p>
      <text:p text:style-name="P17">Applies the Right Rotate action on a given node. Based on the RightRotate algorithm. </text:p>
      <text:p text:style-name="P17">precondition: x != null, x.right != null </text:p>
      <text:p text:style-name="P17">postcondition: rotates x to the right</text:p>
      <text:p text:style-name="P17"/>
      <text:p text:style-name="P18">Parameters:</text:p>
      <text:p text:style-name="P11"><text:span text:style-name="T11">x</text:span><text:span text:style-name="T10"> - Node to rotate</text:span></text:p>
      <text:p text:style-name="P20"/>
      <text:p text:style-name="P20"/>
      <text:p text:style-name="P20"/>
      <text:p text:style-name="P3"/>
      <text:p text:style-name="P11"><text:span text:style-name="T8">awesomeRB</text:span><text:span text:style-name="T9">  Class RBTree.RBNode</text:span></text:p>
      <text:p text:style-name="P15">java.lang.Object</text:p>
      <text:p text:style-name="P11"><text:span text:style-name="T11"><text:s text:c="2"/></text:span><text:span text:style-name="T12">awesomeRB.RBTree.RBNode</text:span></text:p>
      <text:p text:style-name="P18">Enclosing class:</text:p>
      <text:p text:style-name="P17">RBTree</text:p>
      <text:p text:style-name="P30"/>
      <text:p text:style-name="P11"><text:span text:style-name="T11">public class </text:span><text:span text:style-name="T12">RBTree.RBNode</text:span></text:p>
      <text:p text:style-name="P15">extends java.lang.Object</text:p>
      <text:p text:style-name="P28">public class RBNode If you wish to implement classes other than RBTree (for example RBNode), do it in this file, not in another file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11">Field Summary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6">private  boolean</text:p>
          </table:table-cell>
          <table:table-cell table:style-name="Table13.B2" office:value-type="string">
            <text:p text:style-name="P11"><text:span text:style-name="T12">isBlack</text:span><text:span text:style-name="T10"> </text:span></text:p>
            <text:p text:style-name="P17">          True iff the node is black</text:p>
          </table:table-cell>
        </table:table-row>
        <table:table-row table:style-name="Table13.1">
          <table:table-cell table:style-name="Table13.A2" office:value-type="string">
            <text:p text:style-name="P16">private  int</text:p>
          </table:table-cell>
          <table:table-cell table:style-name="Table13.B2" office:value-type="string">
            <text:p text:style-name="P11"><text:span text:style-name="T12">key</text:span><text:span text:style-name="T10"> </text:span></text:p>
            <text:p text:style-name="P17">          Key stored in node (a unique positive integer)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leftChild</text:span><text:span text:style-name="T10"> </text:span></text:p>
            <text:p text:style-name="P17">          Pointer to a left child node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parent</text:span><text:span text:style-name="T10"> </text:span></text:p>
            <text:p text:style-name="P17">          Pointer to the parent node, if one exists</text:p>
          </table:table-cell>
        </table:table-row>
        <table:table-row table:style-name="Table13.1">
          <table:table-cell table:style-name="Table13.A2" office:value-type="string">
            <text:p text:style-name="P16">private  RBTree.RBNode</text:p>
          </table:table-cell>
          <table:table-cell table:style-name="Table13.B2" office:value-type="string">
            <text:p text:style-name="P11"><text:span text:style-name="T12">rightChild</text:span><text:span text:style-name="T10"> </text:span></text:p>
            <text:p text:style-name="P17">          Pointer to a right child node</text:p>
          </table:table-cell>
        </table:table-row>
      </table:table>
      <text:p text:style-name="P17"> 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Constructor Summary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)</text:span><text:span text:style-name="T10"> </text:span></text:p>
            <text:p text:style-name="P17">          Creates a new, empty leaf.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int key)</text:span><text:span text:style-name="T10"> </text:span></text:p>
            <text:p text:style-name="P17">          Creates a new black node, given a key.</text:p>
          </table:table-cell>
        </table:table-row>
        <table:table-row table:style-name="Table14.1">
          <table:table-cell table:style-name="Table14.A2" office:value-type="string">
            <text:p text:style-name="P11"><text:span text:style-name="T12">RBTree.RBNode</text:span><text:span text:style-name="T11">(int key, boolean isBlack)</text:span><text:span text:style-name="T10"> </text:span></text:p>
            <text:p text:style-name="P17">          Creates a new node instance, given a key and color.</text:p>
          </table:table-cell>
        </table:table-row>
      </table:table>
      <text:p text:style-name="P17"> 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11">Method Summary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6">private  int</text:p>
          </table:table-cell>
          <table:table-cell table:style-name="Table15.B2" office:value-type="string">
            <text:p text:style-name="P11"><text:span text:style-name="T12">blackDepth</text:span><text:span text:style-name="T11">()</text:span><text:span text:style-name="T10"> </text:span></text:p>
            <text:p text:style-name="P17">          Returns the node's black depth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contains</text:span><text:span text:style-name="T11">(int i)</text:span><text:span text:style-name="T10"> </text:span></text:p>
            <text:p text:style-name="P17">          Returns true iff the requested key is contained in the node or its offsprings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fillIntArray</text:span><text:span text:style-name="T11">(int[] arr, int loc)</text:span><text:span text:style-name="T10"> </text:span></text:p>
            <text:p text:style-name="P17">          Recursively fill tree's keys in an array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GrandParent</text:span><text:span text:style-name="T11">()</text:span><text:span text:style-name="T10"> </text:span></text:p>
            <text:p text:style-name="P17">          Returns the pointer to the node's grandparent node (it's parent node's parent node)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getKey</text:span><text:span text:style-name="T11">()</text:span><text:span text:style-name="T10"> </text:span></text:p>
            <text:p text:style-name="P17">          Returns node's key value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LeftChild</text:span><text:span text:style-name="T11">()</text:span><text:span text:style-name="T10"> </text:span></text:p>
            <text:p text:style-name="P17">          Returns a pointer to the node's left child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Parent</text:span><text:span text:style-name="T11">()</text:span><text:span text:style-name="T10"> </text:span></text:p>
            <text:p text:style-name="P17">           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getRightChild</text:span><text:span text:style-name="T11">()</text:span><text:span text:style-name="T10"> </text:span></text:p>
            <text:p text:style-name="P17">          Returns a pointer to the node's right child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GrandParent</text:span><text:span text:style-name="T11">()</text:span><text:span text:style-name="T10"> </text:span></text:p>
            <text:p text:style-name="P17">          Returns true if node has a grandparent nod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LeftChild</text:span><text:span text:style-name="T11">()</text:span><text:span text:style-name="T10"> </text:span></text:p>
            <text:p text:style-name="P17">          Returns true if node has a left child, i.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Parent</text:span><text:span text:style-name="T11">()</text:span><text:span text:style-name="T10"> </text:span></text:p>
            <text:p text:style-name="P17">          Returns true if the node has a parent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hasRightChild</text:span><text:span text:style-name="T11">()</text:span><text:span text:style-name="T10"> </text:span></text:p>
            <text:p text:style-name="P17">          Returns true if node has a right child, i.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nsert</text:span><text:span text:style-name="T11">(RBTree.RBNode newNode)</text:span><text:span text:style-name="T10"> </text:span></text:p>
            <text:p text:style-name="P17">          Inserts a new node below this node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lack</text:span><text:span text:style-name="T11">()</text:span><text:span text:style-name="T10"> </text:span></text:p>
            <text:p text:style-name="P17">          Returns true if the node is black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lackValid</text:span><text:span text:style-name="T11">()</text:span><text:span text:style-name="T10"> </text:span></text:p>
            <text:p text:style-name="P17">          Returns true iff node and its offsprings follow the Black rule, i.e., every path from root to a leaf passes through the same number of black nodes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BSTValid</text:span><text:span text:style-name="T11">()</text:span><text:span text:style-name="T10"> </text:span></text:p>
            <text:p text:style-name="P17">          Returns true if and only if the tree is a valid BST, <text:soft-page-break/>i.e., every node's key is greater than its left child's key and smaller than its right child's key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Leaf</text:span><text:span text:style-name="T11">()</text:span><text:span text:style-name="T10"> </text:span></text:p>
            <text:p text:style-name="P17">          Returns true if the node is a leaf.</text:p>
          </table:table-cell>
        </table:table-row>
        <table:table-row table:style-name="Table15.1">
          <table:table-cell table:style-name="Table15.A2" office:value-type="string">
            <text:p text:style-name="P16">private  boolean</text:p>
          </table:table-cell>
          <table:table-cell table:style-name="Table15.B2" office:value-type="string">
            <text:p text:style-name="P11"><text:span text:style-name="T12">isNil</text:span><text:span text:style-name="T11">()</text:span><text:span text:style-name="T10"> </text:span></text:p>
            <text:p text:style-name="P17">          Returns true if the node is an empty leaf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Red</text:span><text:span text:style-name="T11">()</text:span><text:span text:style-name="T10"> </text:span></text:p>
            <text:p text:style-name="P17">          Returns true if node is red.</text:p>
          </table:table-cell>
        </table:table-row>
        <table:table-row table:style-name="Table15.1">
          <table:table-cell table:style-name="Table15.A2" office:value-type="string">
            <text:p text:style-name="P16"> boolean</text:p>
          </table:table-cell>
          <table:table-cell table:style-name="Table15.B2" office:value-type="string">
            <text:p text:style-name="P11"><text:span text:style-name="T12">isRedValid</text:span><text:span text:style-name="T11">()</text:span><text:span text:style-name="T10"> </text:span></text:p>
            <text:p text:style-name="P17">          Returns true iff node and its offsprings follow the Red rule, i.e., no red node is followed by another red node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maxDepth</text:span><text:span text:style-name="T11">()</text:span><text:span text:style-name="T10"> </text:span></text:p>
            <text:p text:style-name="P17">          Returns the maximum depth of a node in the tree.</text:p>
          </table:table-cell>
        </table:table-row>
        <table:table-row table:style-name="Table15.1">
          <table:table-cell table:style-name="Table15.A2" office:value-type="string">
            <text:p text:style-name="P16">private  RBTree.RBNode</text:p>
          </table:table-cell>
          <table:table-cell table:style-name="Table15.B2" office:value-type="string">
            <text:p text:style-name="P11"><text:span text:style-name="T12">maxNode</text:span><text:span text:style-name="T11">()</text:span><text:span text:style-name="T10"> </text:span></text:p>
            <text:p text:style-name="P17">          Returns a pointer to the node containing the largest key.</text:p>
          </table:table-cell>
        </table:table-row>
        <table:table-row table:style-name="Table15.1">
          <table:table-cell table:style-name="Table15.A2" office:value-type="string">
            <text:p text:style-name="P16"> int</text:p>
          </table:table-cell>
          <table:table-cell table:style-name="Table15.B2" office:value-type="string">
            <text:p text:style-name="P11"><text:span text:style-name="T12">minLeafDepth</text:span><text:span text:style-name="T11">()</text:span><text:span text:style-name="T10"> </text:span></text:p>
            <text:p text:style-name="P17">          Returns the minimum depth of a leaf in the tree.</text:p>
          </table:table-cell>
        </table:table-row>
        <table:table-row table:style-name="Table15.1">
          <table:table-cell table:style-name="Table15.A2" office:value-type="string">
            <text:p text:style-name="P16">private  RBTree.RBNode</text:p>
          </table:table-cell>
          <table:table-cell table:style-name="Table15.B2" office:value-type="string">
            <text:p text:style-name="P11"><text:span text:style-name="T12">minNode</text:span><text:span text:style-name="T11">()</text:span><text:span text:style-name="T10"> </text:span></text:p>
            <text:p text:style-name="P17">          Returns a pointer to the node containing the smallest key.</text:p>
          </table:table-cell>
        </table:table-row>
        <table:table-row table:style-name="Table15.1">
          <table:table-cell table:style-name="Table15.A2" office:value-type="string">
            <text:p text:style-name="P16"> RBTree.RBNode</text:p>
          </table:table-cell>
          <table:table-cell table:style-name="Table15.B2" office:value-type="string">
            <text:p text:style-name="P11"><text:span text:style-name="T12">search</text:span><text:span text:style-name="T11">(int i)</text:span><text:span text:style-name="T10"> </text:span></text:p>
            <text:p text:style-name="P17">          Returns pointer to node containing a requested key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Black</text:span><text:span text:style-name="T11">()</text:span><text:span text:style-name="T10"> </text:span></text:p>
            <text:p text:style-name="P17">          Sets node's color to be black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Black</text:span><text:span text:style-name="T11">(boolean isBlack)</text:span><text:span text:style-name="T10"> </text:span></text:p>
            <text:p text:style-name="P17">          Sets node's blackness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Key</text:span><text:span text:style-name="T11">(int key)</text:span><text:span text:style-name="T10"> </text:span></text:p>
            <text:p text:style-name="P17">          Sets the node's key value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LeftChild</text:span><text:span text:style-name="T11">(RBTree.RBNode leftChild)</text:span><text:span text:style-name="T10"> </text:span></text:p>
            <text:p text:style-name="P17">          Sets node's left child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Parent</text:span><text:span text:style-name="T11">(RBTree.RBNode parent)</text:span><text:span text:style-name="T10"> </text:span></text:p>
            <text:p text:style-name="P17">          Sets the node's parent node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Red</text:span><text:span text:style-name="T11">()</text:span><text:span text:style-name="T10"> </text:span></text:p>
            <text:p text:style-name="P17">          Sets node's color to be red.</text:p>
          </table:table-cell>
        </table:table-row>
        <table:table-row table:style-name="Table15.1">
          <table:table-cell table:style-name="Table15.A2" office:value-type="string">
            <text:p text:style-name="P16"> void</text:p>
          </table:table-cell>
          <table:table-cell table:style-name="Table15.B2" office:value-type="string">
            <text:p text:style-name="P11"><text:span text:style-name="T12">setRightChild</text:span><text:span text:style-name="T11">(RBTree.RBNode rightChild)</text:span><text:span text:style-name="T10"> </text:span></text:p>
            <text:p text:style-name="P17">          Sets node's right child.</text:p>
          </table:table-cell>
        </table:table-row>
        <table:table-row table:style-name="Table15.1">
          <table:table-cell table:style-name="Table15.A2" office:value-type="string">
            <text:p text:style-name="P16"> java.lang.String</text:p>
          </table:table-cell>
          <table:table-cell table:style-name="Table15.B2" office:value-type="string">
            <text:p text:style-name="P11"><text:span text:style-name="T12">toString</text:span><text:span text:style-name="T11">()</text:span><text:span text:style-name="T10"> </text:span></text:p>
            <text:p text:style-name="P17">          Returns a string representation of the node and its offsprings.</text:p>
          </table:table-cell>
        </table:table-row>
      </table:table>
      <text:p text:style-name="P17"> 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18">Methods inherited from class java.lang.Object</text:p>
          </table:table-cell>
        </table:table-row>
        <table:table-row table:style-name="Table16.1">
          <table:table-cell table:style-name="Table16.A2" office:value-type="string">
            <text:p text:style-name="P15">clone, equals, finalize, getClass, hashCode, notify, notifyAll, wait, wait, wait</text:p>
          </table:table-cell>
        </table:table-row>
      </table:table>
      <text:p text:style-name="P17"> </text:p>
      <text:p text:style-name="P17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11">Field Detail</text:p>
          </table:table-cell>
        </table:table-row>
      </table:table>
      <text:p text:style-name="P29"/>
      <text:p text:style-name="P29">key</text:p>
      <text:p text:style-name="P11"><text:span text:style-name="T11">private int </text:span><text:span text:style-name="T12">key</text:span></text:p>
      <text:p text:style-name="P17">Key stored in node (a unique positive integer)</text:p>
      <text:p text:style-name="P17"/>
      <text:p text:style-name="P17"/>
      <text:p text:style-name="P30"/>
      <text:p text:style-name="P29">isBlack</text:p>
      <text:p text:style-name="P11"><text:span text:style-name="T11">private boolean </text:span><text:span text:style-name="T12">isBlack</text:span></text:p>
      <text:p text:style-name="P17">True iff the node is black</text:p>
      <text:p text:style-name="P17"/>
      <text:p text:style-name="P30"/>
      <text:p text:style-name="P29">leftChild</text:p>
      <text:p text:style-name="P11"><text:span text:style-name="T11">private RBTree.RBNode </text:span><text:span text:style-name="T12">leftChild</text:span></text:p>
      <text:p text:style-name="P17">Pointer to a left child node</text:p>
      <text:p text:style-name="P17"/>
      <text:p text:style-name="P30"/>
      <text:p text:style-name="P29"><text:soft-page-break/>rightChild</text:p>
      <text:p text:style-name="P11"><text:span text:style-name="T11">private RBTree.RBNode </text:span><text:span text:style-name="T12">rightChild</text:span></text:p>
      <text:p text:style-name="P17">Pointer to a right child node</text:p>
      <text:p text:style-name="P17"/>
      <text:p text:style-name="P30"/>
      <text:p text:style-name="P29">parent</text:p>
      <text:p text:style-name="P11"><text:span text:style-name="T11">private RBTree.RBNode </text:span><text:span text:style-name="T12">parent</text:span></text:p>
      <text:p text:style-name="P17">Pointer to the parent node, if one exists</text:p>
      <text:p text:style-name="P17"/>
      <text:p text:style-name="P17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Constructor Detail</text:p>
          </table:table-cell>
        </table:table-row>
      </table:table>
      <text:p text:style-name="P29"/>
      <text:p text:style-name="P29">RBTree.RBNode</text:p>
      <text:p text:style-name="P11"><text:span text:style-name="T11">public </text:span><text:span text:style-name="T12">RBTree.RBNode</text:span><text:span text:style-name="T11">(int key,</text:span></text:p>
      <text:p text:style-name="P15"><text:s text:c="21"/>boolean isBlack)</text:p>
      <text:p text:style-name="P17">Creates a new node instance, given a key and color.</text:p>
      <text:p text:style-name="P17"/>
      <text:p text:style-name="P18">Parameters:</text:p>
      <text:p text:style-name="P11"><text:span text:style-name="T11">key</text:span><text:span text:style-name="T10"> - Key to store in node</text:span></text:p>
      <text:p text:style-name="P11"><text:span text:style-name="T11">isBlack</text:span><text:span text:style-name="T10"> - True if node is black</text:span></text:p>
      <text:p text:style-name="P30"/>
      <text:p text:style-name="P30"/>
      <text:p text:style-name="P29">RBTree.RBNode</text:p>
      <text:p text:style-name="P11"><text:span text:style-name="T11">public </text:span><text:span text:style-name="T12">RBTree.RBNode</text:span><text:span text:style-name="T11">(int key)</text:span></text:p>
      <text:p text:style-name="P17">Creates a new black node, given a key.</text:p>
      <text:p text:style-name="P17"/>
      <text:p text:style-name="P18">Parameters:</text:p>
      <text:p text:style-name="P11"><text:span text:style-name="T11">key</text:span><text:span text:style-name="T10"> - Key to store in node</text:span></text:p>
      <text:p text:style-name="P30"/>
      <text:p text:style-name="P30"/>
      <text:p text:style-name="P29">RBTree.RBNode</text:p>
      <text:p text:style-name="P11"><text:span text:style-name="T11">public </text:span><text:span text:style-name="T12">RBTree.RBNode</text:span><text:span text:style-name="T11">()</text:span></text:p>
      <text:p text:style-name="P17">Creates a new, empty leaf.</text:p>
      <text:p text:style-name="P17"/>
      <text:p text:style-name="P17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11">Method Detail</text:p>
          </table:table-cell>
        </table:table-row>
      </table:table>
      <text:p text:style-name="P29"/>
      <text:p text:style-name="P29">isNil</text:p>
      <text:p text:style-name="P11"><text:span text:style-name="T11">private boolean </text:span><text:span text:style-name="T12">isNil</text:span><text:span text:style-name="T11">()</text:span></text:p>
      <text:p text:style-name="P17">Returns true if the node is an empty leaf.</text:p>
      <text:p text:style-name="P17"/>
      <text:p text:style-name="P18">Returns:</text:p>
      <text:p text:style-name="P17">True if the node is an empty leaf</text:p>
      <text:p text:style-name="P30"/>
      <text:p text:style-name="P30"/>
      <text:p text:style-name="P29">getParent</text:p>
      <text:p text:style-name="P11"><text:span text:style-name="T11">public RBTree.RBNode </text:span><text:span text:style-name="T12">getParent</text:span><text:span text:style-name="T11">()</text:span></text:p>
      <text:p text:style-name="P18">Returns:</text:p>
      <text:p text:style-name="P17">Pointer to parent node</text:p>
      <text:p text:style-name="P30"/>
      <text:p text:style-name="P29"/>
      <text:p text:style-name="P29">hasParent</text:p>
      <text:p text:style-name="P11"><text:span text:style-name="T11">public boolean </text:span><text:span text:style-name="T12">hasParent</text:span><text:span text:style-name="T11">()</text:span></text:p>
      <text:p text:style-name="P17">Returns true if the node has a parent.</text:p>
      <text:p text:style-name="P17"/>
      <text:p text:style-name="P18">Returns:</text:p>
      <text:p text:style-name="P17">True iff the node has a parent</text:p>
      <text:p text:style-name="P30"/>
      <text:p text:style-name="P30"><text:soft-page-break/></text:p>
      <text:p text:style-name="P29">getGrandParent</text:p>
      <text:p text:style-name="P11"><text:span text:style-name="T11">public RBTree.RBNode </text:span><text:span text:style-name="T12">getGrandParent</text:span><text:span text:style-name="T11">()</text:span></text:p>
      <text:p text:style-name="P17">Returns the pointer to the node's grandparent node (it's parent node's parent node). </text:p>
      <text:p text:style-name="P17">precondition: getParent() != null</text:p>
      <text:p text:style-name="P17"/>
      <text:p text:style-name="P18">Returns:</text:p>
      <text:p text:style-name="P17">Pointer to parent of parent node</text:p>
      <text:p text:style-name="P30"/>
      <text:p text:style-name="P30"/>
      <text:p text:style-name="P29">hasGrandParent</text:p>
      <text:p text:style-name="P11"><text:span text:style-name="T11">public boolean </text:span><text:span text:style-name="T12">hasGrandParent</text:span><text:span text:style-name="T11">()</text:span></text:p>
      <text:p text:style-name="P17">Returns true if node has a grandparent node.</text:p>
      <text:p text:style-name="P17"/>
      <text:p text:style-name="P18">Returns:</text:p>
      <text:p text:style-name="P17">True if node has a parent node that has a parent node</text:p>
      <text:p text:style-name="P30"/>
      <text:p text:style-name="P30"/>
      <text:p text:style-name="P29">setParent</text:p>
      <text:p text:style-name="P11"><text:span text:style-name="T11">public void </text:span><text:span text:style-name="T12">setParent</text:span><text:span text:style-name="T11">(RBTree.RBNode parent)</text:span></text:p>
      <text:p text:style-name="P17">Sets the node's parent node</text:p>
      <text:p text:style-name="P17"/>
      <text:p text:style-name="P18">Parameters:</text:p>
      <text:p text:style-name="P11"><text:span text:style-name="T11">parent</text:span><text:span text:style-name="T10"> - Pointer to new parent</text:span></text:p>
      <text:p text:style-name="P30"/>
      <text:p text:style-name="P30"/>
      <text:p text:style-name="P29">getKey</text:p>
      <text:p text:style-name="P11"><text:span text:style-name="T11">public int </text:span><text:span text:style-name="T12">getKey</text:span><text:span text:style-name="T11">()</text:span></text:p>
      <text:p text:style-name="P17">Returns node's key value.</text:p>
      <text:p text:style-name="P17"/>
      <text:p text:style-name="P18">Returns:</text:p>
      <text:p text:style-name="P17">Node's key value</text:p>
      <text:p text:style-name="P30"/>
      <text:p text:style-name="P30"/>
      <text:p text:style-name="P29">setKey</text:p>
      <text:p text:style-name="P11"><text:span text:style-name="T11">public void </text:span><text:span text:style-name="T12">setKey</text:span><text:span text:style-name="T11">(int key)</text:span></text:p>
      <text:p text:style-name="P17">Sets the node's key value. </text:p>
      <text:p text:style-name="P17">precondition: key &gt; 0</text:p>
      <text:p text:style-name="P17"/>
      <text:p text:style-name="P18">Parameters:</text:p>
      <text:p text:style-name="P11"><text:span text:style-name="T11">key</text:span><text:span text:style-name="T10"> - New key value</text:span></text:p>
      <text:p text:style-name="P30"/>
      <text:p text:style-name="P30"/>
      <text:p text:style-name="P29">isBlack</text:p>
      <text:p text:style-name="P11"><text:span text:style-name="T11">public boolean </text:span><text:span text:style-name="T12">isBlack</text:span><text:span text:style-name="T11">()</text:span></text:p>
      <text:p text:style-name="P17">Returns true if the node is black.</text:p>
      <text:p text:style-name="P17"/>
      <text:p text:style-name="P18">Returns:</text:p>
      <text:p text:style-name="P17">True iff the node is black</text:p>
      <text:p text:style-name="P30"/>
      <text:p text:style-name="P30"/>
      <text:p text:style-name="P29">setBlack</text:p>
      <text:p text:style-name="P11"><text:span text:style-name="T11">public void </text:span><text:span text:style-name="T12">setBlack</text:span><text:span text:style-name="T11">()</text:span></text:p>
      <text:p text:style-name="P17">Sets node's color to be black</text:p>
      <text:p text:style-name="P17"/>
      <text:p text:style-name="P30"/>
      <text:p text:style-name="P30"/>
      <text:p text:style-name="P30"/>
      <text:p text:style-name="P30"/>
      <text:p text:style-name="P30"/>
      <text:p text:style-name="P29"><text:soft-page-break/>setBlack</text:p>
      <text:p text:style-name="P11"><text:span text:style-name="T11">public void </text:span><text:span text:style-name="T12">setBlack</text:span><text:span text:style-name="T11">(boolean isBlack)</text:span></text:p>
      <text:p text:style-name="P17">Sets node's blackness. Accepts True for a black color, and False for red.</text:p>
      <text:p text:style-name="P17"/>
      <text:p text:style-name="P18">Parameters:</text:p>
      <text:p text:style-name="P11"><text:span text:style-name="T11">isBlack</text:span><text:span text:style-name="T10"> - True for a black node, False for red</text:span></text:p>
      <text:p text:style-name="P30"/>
      <text:p text:style-name="P30"/>
      <text:p text:style-name="P29">isRed</text:p>
      <text:p text:style-name="P11"><text:span text:style-name="T11">public boolean </text:span><text:span text:style-name="T12">isRed</text:span><text:span text:style-name="T11">()</text:span></text:p>
      <text:p text:style-name="P17">Returns true if node is red.</text:p>
      <text:p text:style-name="P17"/>
      <text:p text:style-name="P18">Returns:</text:p>
      <text:p text:style-name="P17">True iff node is red</text:p>
      <text:p text:style-name="P30"/>
      <text:p text:style-name="P29"/>
      <text:p text:style-name="P29">setRed</text:p>
      <text:p text:style-name="P11"><text:span text:style-name="T11">public void </text:span><text:span text:style-name="T12">setRed</text:span><text:span text:style-name="T11">()</text:span></text:p>
      <text:p text:style-name="P17">Sets node's color to be red.</text:p>
      <text:p text:style-name="P17"/>
      <text:p text:style-name="P30"/>
      <text:p text:style-name="P29">getLeftChild</text:p>
      <text:p text:style-name="P11"><text:span text:style-name="T11">public RBTree.RBNode </text:span><text:span text:style-name="T12">getLeftChild</text:span><text:span text:style-name="T11">()</text:span></text:p>
      <text:p text:style-name="P17">Returns a pointer to the node's left child.</text:p>
      <text:p text:style-name="P17"/>
      <text:p text:style-name="P18">Returns:</text:p>
      <text:p text:style-name="P17">Pointer to node's left child</text:p>
      <text:p text:style-name="P30"/>
      <text:p text:style-name="P30"/>
      <text:p text:style-name="P29">setLeftChild</text:p>
      <text:p text:style-name="P11"><text:span text:style-name="T11">public void </text:span><text:span text:style-name="T12">setLeftChild</text:span><text:span text:style-name="T11">(RBTree.RBNode leftChild)</text:span></text:p>
      <text:p text:style-name="P17">Sets node's left child.</text:p>
      <text:p text:style-name="P17"/>
      <text:p text:style-name="P18">Parameters:</text:p>
      <text:p text:style-name="P11"><text:span text:style-name="T11">leftChild</text:span><text:span text:style-name="T10"> - Pointer to new left child</text:span></text:p>
      <text:p text:style-name="P30"/>
      <text:p text:style-name="P29"/>
      <text:p text:style-name="P29">getRightChild</text:p>
      <text:p text:style-name="P11"><text:span text:style-name="T11">public RBTree.RBNode </text:span><text:span text:style-name="T12">getRightChild</text:span><text:span text:style-name="T11">()</text:span></text:p>
      <text:p text:style-name="P17">Returns a pointer to the node's right child.</text:p>
      <text:p text:style-name="P17"/>
      <text:p text:style-name="P18">Returns:</text:p>
      <text:p text:style-name="P17">Pointer to node's right child</text:p>
      <text:p text:style-name="P30"/>
      <text:p text:style-name="P29"/>
      <text:p text:style-name="P29">setRightChild</text:p>
      <text:p text:style-name="P11"><text:span text:style-name="T11">public void </text:span><text:span text:style-name="T12">setRightChild</text:span><text:span text:style-name="T11">(RBTree.RBNode rightChild)</text:span></text:p>
      <text:p text:style-name="P17">Sets node's right child.</text:p>
      <text:p text:style-name="P17"/>
      <text:p text:style-name="P18">Parameters:</text:p>
      <text:p text:style-name="P11"><text:span text:style-name="T11">rightChild</text:span><text:span text:style-name="T10"> - Pointer to new right child</text:span></text:p>
      <text:p text:style-name="P30"/>
      <text:p text:style-name="P30"/>
      <text:p text:style-name="P29">isLeaf</text:p>
      <text:p text:style-name="P11"><text:span text:style-name="T11">public boolean </text:span><text:span text:style-name="T12">isLeaf</text:span><text:span text:style-name="T11">()</text:span></text:p>
      <text:p text:style-name="P17">Returns true if the node is a leaf. A node is considered a leaf if both it has no children, i.e. both its children are empty leaves.</text:p>
      <text:p text:style-name="P17"/>
      <text:p text:style-name="P18">Returns:</text:p>
      <text:p text:style-name="P17">True iff node is a leaf</text:p>
      <text:p text:style-name="P30"><text:soft-page-break/></text:p>
      <text:p text:style-name="P30"/>
      <text:p text:style-name="P29">hasLeftChild</text:p>
      <text:p text:style-name="P11"><text:span text:style-name="T11">public boolean </text:span><text:span text:style-name="T12">hasLeftChild</text:span><text:span text:style-name="T11">()</text:span></text:p>
      <text:p text:style-name="P17">Returns true if node has a left child, i.e. its left child is a non-nil node.</text:p>
      <text:p text:style-name="P17"/>
      <text:p text:style-name="P18">Returns:</text:p>
      <text:p text:style-name="P17">True iff node has a left child</text:p>
      <text:p text:style-name="P30"/>
      <text:p text:style-name="P30"/>
      <text:p text:style-name="P29">hasRightChild</text:p>
      <text:p text:style-name="P11"><text:span text:style-name="T11">public boolean </text:span><text:span text:style-name="T12">hasRightChild</text:span><text:span text:style-name="T11">()</text:span></text:p>
      <text:p text:style-name="P17">Returns true if node has a right child, i.e. its right child is a non-nil node.</text:p>
      <text:p text:style-name="P17"/>
      <text:p text:style-name="P18">Returns:</text:p>
      <text:p text:style-name="P17">True iff node has a right child</text:p>
      <text:p text:style-name="P30"/>
      <text:p text:style-name="P29"/>
      <text:p text:style-name="P29">search</text:p>
      <text:p text:style-name="P11"><text:span text:style-name="T11">public RBTree.RBNode </text:span><text:span text:style-name="T12">search</text:span><text:span text:style-name="T11">(int i)</text:span></text:p>
      <text:p text:style-name="P17">Returns pointer to node containing a requested key.</text:p>
      <text:p text:style-name="P17"/>
      <text:p text:style-name="P18">Parameters:</text:p>
      <text:p text:style-name="P11"><text:span text:style-name="T11">i</text:span><text:span text:style-name="T10"> - Key to look up</text:span></text:p>
      <text:p text:style-name="P18">Returns:</text:p>
      <text:p text:style-name="P17">Node instance containing i, null if not found</text:p>
      <text:p text:style-name="P30"/>
      <text:p text:style-name="P29"/>
      <text:p text:style-name="P29">contains</text:p>
      <text:p text:style-name="P11"><text:span text:style-name="T11">public boolean </text:span><text:span text:style-name="T12">contains</text:span><text:span text:style-name="T11">(int i)</text:span></text:p>
      <text:p text:style-name="P17">Returns true iff the requested key is contained in the node or its offsprings.</text:p>
      <text:p text:style-name="P17"/>
      <text:p text:style-name="P18">Parameters:</text:p>
      <text:p text:style-name="P11"><text:span text:style-name="T11">i</text:span><text:span text:style-name="T10"> - Key to look up</text:span></text:p>
      <text:p text:style-name="P18">Returns:</text:p>
      <text:p text:style-name="P17">True iff i is contained in node's tree</text:p>
      <text:p text:style-name="P30"/>
      <text:p text:style-name="P30"/>
      <text:p text:style-name="P29">insert</text:p>
      <text:p text:style-name="P11"><text:span text:style-name="T11">public boolean </text:span><text:span text:style-name="T12">insert</text:span><text:span text:style-name="T11">(RBTree.RBNode newNode)</text:span></text:p>
      <text:p text:style-name="P17">Inserts a new node below this node.</text:p>
      <text:p text:style-name="P17"/>
      <text:p text:style-name="P18">Parameters:</text:p>
      <text:p text:style-name="P11"><text:span text:style-name="T11">newNode</text:span><text:span text:style-name="T10"> - Node to insert.</text:span></text:p>
      <text:p text:style-name="P18">Returns:</text:p>
      <text:p text:style-name="P17">True if node inserted, False if key already existed.</text:p>
      <text:p text:style-name="P30"/>
      <text:p text:style-name="P30"/>
      <text:p text:style-name="P29">minNode</text:p>
      <text:p text:style-name="P11"><text:span text:style-name="T11">private RBTree.RBNode </text:span><text:span text:style-name="T12">minNode</text:span><text:span text:style-name="T11">()</text:span></text:p>
      <text:p text:style-name="P17">Returns a pointer to the node containing the smallest key.</text:p>
      <text:p text:style-name="P17"/>
      <text:p text:style-name="P18">Returns:</text:p>
      <text:p text:style-name="P17">Node of smallest key in the tree</text:p>
      <text:p text:style-name="P30"/>
      <text:p text:style-name="P30"/>
      <text:p text:style-name="P30"/>
      <text:p text:style-name="P30"/>
      <text:p text:style-name="P30"/>
      <text:p text:style-name="P30"/>
      <text:p text:style-name="P29"><text:soft-page-break/>maxNode</text:p>
      <text:p text:style-name="P11"><text:span text:style-name="T11">private RBTree.RBNode </text:span><text:span text:style-name="T12">maxNode</text:span><text:span text:style-name="T11">()</text:span></text:p>
      <text:p text:style-name="P17">Returns a pointer to the node containing the largest key.</text:p>
      <text:p text:style-name="P17"/>
      <text:p text:style-name="P18">Returns:</text:p>
      <text:p text:style-name="P17">Node of largest key in the tree</text:p>
      <text:p text:style-name="P30"/>
      <text:p text:style-name="P30"/>
      <text:p text:style-name="P29">fillIntArray</text:p>
      <text:p text:style-name="P11"><text:span text:style-name="T11">public int </text:span><text:span text:style-name="T12">fillIntArray</text:span><text:span text:style-name="T11">(int[] arr,</text:span></text:p>
      <text:p text:style-name="P15"><text:s text:c="24"/>int loc)</text:p>
      <text:p text:style-name="P17">Recursively fill tree's keys in an array.</text:p>
      <text:p text:style-name="P17"/>
      <text:p text:style-name="P18">Parameters:</text:p>
      <text:p text:style-name="P11"><text:span text:style-name="T11">arr</text:span><text:span text:style-name="T10"> - Values array to fill with the tree's keys</text:span></text:p>
      <text:p text:style-name="P11"><text:span text:style-name="T11">loc</text:span><text:span text:style-name="T10"> - Current location in array</text:span></text:p>
      <text:p text:style-name="P18">Returns:</text:p>
      <text:p text:style-name="P17">Array index of last number inserted.</text:p>
      <text:p text:style-name="P30"/>
      <text:p text:style-name="P30"/>
      <text:p text:style-name="P29">toString</text:p>
      <text:p text:style-name="P11"><text:span text:style-name="T11">public java.lang.String </text:span><text:span text:style-name="T12">toString</text:span><text:span text:style-name="T11">()</text:span></text:p>
      <text:p text:style-name="P17">Returns a string representation of the node and its offsprings.</text:p>
      <text:p text:style-name="P17"/>
      <text:p text:style-name="P18">Overrides:</text:p>
      <text:p text:style-name="P11"><text:span text:style-name="T11">toString</text:span><text:span text:style-name="T10"> in class </text:span><text:span text:style-name="T11">java.lang.Object</text:span></text:p>
      <text:p text:style-name="P17"/>
      <text:p text:style-name="P30"/>
      <text:p text:style-name="P29">maxDepth</text:p>
      <text:p text:style-name="P11"><text:span text:style-name="T11">public int </text:span><text:span text:style-name="T12">maxDepth</text:span><text:span text:style-name="T11">()</text:span></text:p>
      <text:p text:style-name="P17">Returns the maximum depth of a node in the tree.</text:p>
      <text:p text:style-name="P17"/>
      <text:p text:style-name="P18">Returns:</text:p>
      <text:p text:style-name="P17">Maximum depth of a node in the tree.</text:p>
      <text:p text:style-name="P30"/>
      <text:p text:style-name="P30"/>
      <text:p text:style-name="P29">minLeafDepth</text:p>
      <text:p text:style-name="P11"><text:span text:style-name="T11">public int </text:span><text:span text:style-name="T12">minLeafDepth</text:span><text:span text:style-name="T11">()</text:span></text:p>
      <text:p text:style-name="P17">Returns the minimum depth of a leaf in the tree.</text:p>
      <text:p text:style-name="P17"/>
      <text:p text:style-name="P18">Returns:</text:p>
      <text:p text:style-name="P17">Minimum depth of a leaf in the tree.</text:p>
      <text:p text:style-name="P30"/>
      <text:p text:style-name="P30"/>
      <text:p text:style-name="P29">isBSTValid</text:p>
      <text:p text:style-name="P11"><text:span text:style-name="T11">public boolean </text:span><text:span text:style-name="T12">isBSTValid</text:span><text:span text:style-name="T11">()</text:span></text:p>
      <text:p text:style-name="P17">Returns true if and only if the tree is a valid BST, i.e., every node's key is greater than its left child's key and smaller than its right child's key.</text:p>
      <text:p text:style-name="P17"/>
      <text:p text:style-name="P18">Returns:</text:p>
      <text:p text:style-name="P17">True iff node is a valid BST.</text:p>
      <text:p text:style-name="P30"/>
      <text:p text:style-name="P30"/>
      <text:p text:style-name="P29">isRedValid</text:p>
      <text:p text:style-name="P11"><text:span text:style-name="T11">public boolean </text:span><text:span text:style-name="T12">isRedValid</text:span><text:span text:style-name="T11">()</text:span></text:p>
      <text:p text:style-name="P17">Returns true iff node and its offsprings follow the Red rule, i.e., no red node is followed by another red node.</text:p>
      <text:p text:style-name="P17"/>
      <text:p text:style-name="P18">Returns:</text:p>
      <text:p text:style-name="P17">True iff node follows the Red rule</text:p>
      <text:p text:style-name="P30"/>
      <text:p text:style-name="P30"/>
      <text:p text:style-name="P30"/>
      <text:p text:style-name="P29"><text:soft-page-break/>blackDepth</text:p>
      <text:p text:style-name="P11"><text:span text:style-name="T11">private int </text:span><text:span text:style-name="T12">blackDepth</text:span><text:span text:style-name="T11">()</text:span></text:p>
      <text:p text:style-name="P17">Returns the node's black depth.</text:p>
      <text:p text:style-name="P17"/>
      <text:p text:style-name="P18">Returns:</text:p>
      <text:p text:style-name="P17">Black depth of current node</text:p>
      <text:p text:style-name="P30"/>
      <text:p text:style-name="P29"/>
      <text:p text:style-name="P29">isBlackValid</text:p>
      <text:p text:style-name="P11"><text:span text:style-name="T11">public boolean </text:span><text:span text:style-name="T12">isBlackValid</text:span><text:span text:style-name="T11">()</text:span></text:p>
      <text:p text:style-name="P17">Returns true iff node and its offsprings follow the Black rule, i.e., every path from root to a leaf passes through the same number of black nodes.</text:p>
      <text:p text:style-name="P17"/>
      <text:p text:style-name="P18">Returns:</text:p>
      <text:p text:style-name="P17">True iff node follows the Black rule</text:p>
      <text:h text:style-name="P40" text:outline-level="2">Time Complexity Analysis</text:h>
      <text:p text:style-name="P24"/>
      <text:p text:style-name="P25">With <text:span text:style-name="T1">n</text:span> being the awesome number of elements in the tree.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32">Method</text:p>
          </table:table-cell>
          <table:table-cell table:style-name="Table1.A1" office:value-type="float" office:value="0">
            <text:p text:style-name="P32">Time complexity</text:p>
          </table:table-cell>
          <table:table-cell table:style-name="Table1.C1" office:value-type="float" office:value="0">
            <text:p text:style-name="P32">Explanation</text:p>
          </table:table-cell>
        </table:table-row>
        <table:table-row>
          <table:table-cell table:style-name="Table1.A2" office:value-type="float" office:value="0">
            <text:p text:style-name="P34">empty()</text:p>
          </table:table-cell>
          <table:table-cell table:style-name="Table1.B2" office:value-type="string">
            <text:p text:style-name="P34">O(1)</text:p>
          </table:table-cell>
          <table:table-cell table:style-name="Table1.C2" office:value-type="string">
            <text:p text:style-name="P35">Performs a single comparison of the root node pointer.</text:p>
          </table:table-cell>
        </table:table-row>
        <table:table-row>
          <table:table-cell table:style-name="Table1.A2" office:value-type="float" office:value="0">
            <text:p text:style-name="P34">contains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2" office:value-type="string">
            <text:p text:style-name="P35">Performs a binary search on the tree; Worst case number of actions is the tree's height, which is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insert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4" office:value-type="float" office:value="0">
            <text:p text:style-name="P35">Binary search for a place to insert the new node: O(log<text:span text:style-name="T1">n</text:span>) as in contains().</text:p>
            <text:p text:style-name="P35">Fixes by “bubbling” the problem up the tree: O(log<text:span text:style-name="T1">n</text:span>).</text:p>
            <text:p text:style-name="P35">So, in total O( log<text:span text:style-name="T1">n</text:span> + log<text:span text:style-name="T1">n</text:span>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delete(i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4" office:value-type="float" office:value="0">
            <text:p text:style-name="P35">Binary search for the node to delete: O(log<text:span text:style-name="T1">n</text:span>).</text:p>
            <text:p text:style-name="P35">Binary search for the node's successor: O(log<text:span text:style-name="T1">n</text:span>).</text:p>
            <text:p text:style-name="P35">Swapping values: O(1).</text:p>
            <text:p text:style-name="P35">Fixes by “bubbling” the problem up the tree: O(log<text:span text:style-name="T1">n</text:span>).</text:p>
            <text:p text:style-name="P35">So, in total O(2log<text:span text:style-name="T1">n</text:span>+1) =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in()</text:p>
          </table:table-cell>
          <table:table-cell table:style-name="Table1.B3" office:value-type="float" office:value="0">
            <text:p text:style-name="P34">O( log<text:span text:style-name="T1">n)</text:span></text:p>
          </table:table-cell>
          <table:table-cell table:style-name="Table1.C2" office:value-type="string">
            <text:p text:style-name="P35">Getting the leftmost leaf: O(log<text:span text:style-name="T1">n</text:span>) as the tree's height.</text:p>
          </table:table-cell>
        </table:table-row>
        <table:table-row>
          <table:table-cell table:style-name="Table1.A2" office:value-type="float" office:value="0">
            <text:p text:style-name="P34">max()</text:p>
          </table:table-cell>
          <table:table-cell table:style-name="Table1.B3" office:value-type="float" office:value="0">
            <text:p text:style-name="P34">O(log<text:span text:style-name="T1">n</text:span>)</text:p>
          </table:table-cell>
          <table:table-cell table:style-name="Table1.C2" office:value-type="string">
            <text:p text:style-name="P35">Getting the rightmost leaf: O(log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toIntArray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In-order loop through all of the tree's nodes.</text:p>
          </table:table-cell>
        </table:table-row>
        <table:table-row>
          <table:table-cell table:style-name="Table1.A2" office:value-type="float" office:value="0">
            <text:p text:style-name="P34">isValid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4" office:value-type="float" office:value="0">
            <text:p text:style-name="P35">isBinaryValid – going through all of the tree's nodes, validating the relation between a node's key and its children's keys: O(<text:span text:style-name="T1">n</text:span>).</text:p>
            <text:p text:style-name="P35">isRedValid – going through all of the tree's nodes, making sure no red node is followed by another red node: O(<text:span text:style-name="T1">n</text:span>).</text:p>
            <text:p text:style-name="P35">isBlackValid – going through all paths from the root to each leaf, comparing the count of black nodes passed at each path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axDepth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minLeafDepth()</text:p>
          </table:table-cell>
          <table:table-cell table:style-name="Table1.B3" office:value-type="float" office:value="0">
            <text:p text:style-name="P34">O(<text:span text:style-name="T1">n</text:span>)</text:p>
          </table:table-cell>
          <table:table-cell table:style-name="Table1.C2" office:value-type="string">
            <text:p text:style-name="P35">Going through all possible paths from root to leaves: O(<text:span text:style-name="T1">n</text:span>).</text:p>
          </table:table-cell>
        </table:table-row>
        <table:table-row>
          <table:table-cell table:style-name="Table1.A2" office:value-type="float" office:value="0">
            <text:p text:style-name="P34">size()</text:p>
          </table:table-cell>
          <table:table-cell table:style-name="Table1.B2" office:value-type="string">
            <text:p text:style-name="P34">O(1)</text:p>
          </table:table-cell>
          <table:table-cell table:style-name="Table1.C2" office:value-type="string">
            <text:p text:style-name="P35">Returning the size property that's maintained on every change to the tree.</text:p>
          </table:table-cell>
        </table:table-row>
      </table:table>
      <text:p text:style-name="P23"/>
      <text:h text:style-name="P40" text:outline-level="2">Tree size survey</text:h>
      <text:p text:style-name="P8"/>
      <text:p text:style-name="P8">We created trees of certain sizes, from sequences of randomly generated integers, and sampled each tree's height and its minimal leaf depth.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3">Tree size</text:p>
            <text:p text:style-name="P33">size()</text:p>
          </table:table-cell>
          <table:table-cell table:style-name="Table2.A1" office:value-type="string">
            <text:p text:style-name="P33">Tree height</text:p>
            <text:p text:style-name="P33">maxDepth()</text:p>
          </table:table-cell>
          <table:table-cell table:style-name="Table2.C1" office:value-type="string">
            <text:p text:style-name="P33">Relation between longest to shortest paths from root to leaf</text:p>
            <text:p text:style-name="P33">maxDepth()/minLeafDepth()</text:p>
          </table:table-cell>
        </table:table-row>
        <table:table-row>
          <table:table-cell table:style-name="Table2.A2" office:value-type="float" office:value="10000">
            <text:p text:style-name="P34">10,000</text:p>
          </table:table-cell>
          <table:table-cell table:style-name="Table2.A2" office:value-type="float" office:value="15">
            <text:p text:style-name="P34">15</text:p>
          </table:table-cell>
          <table:table-cell table:style-name="Table2.C2" office:value-type="float" office:value="1.6666666">
            <text:p text:style-name="P34">1.6666666</text:p>
          </table:table-cell>
        </table:table-row>
        <table:table-row>
          <table:table-cell table:style-name="Table2.A2" office:value-type="float" office:value="20000">
            <text:p text:style-name="P34">20,000</text:p>
          </table:table-cell>
          <table:table-cell table:style-name="Table2.A2" office:value-type="float" office:value="0">
            <text:p text:style-name="P34">17</text:p>
          </table:table-cell>
          <table:table-cell table:style-name="Table2.C2" office:value-type="float" office:value="0">
            <text:p text:style-name="P34">1.7</text:p>
          </table:table-cell>
        </table:table-row>
        <table:table-row>
          <table:table-cell table:style-name="Table2.A2" office:value-type="float" office:value="30000">
            <text:p text:style-name="P34">30,000</text:p>
          </table:table-cell>
          <table:table-cell table:style-name="Table2.A2" office:value-type="float" office:value="0">
            <text:p text:style-name="P34">17</text:p>
          </table:table-cell>
          <table:table-cell table:style-name="Table2.C2" office:value-type="float" office:value="0">
            <text:p text:style-name="P34">1.7</text:p>
          </table:table-cell>
        </table:table-row>
        <table:table-row>
          <table:table-cell table:style-name="Table2.A2" office:value-type="float" office:value="40000">
            <text:p text:style-name="P34">40,000</text:p>
          </table:table-cell>
          <table:table-cell table:style-name="Table2.A2" office:value-type="float" office:value="0">
            <text:p text:style-name="P34">18</text:p>
          </table:table-cell>
          <table:table-cell table:style-name="Table2.C2" office:value-type="float" office:value="0">
            <text:p text:style-name="P34">1.6363636</text:p>
          </table:table-cell>
        </table:table-row>
        <table:table-row>
          <table:table-cell table:style-name="Table2.A2" office:value-type="float" office:value="50000">
            <text:p text:style-name="P34">5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7272727</text:p>
          </table:table-cell>
        </table:table-row>
        <table:table-row>
          <table:table-cell table:style-name="Table2.A2" office:value-type="float" office:value="60000">
            <text:p text:style-name="P34">60,000</text:p>
          </table:table-cell>
          <table:table-cell table:style-name="Table2.A2" office:value-type="float" office:value="0">
            <text:p text:style-name="P34">18</text:p>
          </table:table-cell>
          <table:table-cell table:style-name="Table2.C2" office:value-type="float" office:value="0">
            <text:p text:style-name="P34">1.5</text:p>
          </table:table-cell>
        </table:table-row>
        <table:table-row>
          <table:table-cell table:style-name="Table2.A2" office:value-type="float" office:value="70000">
            <text:p text:style-name="P34">7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  <table:table-row>
          <table:table-cell table:style-name="Table2.A2" office:value-type="float" office:value="80000">
            <text:p text:style-name="P34">8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7272727</text:p>
          </table:table-cell>
        </table:table-row>
        <table:table-row>
          <table:table-cell table:style-name="Table2.A2" office:value-type="float" office:value="90000">
            <text:p text:style-name="P34">9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  <table:table-row>
          <table:table-cell table:style-name="Table2.A2" office:value-type="float" office:value="100000">
            <text:p text:style-name="P34">100,000</text:p>
          </table:table-cell>
          <table:table-cell table:style-name="Table2.A2" office:value-type="float" office:value="0">
            <text:p text:style-name="P34">19</text:p>
          </table:table-cell>
          <table:table-cell table:style-name="Table2.C2" office:value-type="float" office:value="0">
            <text:p text:style-name="P34">1.5833334</text:p>
          </table:table-cell>
        </table:table-row>
      </table:table>
      <text:p text:style-name="P8"/>
      <text:h text:style-name="P41" text:outline-level="3">Conclusions</text:h>
      <text:p text:style-name="P8">As expected, the produced Red-Black trees maintain a small range for the ratios between the longest and shortest paths from root to leaf. In particular, this ratio is always smaller than 2, regardless of the tree's size.</text:p>
      <text:p text:style-name="P8">This is to confirm the claim that a Red-Black tree maintains a tree height that is at most 2log<text:span text:style-name="T1">n</text:span> (with <text:span text:style-name="T1">n</text:span> being the number of nodes)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-Bold" svg:font-family="Courier-Bold" style:font-family-generic="modern"/>
    <style:font-face style:name="Times-Roman" svg:font-family="Times-Roman" style:font-family-generic="roman"/>
    <style:font-face style:name="BitstreamVeraSansMono-Bold" svg:font-family="BitstreamVeraSansMono-Bold" style:font-family-generic="swiss"/>
    <style:font-face style:name="BitstreamVeraSansMono-Oblique" svg:font-family="BitstreamVeraSansMono-Oblique" style:font-family-generic="swiss"/>
    <style:font-face style:name="BitstreamVeraSansMono-Roman" svg:font-family="BitstreamVeraSansMono-Roman" style:font-family-generic="swiss"/>
    <style:font-face style:name="Courier" svg:font-family="Courier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2-25T19:54:45</meta:creation-date>
    <dc:date>2011-12-27T20:51:33</dc:date>
    <meta:editing-duration>PT01H47M04S</meta:editing-duration>
    <meta:editing-cycles>30</meta:editing-cycles>
    <meta:generator>NeoOffice/3.2.1$Unix OpenOffice.org_project/Patch 2</meta:generator>
    <meta:document-statistic meta:table-count="19" meta:image-count="0" meta:object-count="0" meta:page-count="29" meta:paragraph-count="2591" meta:word-count="6942" meta:character-count="42334"/>
  </office:meta>
</office:document-meta>
</file>